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2.7925in"/>
    </style:style>
    <style:style style:name="co3" style:family="table-column">
      <style:table-column-properties fo:break-before="auto" style:column-width="5.590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6.86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usPunkt Deutsch A1 (English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e geht es Ihnen?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ow are you?</text:p>
          </table:table-cell>
          <table:table-cell table:number-columns-repeated="2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heißen</text:p>
          </table:table-cell>
          <table:table-cell office:value-type="string" calcext:value-type="string">
            <text:p>Wie heißen Sie?</text:p>
          </table:table-cell>
          <table:table-cell office:value-type="string" calcext:value-type="string">
            <text:p>to be called</text:p>
          </table:table-cell>
          <table:table-cell office:value-type="string" calcext:value-type="string">
            <text:p>What is your name?</text:p>
          </table:table-cell>
          <table:table-cell table:number-columns-repeated="2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Wie heißen Sie?</text:p>
          </table:table-cell>
          <table:table-cell/>
          <table:table-cell office:value-type="string" calcext:value-type="string">
            <text:p>What is your name?</text:p>
          </table:table-cell>
          <table:table-cell table:number-columns-repeated="3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Guten Tag</text:p>
          </table:table-cell>
          <table:table-cell office:value-type="string" calcext:value-type="string">
            <text:p>Guten Tag!</text:p>
          </table:table-cell>
          <table:table-cell office:value-type="string" calcext:value-type="string">
            <text:p>Good day</text:p>
          </table:table-cell>
          <table:table-cell office:value-type="string" calcext:value-type="string">
            <text:p>Good day!</text:p>
          </table:table-cell>
          <table:table-cell table:number-columns-repeated="2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Ich möchte Brot und Käse.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 want bread and cheese.</text:p>
          </table:table-cell>
          <table:table-cell table:number-columns-repeated="2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woher</text:p>
          </table:table-cell>
          <table:table-cell office:value-type="string" calcext:value-type="string">
            <text:p>Woher kommen Sie?</text:p>
          </table:table-cell>
          <table:table-cell office:value-type="string" calcext:value-type="string">
            <text:p>where from</text:p>
          </table:table-cell>
          <table:table-cell office:value-type="string" calcext:value-type="string">
            <text:p>Where are you from?</text:p>
          </table:table-cell>
          <table:table-cell table:number-columns-repeated="2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Ich komme aus Deutschland.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I come from Germany.</text:p>
          </table:table-cell>
          <table:table-cell table:number-columns-repeated="2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Woher kommen Sie?</text:p>
          </table:table-cell>
          <table:table-cell/>
          <table:table-cell office:value-type="string" calcext:value-type="string">
            <text:p>Where are you from? (Formal)</text:p>
          </table:table-cell>
          <table:table-cell table:number-columns-repeated="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Ich komme aus ...</text:p>
          </table:table-cell>
          <table:table-cell/>
          <table:table-cell office:value-type="string" calcext:value-type="string">
            <text:p>I come from ...</text:p>
          </table:table-cell>
          <table:table-cell table:number-columns-repeated="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Guten Morgen!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Good morning!</text:p>
          </table:table-cell>
          <table:table-cell table:number-columns-repeated="2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der Name</text:p>
          </table:table-cell>
          <table:table-cell office:value-type="string" calcext:value-type="string">
            <text:p>Wie ist Ihr Nam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at is your name?</text:p>
          </table:table-cell>
          <table:table-cell table:number-columns-repeated="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Ich bin neu hier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 am new here.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das Haus</text:p>
          </table:table-cell>
          <table:table-cell office:value-type="string" calcext:value-type="string">
            <text:p>Mein Haus ist groß.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y house is big.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Ich bin neu hier im Haus</text:p>
          </table:table-cell>
          <table:table-cell/>
          <table:table-cell office:value-type="string" calcext:value-type="string">
            <text:p>I am new here in the house.</text:p>
          </table:table-cell>
          <table:table-cell table:number-columns-repeated="3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Entschuldigung</text:p>
          </table:table-cell>
          <table:table-cell office:value-type="string" calcext:value-type="string">
            <text:p>Entschuldigung, können Sie das wiederholen?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Excuse me, can you repeat that?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wohnen</text:p>
          </table:table-cell>
          <table:table-cell office:value-type="string" calcext:value-type="string">
            <text:p>Ich wohne in Berlin.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I live in Berlin.</text:p>
          </table:table-cell>
          <table:table-cell table:number-columns-repeated="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schon lang(e)</text:p>
          </table:table-cell>
          <table:table-cell office:value-type="string" calcext:value-type="string">
            <text:p>Ich lebe schon lange hier.</text:p>
          </table:table-cell>
          <table:table-cell office:value-type="string" calcext:value-type="string">
            <text:p>a long time</text:p>
          </table:table-cell>
          <table:table-cell office:value-type="string" calcext:value-type="string">
            <text:p>I have been living here for a long time.</text:p>
          </table:table-cell>
          <table:table-cell table:number-columns-repeated="2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Ich bin hier.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I am here.</text:p>
          </table:table-cell>
          <table:table-cell table:number-columns-repeated="2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Das ist</text:p>
          </table:table-cell>
          <table:table-cell office:value-type="string" calcext:value-type="string">
            <text:p>Wer ist das? Das ist Manu Costa.</text:p>
          </table:table-cell>
          <table:table-cell office:value-type="string" calcext:value-type="string">
            <text:p>That is</text:p>
          </table:table-cell>
          <table:table-cell office:value-type="string" calcext:value-type="string">
            <text:p>Who is this? This is Manu Costa.</text:p>
          </table:table-cell>
          <table:table-cell table:number-columns-repeated="2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llo, wie geht es dir?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, how are you?</text:p>
          </table:table-cell>
          <table:table-cell table:number-columns-repeated="2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r ist das?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 is that?</text:p>
          </table:table-cell>
          <table:table-cell table:number-columns-repeated="2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Wer ist das?</text:p>
          </table:table-cell>
          <table:table-cell/>
          <table:table-cell office:value-type="string" calcext:value-type="string">
            <text:p><text:span text:style-name="T1">Who is this</text:span>?</text:p>
          </table:table-cell>
          <table:table-cell table:number-columns-repeated="3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Wie bitte? Ich habe dich nicht verstanden.</text:p>
          </table:table-cell>
          <table:table-cell office:value-type="string" calcext:value-type="string">
            <text:p>Pardon?</text:p>
          </table:table-cell>
          <table:table-cell office:value-type="string" calcext:value-type="string">
            <text:p>Pardon? I didn’t understand you.</text:p>
          </table:table-cell>
          <table:table-cell table:number-columns-repeated="2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schreiben</text:p>
          </table:table-cell>
          <table:table-cell office:value-type="string" calcext:value-type="string">
            <text:p>Kannst du mir das aufschreiben?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Can you write that down for me?</text:p>
          </table:table-cell>
          <table:table-cell table:number-columns-repeated="2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Wie schreibt man das?</text:p>
          </table:table-cell>
          <table:table-cell/>
          <table:table-cell office:value-type="string" calcext:value-type="string">
            <text:p>How is that written?</text:p>
          </table:table-cell>
          <table:table-cell table:number-columns-repeated="3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buchstabieren</text:p>
          </table:table-cell>
          <table:table-cell office:value-type="string" calcext:value-type="string">
            <text:p>Können Sie das für mich buchstabieren?</text:p>
          </table:table-cell>
          <table:table-cell office:value-type="string" calcext:value-type="string">
            <text:p>to spell</text:p>
          </table:table-cell>
          <table:table-cell office:value-type="string" calcext:value-type="string">
            <text:p>Can you spell that for me?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der Familienname</text:p>
          </table:table-cell>
          <table:table-cell office:value-type="string" calcext:value-type="string">
            <text:p>Mein Familienname ist Müller.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y surname is Müller.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der Vorname</text:p>
          </table:table-cell>
          <table:table-cell office:value-type="string" calcext:value-type="string">
            <text:p>Sein Vorname ist Peter.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His first name is Peter.</text:p>
          </table:table-cell>
          <table:table-cell table:number-columns-repeated="2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das Land</text:p>
          </table:table-cell>
          <table:table-cell office:value-type="string" calcext:value-type="string">
            <text:p>Deutschland ist ein schönes Land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rmany is a beautiful country.</text:p>
          </table:table-cell>
          <table:table-cell table:number-columns-repeated="2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Frau ...</text:p>
          </table:table-cell>
          <table:table-cell office:value-type="string" calcext:value-type="string">
            <text:p>Frau Müller, wie geht es Ihnen?</text:p>
          </table:table-cell>
          <table:table-cell office:value-type="string" calcext:value-type="string">
            <text:p>Mrs. ...</text:p>
          </table:table-cell>
          <table:table-cell office:value-type="string" calcext:value-type="string">
            <text:p>Mrs. Müller, how are you?</text:p>
          </table:table-cell>
          <table:table-cell table:number-columns-repeated="2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Herr ...</text:p>
          </table:table-cell>
          <table:table-cell office:value-type="string" calcext:value-type="string">
            <text:p>Herr Schmidt, das ist mein Chef.</text:p>
          </table:table-cell>
          <table:table-cell office:value-type="string" calcext:value-type="string">
            <text:p>Mr. ...</text:p>
          </table:table-cell>
          <table:table-cell office:value-type="string" calcext:value-type="string">
            <text:p>Mr. Schmidt, thats my boss.</text:p>
          </table:table-cell>
          <table:table-cell table:number-columns-repeated="2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Wie geht es Ihnen?</text:p>
          </table:table-cell>
          <table:table-cell/>
          <table:table-cell office:value-type="string" calcext:value-type="string">
            <text:p>How are you?</text:p>
          </table:table-cell>
          <table:table-cell table:number-columns-repeated="3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Danke für deine Hilfe.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ank you for your help.</text:p>
          </table:table-cell>
          <table:table-cell table:number-columns-repeated="2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Mir geht es gut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I am good.</text:p>
          </table:table-cell>
          <table:table-cell table:number-columns-repeated="2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Ich möchte auch Kaffee.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I would like coffee too.</text:p>
          </table:table-cell>
          <table:table-cell table:number-columns-repeated="2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Auf Wiedersehen</text:p>
          </table:table-cell>
          <table:table-cell office:value-type="string" calcext:value-type="string">
            <text:p>Auf Wiedersehen, bis bald!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Goodbye, see you soon!</text:p>
          </table:table-cell>
          <table:table-cell table:number-columns-repeated="2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Bis bald!</text:p>
          </table:table-cell>
          <table:table-cell/>
          <table:table-cell office:value-type="string" calcext:value-type="string">
            <text:p>See you soon!</text:p>
          </table:table-cell>
          <table:table-cell table:number-columns-repeated="3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Es geht so.</text:p>
          </table:table-cell>
          <table:table-cell office:value-type="string" calcext:value-type="string">
            <text:p>Wie geht es dir? - Es geht so.</text:p>
          </table:table-cell>
          <table:table-cell office:value-type="string" calcext:value-type="string">
            <text:p>Its okay.</text:p>
          </table:table-cell>
          <table:table-cell office:value-type="string" calcext:value-type="string">
            <text:p>How are you? - Its okay.</text:p>
          </table:table-cell>
          <table:table-cell table:number-columns-repeated="2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Tschüss</text:p>
          </table:table-cell>
          <table:table-cell office:value-type="string" calcext:value-type="string">
            <text:p>Tschüss, bis morgen!</text:p>
          </table:table-cell>
          <table:table-cell office:value-type="string" calcext:value-type="string">
            <text:p>Goodbye (informal)</text:p>
          </table:table-cell>
          <table:table-cell office:value-type="string" calcext:value-type="string">
            <text:p>Goodbye, see you tomorrow!</text:p>
          </table:table-cell>
          <table:table-cell table:number-columns-repeated="2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Bis morgen.</text:p>
          </table:table-cell>
          <table:table-cell/>
          <table:table-cell office:value-type="string" calcext:value-type="string">
            <text:p>See you tomorrow.</text:p>
          </table:table-cell>
          <table:table-cell table:number-columns-repeated="3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 machst du?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at are you doing?</text:p>
          </table:table-cell>
          <table:table-cell table:number-columns-repeated="2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Ich möchte heute Abend nichts machen.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I dont want to do anything tonight.</text:p>
          </table:table-cell>
          <table:table-cell table:number-columns-repeated="2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Was machst du?</text:p>
          </table:table-cell>
          <table:table-cell/>
          <table:table-cell office:value-type="string" calcext:value-type="string">
            <text:p>What are you doing? (Informal)</text:p>
          </table:table-cell>
          <table:table-cell table:number-columns-repeated="3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Ich lerne Deutsch.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I am learning German.</text:p>
          </table:table-cell>
          <table:table-cell table:number-columns-repeated="2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Ich lerne Deutsch.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 am learning German.</text:p>
          </table:table-cell>
          <table:table-cell table:number-columns-repeated="2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ist das Restaurant?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 is the restaurant?</text:p>
          </table:table-cell>
          <table:table-cell table:number-columns-repeated="2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die Zahl</text:p>
          </table:table-cell>
          <table:table-cell office:value-type="string" calcext:value-type="string">
            <text:p>Die Zahl 7 ist eine Glückszahl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number 7 is a lucky number.</text:p>
          </table:table-cell>
          <table:table-cell table:number-columns-repeated="2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die Nummer</text:p>
          </table:table-cell>
          <table:table-cell office:value-type="string" calcext:value-type="string">
            <text:p>Meine Nummer ist 555-1234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y number is 555-1234.</text:p>
          </table:table-cell>
          <table:table-cell table:number-columns-repeated="2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Meine Nummer ist ...</text:p>
          </table:table-cell>
          <table:table-cell/>
          <table:table-cell office:value-type="string" calcext:value-type="string">
            <text:p>My number is ...</text:p>
          </table:table-cell>
          <table:table-cell table:number-columns-repeated="3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Bist du bereit? - Ja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e you ready? - Yes.</text:p>
          </table:table-cell>
          <table:table-cell table:number-columns-repeated="2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Möchtest du Tee? - Nein, dank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you like some tea? - No, thank you.</text:p>
          </table:table-cell>
          <table:table-cell table:number-columns-repeated="2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Ja, genau.</text:p>
          </table:table-cell>
          <table:table-cell/>
          <table:table-cell office:value-type="string" calcext:value-type="string">
            <text:p>Yes, exactly.</text:p>
          </table:table-cell>
          <table:table-cell table:number-columns-repeated="3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Das ist nicht mein Buch.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is is not my book.</text:p>
          </table:table-cell>
          <table:table-cell table:number-columns-repeated="2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der Beruf</text:p>
          </table:table-cell>
          <table:table-cell office:value-type="string" calcext:value-type="string">
            <text:p>Was sind Sie von Beruf?</text:p>
          </table:table-cell>
          <table:table-cell office:value-type="string" calcext:value-type="string">
            <text:p>profession, occupation</text:p>
          </table:table-cell>
          <table:table-cell office:value-type="string" calcext:value-type="string">
            <text:p>What is your occupation?</text:p>
          </table:table-cell>
          <table:table-cell table:number-columns-repeated="2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Was sind Sie von Beruf?</text:p>
          </table:table-cell>
          <table:table-cell/>
          <table:table-cell office:value-type="string" calcext:value-type="string">
            <text:p>What do you do for a living? What is your occupation?</text:p>
          </table:table-cell>
          <table:table-cell table:number-columns-repeated="3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der/die Ingenieur/in</text:p>
          </table:table-cell>
          <table:table-cell office:value-type="string" calcext:value-type="string">
            <text:p>Er ist Ingenieur.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He is an engineer.</text:p>
          </table:table-cell>
          <table:table-cell table:number-columns-repeated="2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der/die Verkäufer/in</text:p>
          </table:table-cell>
          <table:table-cell office:value-type="string" calcext:value-type="string">
            <text:p>Sie ist Verkäuferin.</text:p>
          </table:table-cell>
          <table:table-cell office:value-type="string" calcext:value-type="string">
            <text:p>Seller, salesperson</text:p>
          </table:table-cell>
          <table:table-cell office:value-type="string" calcext:value-type="string">
            <text:p>She is a salesperson.</text:p>
          </table:table-cell>
          <table:table-cell table:number-columns-repeated="2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der/die Arzt/Ärztin</text:p>
          </table:table-cell>
          <table:table-cell office:value-type="string" calcext:value-type="string">
            <text:p>Der Arzt ist im Krankenhaus.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The doctor is at the hospital.</text:p>
          </table:table-cell>
          <table:table-cell table:number-columns-repeated="2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der/die Lehrer/in</text:p>
          </table:table-cell>
          <table:table-cell office:value-type="string" calcext:value-type="string">
            <text:p>Der Lehrer unterrichtet Deutsch.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he teacher teaches German.</text:p>
          </table:table-cell>
          <table:table-cell table:number-columns-repeated="2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die Heimat</text:p>
          </table:table-cell>
          <table:table-cell office:value-type="string" calcext:value-type="string">
            <text:p>Meine Heimat ist Deutschland.</text:p>
          </table:table-cell>
          <table:table-cell office:value-type="string" calcext:value-type="string">
            <text:p>homeland</text:p>
          </table:table-cell>
          <table:table-cell office:value-type="string" calcext:value-type="string">
            <text:p>My homeland is Germany.</text:p>
          </table:table-cell>
          <table:table-cell table:number-columns-repeated="2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wo liegt...?</text:p>
          </table:table-cell>
          <table:table-cell office:value-type="string" calcext:value-type="string">
            <text:p>Wo liegt Berlin?</text:p>
          </table:table-cell>
          <table:table-cell office:value-type="string" calcext:value-type="string">
            <text:p>where is...?</text:p>
          </table:table-cell>
          <table:table-cell office:value-type="string" calcext:value-type="string">
            <text:p>Where is Berlin?</text:p>
          </table:table-cell>
          <table:table-cell table:number-columns-repeated="2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ch wohne in einem Haus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 live in a house.</text:p>
          </table:table-cell>
          <table:table-cell table:number-columns-repeated="2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die Nationalität, -en</text:p>
          </table:table-cell>
          <table:table-cell office:value-type="string" calcext:value-type="string">
            <text:p>Welche Nationalität hast du?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What is your nationality?</text:p>
          </table:table-cell>
          <table:table-cell table:number-columns-repeated="2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die Sprache, -n</text:p>
          </table:table-cell>
          <table:table-cell office:value-type="string" calcext:value-type="string">
            <text:p>Deutsch ist eine schöne Sprache.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rman is a beautiful language.</text:p>
          </table:table-cell>
          <table:table-cell table:number-columns-repeated="2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die Muttersprache, -n</text:p>
          </table:table-cell>
          <table:table-cell office:value-type="string" calcext:value-type="string">
            <text:p>Meine Muttersprache ist Spanisch.</text:p>
          </table:table-cell>
          <table:table-cell office:value-type="string" calcext:value-type="string">
            <text:p>mother tongue , native language</text:p>
          </table:table-cell>
          <table:table-cell office:value-type="string" calcext:value-type="string">
            <text:p>My mother tongue is Spanish.</text:p>
          </table:table-cell>
          <table:table-cell table:number-columns-repeated="2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sprechen, er spricht</text:p>
          </table:table-cell>
          <table:table-cell office:value-type="string" calcext:value-type="string">
            <text:p>Ich spreche Englisch.</text:p>
          </table:table-cell>
          <table:table-cell office:value-type="string" calcext:value-type="string">
            <text:p>to speak</text:p>
          </table:table-cell>
          <table:table-cell office:value-type="string" calcext:value-type="string">
            <text:p>I speak English.</text:p>
          </table:table-cell>
          <table:table-cell table:number-columns-repeated="2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Ich verstehe ein bisschen Deutsch.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I understand a little German.</text:p>
          </table:table-cell>
          <table:table-cell table:number-columns-repeated="2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Ich arbeite von Montag bis Freitag.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I work from Monday to Friday.</text:p>
          </table:table-cell>
          <table:table-cell table:number-columns-repeated="2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Ich lerne Deutsch in der Schule.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I learn German in school.</text:p>
          </table:table-cell>
          <table:table-cell table:number-columns-repeated="2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lieben</text:p>
          </table:table-cell>
          <table:table-cell office:value-type="string" calcext:value-type="string">
            <text:p>Ich liebe meine Familie.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I love my family.</text:p>
          </table:table-cell>
          <table:table-cell table:number-columns-repeated="2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Ich lebe in einer kleinen Stadt.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I live in a small town. (L...</text:p>
          </table:table-cell>
          <table:table-cell table:number-columns-repeated="2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Ich suche mein Handy.</text:p>
          </table:table-cell>
          <table:table-cell office:value-type="string" calcext:value-type="string">
            <text:p>to search</text:p>
          </table:table-cell>
          <table:table-cell office:value-type="string" calcext:value-type="string">
            <text:p>I am looking for my phone.</text:p>
          </table:table-cell>
          <table:table-cell table:number-columns-repeated="2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die Arbeit</text:p>
          </table:table-cell>
          <table:table-cell office:value-type="string" calcext:value-type="string">
            <text:p>Meine Arbeit macht Spaß.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 enjoy my work.</text:p>
          </table:table-cell>
          <table:table-cell table:number-columns-repeated="2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der Stift, -e</text:p>
          </table:table-cell>
          <table:table-cell office:value-type="string" calcext:value-type="string">
            <text:p>Kannst du mir einen Stift leihen?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an you lend me a pen? (S...</text:p>
          </table:table-cell>
          <table:table-cell table:number-columns-repeated="2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der Kugelschreiber, -</text:p>
          </table:table-cell>
          <table:table-cell office:value-type="string" calcext:value-type="string">
            <text:p>Ich habe keinen Kugelschreiber.</text:p>
          </table:table-cell>
          <table:table-cell office:value-type="string" calcext:value-type="string">
            <text:p>ballpoint pen</text:p>
          </table:table-cell>
          <table:table-cell office:value-type="string" calcext:value-type="string">
            <text:p>I dont have a ballpoint pen.</text:p>
          </table:table-cell>
          <table:table-cell table:number-columns-repeated="2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der Kuli, -s</text:p>
          </table:table-cell>
          <table:table-cell office:value-type="string" calcext:value-type="string">
            <text:p>Hast du einen Kuli?</text:p>
          </table:table-cell>
          <table:table-cell office:value-type="string" calcext:value-type="string">
            <text:p>pen (slang)</text:p>
          </table:table-cell>
          <table:table-cell office:value-type="string" calcext:value-type="string">
            <text:p>Do you have a pen?</text:p>
          </table:table-cell>
          <table:table-cell table:number-columns-repeated="2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der Laptop, -s</text:p>
          </table:table-cell>
          <table:table-cell office:value-type="string" calcext:value-type="string">
            <text:p>Mein Laptop ist schnell.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y laptop is fast.</text:p>
          </table:table-cell>
          <table:table-cell table:number-columns-repeated="2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das Tablet, -s</text:p>
          </table:table-cell>
          <table:table-cell office:value-type="string" calcext:value-type="string">
            <text:p>Ich lese Bücher auf meinem Tablet.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 read books on my tablet.</text:p>
          </table:table-cell>
          <table:table-cell table:number-columns-repeated="2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der Schlüssel, -</text:p>
          </table:table-cell>
          <table:table-cell office:value-type="string" calcext:value-type="string">
            <text:p>Hast du den Schlüssel verloren?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id you lose the key?</text:p>
          </table:table-cell>
          <table:table-cell table:number-columns-repeated="2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der Tisch, -e</text:p>
          </table:table-cell>
          <table:table-cell office:value-type="string" calcext:value-type="string">
            <text:p>Wir essen am Tisch.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e eat at the table.</text:p>
          </table:table-cell>
          <table:table-cell table:number-columns-repeated="2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der Stuhl, " -e</text:p>
          </table:table-cell>
          <table:table-cell office:value-type="string" calcext:value-type="string">
            <text:p>Bitte nehmen Sie Platz auf dem Stuhl.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lease take a seat on the chair.</text:p>
          </table:table-cell>
          <table:table-cell table:number-columns-repeated="2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das Buch, " -er</text:p>
          </table:table-cell>
          <table:table-cell office:value-type="string" calcext:value-type="string">
            <text:p>Ich lese gerne Bücher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I enjoy reading books.</text:p>
          </table:table-cell>
          <table:table-cell table:number-columns-repeated="2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das Heft, -e</text:p>
          </table:table-cell>
          <table:table-cell office:value-type="string" calcext:value-type="string">
            <text:p>Ich schreibe Notizen in mein Heft.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I write notes in my notebook.</text:p>
          </table:table-cell>
          <table:table-cell table:number-columns-repeated="2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das Handy, -s</text:p>
          </table:table-cell>
          <table:table-cell office:value-type="string" calcext:value-type="string">
            <text:p>Mein Handy klingelt.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My mobile phone is ringing.</text:p>
          </table:table-cell>
          <table:table-cell table:number-columns-repeated="2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das Fenster, -</text:p>
          </table:table-cell>
          <table:table-cell office:value-type="string" calcext:value-type="string">
            <text:p>Mach das Fenster zu, es zieht.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lose the window, theres a draft.</text:p>
          </table:table-cell>
          <table:table-cell table:number-columns-repeated="2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die Lampe, -n</text:p>
          </table:table-cell>
          <table:table-cell office:value-type="string" calcext:value-type="string">
            <text:p>Die Lampe ist kaputt.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The lamp is broken.</text:p>
          </table:table-cell>
          <table:table-cell table:number-columns-repeated="2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die Brille, -n</text:p>
          </table:table-cell>
          <table:table-cell office:value-type="string" calcext:value-type="string">
            <text:p>Ich trage eine Brille.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I wear glasses.</text:p>
          </table:table-cell>
          <table:table-cell table:number-columns-repeated="2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die CD, -s</text:p>
          </table:table-cell>
          <table:table-cell office:value-type="string" calcext:value-type="string">
            <text:p>Ich höre gerne Musik auf CD.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 enjoy listening to music on CD.</text:p>
          </table:table-cell>
          <table:table-cell table:number-columns-repeated="2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die Flasche, -n</text:p>
          </table:table-cell>
          <table:table-cell office:value-type="string" calcext:value-type="string">
            <text:p>Gib mir die Flasche Wasser.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Give me the bottle of water.</text:p>
          </table:table-cell>
          <table:table-cell table:number-columns-repeated="2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die Tür, -en</text:p>
          </table:table-cell>
          <table:table-cell office:value-type="string" calcext:value-type="string">
            <text:p>Die Tür ist geschlossen.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e door is closed.</text:p>
          </table:table-cell>
          <table:table-cell table:number-columns-repeated="2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die Uhr, -en</text:p>
          </table:table-cell>
          <table:table-cell office:value-type="string" calcext:value-type="string">
            <text:p>Die Uhr zeigt 3 Uhr an.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The clock shows 3 oclock.</text:p>
          </table:table-cell>
          <table:table-cell table:number-columns-repeated="2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die Tafel, -n</text:p>
          </table:table-cell>
          <table:table-cell office:value-type="string" calcext:value-type="string">
            <text:p>Der Lehrer schreibt an die Tafel.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The teacher writes on the blackboard.</text:p>
          </table:table-cell>
          <table:table-cell table:number-columns-repeated="2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die Tasche, -n</text:p>
          </table:table-cell>
          <table:table-cell office:value-type="string" calcext:value-type="string">
            <text:p>Ich habe meine Tasche vergessen.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I forgot my bag.</text:p>
          </table:table-cell>
          <table:table-cell table:number-columns-repeated="2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Wie viel kostet das?</text:p>
          </table:table-cell>
          <table:table-cell office:value-type="string" calcext:value-type="string">
            <text:p>to cost</text:p>
          </table:table-cell>
          <table:table-cell office:value-type="string" calcext:value-type="string">
            <text:p>How much does this cost?</text:p>
          </table:table-cell>
          <table:table-cell table:number-columns-repeated="2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der Euro, -s</text:p>
          </table:table-cell>
          <table:table-cell office:value-type="string" calcext:value-type="string">
            <text:p>Das kostet 10 Euro.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That costs 10 euros.</text:p>
          </table:table-cell>
          <table:table-cell table:number-columns-repeated="2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Das ist die richtige Antwort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hat is the correct answer.</text:p>
          </table:table-cell>
          <table:table-cell table:number-columns-repeated="2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Mein Handy ist kaputt.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My phone is broken.</text:p>
          </table:table-cell>
          <table:table-cell table:number-columns-repeated="2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Das Buch ist sehr interessant.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The book is very interesting.</text:p>
          </table:table-cell>
          <table:table-cell table:number-columns-repeated="2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die Vorwahl, -en</text:p>
          </table:table-cell>
          <table:table-cell office:value-type="string" calcext:value-type="string">
            <text:p>Die Vorwahl für Berlin ist 030.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The area code for Berlin is 030.</text:p>
          </table:table-cell>
          <table:table-cell table:number-columns-repeated="2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die Telefonnummer, -n</text:p>
          </table:table-cell>
          <table:table-cell office:value-type="string" calcext:value-type="string">
            <text:p>Wie ist deine Telefonnummer?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What is your phone number?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die Adresse, -n</text:p>
          </table:table-cell>
          <table:table-cell office:value-type="string" calcext:value-type="string">
            <text:p>Bitte geben Sie mir Ihre Adresse.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lease give me your address.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die Straße, -n</text:p>
          </table:table-cell>
          <table:table-cell office:value-type="string" calcext:value-type="string">
            <text:p>Ich wohne in der Hauptstraße.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 live on Main Street.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die Postleitzahl, -en</text:p>
          </table:table-cell>
          <table:table-cell office:value-type="string" calcext:value-type="string">
            <text:p>Was ist deine Postleitzahl?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What is your postcode?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die E-Mail-Adresse, -n</text:p>
          </table:table-cell>
          <table:table-cell office:value-type="string" calcext:value-type="string">
            <text:p>Kannst du mir deine E-Mail-Adresse geben?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an you give me your email address?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die Kita, -s</text:p>
          </table:table-cell>
          <table:table-cell office:value-type="string" calcext:value-type="string">
            <text:p>Unsere Tochter geht in die Kita.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Our daughter goes to kindergarten.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der Platz, " -e</text:p>
          </table:table-cell>
          <table:table-cell office:value-type="string" calcext:value-type="string">
            <text:p>Ist hier noch ein freier Platz?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s there a free place here?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Der Tisch ist noch frei.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he table is still free.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Ich werde dir die Datei schicken.</text:p>
          </table:table-cell>
          <table:table-cell office:value-type="string" calcext:value-type="string">
            <text:p>to send</text:p>
          </table:table-cell>
          <table:table-cell office:value-type="string" calcext:value-type="string">
            <text:p>I will send you the file.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das Anmeldeformular, -e</text:p>
          </table:table-cell>
          <table:table-cell office:value-type="string" calcext:value-type="string">
            <text:p>Bitte füllen Sie das Anmeldeformular aus.</text:p>
          </table:table-cell>
          <table:table-cell office:value-type="string" calcext:value-type="string">
            <text:p>registration form</text:p>
          </table:table-cell>
          <table:table-cell office:value-type="string" calcext:value-type="string">
            <text:p>Please fill out the registration form.</text:p>
          </table:table-cell>
          <table:table-cell table:number-columns-repeated="2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Vielen Dank</text:p>
          </table:table-cell>
          <table:table-cell office:value-type="string" calcext:value-type="string">
            <text:p>Vielen Dank für Ihre Hilfe.</text:p>
          </table:table-cell>
          <table:table-cell office:value-type="string" calcext:value-type="string">
            <text:p>Thank you very much</text:p>
          </table:table-cell>
          <table:table-cell office:value-type="string" calcext:value-type="string">
            <text:p>Thank you very much for your help.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auf Wiederhören</text:p>
          </table:table-cell>
          <table:table-cell office:value-type="string" calcext:value-type="string">
            <text:p>Auf Wiederhören!</text:p>
          </table:table-cell>
          <table:table-cell office:value-type="string" calcext:value-type="string">
            <text:p>Goodbye (on the phone)</text:p>
          </table:table-cell>
          <table:table-cell office:value-type="string" calcext:value-type="string">
            <text:p>Goodbye!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die Wohnung, -en</text:p>
          </table:table-cell>
          <table:table-cell office:value-type="string" calcext:value-type="string">
            <text:p>Meine Wohnung ist im dritten Stock.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My apartment is on the third floor.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das Wohnzimmer, -</text:p>
          </table:table-cell>
          <table:table-cell office:value-type="string" calcext:value-type="string">
            <text:p>Wir verbringen viel Zeit im Wohnzimmer.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e spend a lot of time in the living room.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das Schlafzimmer, -</text:p>
          </table:table-cell>
          <table:table-cell office:value-type="string" calcext:value-type="string">
            <text:p>Unser Schlafzimmer ist sehr gemütlich.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Our bedroom is very cozy.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die Küche, -n</text:p>
          </table:table-cell>
          <table:table-cell office:value-type="string" calcext:value-type="string">
            <text:p>In der Küche bereiten wir das Essen zu.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e prepare food in the kitchen.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die Möbel, PL</text:p>
          </table:table-cell>
          <table:table-cell office:value-type="string" calcext:value-type="string">
            <text:p>Die Möbel in diesem Raum sind modern.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The furniture in this room is modern.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der Schrank, "-e</text:p>
          </table:table-cell>
          <table:table-cell office:value-type="string" calcext:value-type="string">
            <text:p>Ich bewahre meine Kleidung im Schrank auf.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I store my clothes in the wardrobe.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der Sessel, -</text:p>
          </table:table-cell>
          <table:table-cell office:value-type="string" calcext:value-type="string">
            <text:p>Der Sessel ist sehr bequem.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The armchair is very comfortable.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das Sofa, -s</text:p>
          </table:table-cell>
          <table:table-cell office:value-type="string" calcext:value-type="string">
            <text:p>Auf dem Sofa können wir entspannen.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e can relax on the sofa.</text:p>
          </table:table-cell>
          <table:table-cell table:number-columns-repeated="2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das Regal, -e</text:p>
          </table:table-cell>
          <table:table-cell office:value-type="string" calcext:value-type="string">
            <text:p>Die Bücher stehen auf dem Regal.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The books are on the shelf.</text:p>
          </table:table-cell>
          <table:table-cell table:number-columns-repeated="2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der Teppich, -e</text:p>
          </table:table-cell>
          <table:table-cell office:value-type="string" calcext:value-type="string">
            <text:p>Der Teppich im Wohnzimmer ist blau.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he carpet in the living room is blue.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das Bild, -er</text:p>
          </table:table-cell>
          <table:table-cell office:value-type="string" calcext:value-type="string">
            <text:p>Das Bild an der Wand ist sehr schön.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The picture on the wall is very beautiful.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der Vorhang, "-e</text:p>
          </table:table-cell>
          <table:table-cell office:value-type="string" calcext:value-type="string">
            <text:p>Die Vorhänge im Schlafzimmer sind lila.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he curtains in the bedroom are purple.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das Bett, -en</text:p>
          </table:table-cell>
          <table:table-cell office:value-type="string" calcext:value-type="string">
            <text:p>Wir schlafen in einem großen Bett.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e sleep in a big bed.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der Fernseher, -</text:p>
          </table:table-cell>
          <table:table-cell office:value-type="string" calcext:value-type="string">
            <text:p>Der Fernseher steht im Wohnzimmer.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he television is in the living room.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der Herd, -e</text:p>
          </table:table-cell>
          <table:table-cell office:value-type="string" calcext:value-type="string">
            <text:p>Auf dem Herd koche ich das Abendessen.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I cook dinner on the stove.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die Spüle, -n</text:p>
          </table:table-cell>
          <table:table-cell office:value-type="string" calcext:value-type="string">
            <text:p>Die Spüle in der Küche ist sauber.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he sink in the kitchen is clean.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Unsere Wohnung ist sehr modern eingerichtet.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Our apartment is furnished in a very modern style.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Das Wohnzimmer ist groß und geräumig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The living room is big and spacious.</text:p>
          </table:table-cell>
          <table:table-cell table:number-columns-repeated="2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Unsere Küche ist ziemlich klein, aber gemütlich.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ur kitchen is quite small but cozy.</text:p>
          </table:table-cell>
          <table:table-cell table:number-columns-repeated="2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Das Schlafzimmer ist schön dekoriert.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The bedroom is beautifully decorated.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Der Teppich im Flur ist wirklich hässlich.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The carpet in the hallway is really ugly.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bequem</text:p>
          </table:table-cell>
          <table:table-cell office:value-type="string" calcext:value-type="string">
            <text:p>Das Sofa ist sehr bequem zum Sitzen.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The sofa is very comfortable for sitting.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unbequem</text:p>
          </table:table-cell>
          <table:table-cell office:value-type="string" calcext:value-type="string">
            <text:p>Der Stuhl im Esszimmer ist unbequem.</text:p>
          </table:table-cell>
          <table:table-cell office:value-type="string" calcext:value-type="string">
            <text:p>uncomfortable</text:p>
          </table:table-cell>
          <table:table-cell office:value-type="string" calcext:value-type="string">
            <text:p>The chair in the dining room is uncomfortable.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da ist, da sind</text:p>
          </table:table-cell>
          <table:table-cell office:value-type="string" calcext:value-type="string">
            <text:p>In der Küche gibt es einen Kühlschrank.</text:p>
          </table:table-cell>
          <table:table-cell office:value-type="string" calcext:value-type="string">
            <text:p>there is, there are</text:p>
          </table:table-cell>
          <table:table-cell office:value-type="string" calcext:value-type="string">
            <text:p>There is a refrigerator in the kitchen.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 haben viele Bücher im Regal.</text:p>
          </table:table-cell>
          <table:table-cell office:value-type="string" calcext:value-type="string">
            <text:p>to have</text:p>
          </table:table-cell>
          <table:table-cell office:value-type="string" calcext:value-type="string">
            <text:p>We have many books on the shelf.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Wir brauchen noch einen Tisch für das Wohnzimmer.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We still need a table for the living room.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kaufen</text:p>
          </table:table-cell>
          <table:table-cell office:value-type="string" calcext:value-type="string">
            <text:p>Wir möchten ein neues Sofa kaufen.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We want to buy a new sofa.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der Kühlschrank, "-e</text:p>
          </table:table-cell>
          <table:table-cell office:value-type="string" calcext:value-type="string">
            <text:p>Der Kühlschrank ist voll mit Lebensmitteln.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The refrigerator is full of food.</text:p>
          </table:table-cell>
          <table:table-cell table:number-columns-repeated="2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die Blume, -n</text:p>
          </table:table-cell>
          <table:table-cell office:value-type="string" calcext:value-type="string">
            <text:p>Die Blumen auf dem Fensterbrett sind wunderschön.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he flowers on the windowsill are beautiful.</text:p>
          </table:table-cell>
          <table:table-cell table:number-columns-repeated="2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die Spülmaschine, -n</text:p>
          </table:table-cell>
          <table:table-cell office:value-type="string" calcext:value-type="string">
            <text:p>Die Spülmaschine erleichtert die Hausarbeit.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The dishwasher makes housework easier.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die Mikrowelle, -n</text:p>
          </table:table-cell>
          <table:table-cell office:value-type="string" calcext:value-type="string">
            <text:p>Die Mikrowelle ist praktisch zum Aufwärmen von Speisen.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The microwave is convenient for heating up food.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die Waschmaschine, -n</text:p>
          </table:table-cell>
          <table:table-cell office:value-type="string" calcext:value-type="string">
            <text:p>Die Waschmaschine steht im Badezimmer.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The washing machine is in the bathroom.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die Farbe, -n</text:p>
          </table:table-cell>
          <table:table-cell office:value-type="string" calcext:value-type="string">
            <text:p>Welche Farbe hat die Wand in deinem Schlafzimmer?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What color is the wall in your bedroom?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Die Küchenwände sind in einem warmen Gelb gestrichen.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he kitchen walls are painted in a warm yellow.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as Sofa im Wohnzimmer ist in einem kräftigen Rot.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sofa in the living room is in a vibrant red.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as Kinderzimmer ist in einem zarten Rosa gestaltet.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he children's room is decorated in a soft pink.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Die Vorhänge im Esszimmer sind lila.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The curtains in the dining room are purple.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Das Badezimmer ist in einem hellen Blau gehalten.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he bathroom is decorated in a light blue.</text:p>
          </table:table-cell>
          <table:table-cell table:number-columns-repeated="2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Die Wände in der Küche sind grün gestrichen.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he walls in the kitchen are painted green.</text:p>
          </table:table-cell>
          <table:table-cell table:number-columns-repeated="2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ie Möbel im Wohnzimmer sind in warmen Brauntönen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he furniture in the living room is in warm brown tones.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er Teppich im Flur ist schwarz und weiß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he carpet in the hallway is black and white.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Die Möbel im Schlafzimmer sind weiß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furniture in the bedroom is white.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ie Wände im Wohnzimmer sind grau gestrichen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The walls in the living room are painted gray.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e Kissen auf dem Sofa sind in lebendigem Orange.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he cushions on the sofa are in vibrant orange.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Wie findest du ...?</text:p>
          </table:table-cell>
          <table:table-cell office:value-type="string" calcext:value-type="string">
            <text:p>Wie findest du das neue Sofa im Wohnzimmer?</text:p>
          </table:table-cell>
          <table:table-cell office:value-type="string" calcext:value-type="string">
            <text:p>How do you like ...?</text:p>
          </table:table-cell>
          <table:table-cell office:value-type="string" calcext:value-type="string">
            <text:p>How do you like the new sofa in the living room?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Ich finde das Wohnzimmer super gemütlich.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I think the living room is super cozy.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Die Küche sieht toll aus mit den neuen Möbeln.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The kitchen looks fantastic with the new furniture.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gemütlich</text:p>
          </table:table-cell>
          <table:table-cell office:value-type="string" calcext:value-type="string">
            <text:p>Das Schlafzimmer ist sehr gemütlich und einladend.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The bedroom is very cozy and inviting.</text:p>
          </table:table-cell>
          <table:table-cell table:number-columns-repeated="2"/>
        </table:table-row>
        <table:table-row table:style-name="ro2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ganz schön</text:p>
          </table:table-cell>
          <table:table-cell office:value-type="string" calcext:value-type="string">
            <text:p>Das war ganz schön schwierig.</text:p>
          </table:table-cell>
          <table:table-cell office:value-type="string" calcext:value-type="string">
            <text:p>quite, really pretty</text:p>
          </table:table-cell>
          <table:table-cell office:value-type="string" calcext:value-type="string">
            <text:p>That was quite difficult.</text:p>
          </table:table-cell>
          <table:table-cell table:number-columns-repeated="2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Das Essen war wirklich schlecht.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he food was really bad.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Der Film war langweilig.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The movie was boring.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Das Wetter ist heute furchtbar.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The weather is terrible today.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das Erdgeschoss, -e</text:p>
          </table:table-cell>
          <table:table-cell office:value-type="string" calcext:value-type="string">
            <text:p>Unsere Wohnung ist im Erdgeschoss.</text:p>
          </table:table-cell>
          <table:table-cell office:value-type="string" calcext:value-type="string">
            <text:p>ground floor</text:p>
          </table:table-cell>
          <table:table-cell office:value-type="string" calcext:value-type="string">
            <text:p>Our apartment is on the ground floor.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der Stock, PL: Stockwerke</text:p>
          </table:table-cell>
          <table:table-cell office:value-type="string" calcext:value-type="string">
            <text:p>Die Büros sind im dritten Stock.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he offices are on the third floor.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im ersten/ zweiten/ dritten Stock</text:p>
          </table:table-cell>
          <table:table-cell office:value-type="string" calcext:value-type="string">
            <text:p>Meine Wohnung ist im ersten Stock.</text:p>
          </table:table-cell>
          <table:table-cell office:value-type="string" calcext:value-type="string">
            <text:p>on the first/second/third floor</text:p>
          </table:table-cell>
          <table:table-cell office:value-type="string" calcext:value-type="string">
            <text:p>My apartment is on the first floor.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das Dachgeschoss, -e</text:p>
          </table:table-cell>
          <table:table-cell office:value-type="string" calcext:value-type="string">
            <text:p>Das Dachgeschoss ist ein schöner Raum.</text:p>
          </table:table-cell>
          <table:table-cell office:value-type="string" calcext:value-type="string">
            <text:p>attic</text:p>
          </table:table-cell>
          <table:table-cell office:value-type="string" calcext:value-type="string">
            <text:p>The attic is a beautiful space.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Die Schlafzimmer sind oben.</text:p>
          </table:table-cell>
          <table:table-cell office:value-type="string" calcext:value-type="string">
            <text:p>up , above</text:p>
          </table:table-cell>
          <table:table-cell office:value-type="string" calcext:value-type="string">
            <text:p>The bedrooms are up.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Die Küche ist unten.</text:p>
          </table:table-cell>
          <table:table-cell office:value-type="string" calcext:value-type="string">
            <text:p>Below , down</text:p>
          </table:table-cell>
          <table:table-cell office:value-type="string" calcext:value-type="string">
            <text:p>The kitchen is downstairs.</text:p>
          </table:table-cell>
          <table:table-cell table:number-columns-repeated="2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Das Museum ist auf der linken Seite.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he museum is on the left side.</text:p>
          </table:table-cell>
          <table:table-cell table:number-columns-repeated="2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Das Restaurant ist auf der rechten Seite.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he restaurant is on the right side.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das Geschäft, -e</text:p>
          </table:table-cell>
          <table:table-cell office:value-type="string" calcext:value-type="string">
            <text:p>Ich gehe ins Geschäft, um einzukaufen.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Im going to the shop to shop.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es gibt</text:p>
          </table:table-cell>
          <table:table-cell office:value-type="string" calcext:value-type="string">
            <text:p>Es gibt viele Bücher in der Bibliothek.</text:p>
          </table:table-cell>
          <table:table-cell office:value-type="string" calcext:value-type="string">
            <text:p>there is/are</text:p>
          </table:table-cell>
          <table:table-cell office:value-type="string" calcext:value-type="string">
            <text:p>There are many books in the library.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der Quadratmeter, (qm), -</text:p>
          </table:table-cell>
          <table:table-cell office:value-type="string" calcext:value-type="string">
            <text:p>Die Wohnung ist 100 Quadratmeter groß.</text:p>
          </table:table-cell>
          <table:table-cell office:value-type="string" calcext:value-type="string">
            <text:p>square meter</text:p>
          </table:table-cell>
          <table:table-cell office:value-type="string" calcext:value-type="string">
            <text:p>The apartment is 100 square meters.</text:p>
          </table:table-cell>
          <table:table-cell table:number-columns-repeated="2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der Balkon, -s/-e</text:p>
          </table:table-cell>
          <table:table-cell office:value-type="string" calcext:value-type="string">
            <text:p>Der Balkon hat einen schönen Ausblick.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The balcony has a beautiful view.</text:p>
          </table:table-cell>
          <table:table-cell table:number-columns-repeated="2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der Garten</text:p>
          </table:table-cell>
          <table:table-cell office:value-type="string" calcext:value-type="string">
            <text:p>Wir haben einen großen Garten.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We have a big garden.</text:p>
          </table:table-cell>
          <table:table-cell table:number-columns-repeated="2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in der Nähe</text:p>
          </table:table-cell>
          <table:table-cell office:value-type="string" calcext:value-type="string">
            <text:p>Der Supermarkt ist in der Nähe.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The supermarket is nearby.</text:p>
          </table:table-cell>
          <table:table-cell table:number-columns-repeated="2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die Zentralheizung, -en</text:p>
          </table:table-cell>
          <table:table-cell office:value-type="string" calcext:value-type="string">
            <text:p>Unsere Wohnung hat Zentralheizung.</text:p>
          </table:table-cell>
          <table:table-cell office:value-type="string" calcext:value-type="string">
            <text:p>central heating</text:p>
          </table:table-cell>
          <table:table-cell office:value-type="string" calcext:value-type="string">
            <text:p>Our apartment has central heating.</text:p>
          </table:table-cell>
          <table:table-cell table:number-columns-repeated="2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bezahlen</text:p>
          </table:table-cell>
          <table:table-cell office:value-type="string" calcext:value-type="string">
            <text:p>Ich werde die Rechnung bezahlen.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I will pay the bill.</text:p>
          </table:table-cell>
          <table:table-cell table:number-columns-repeated="2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die Miete, -n</text:p>
          </table:table-cell>
          <table:table-cell office:value-type="string" calcext:value-type="string">
            <text:p>Die Miete ist monatlich zu zahlen.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The rent is to be paid monthly.</text:p>
          </table:table-cell>
          <table:table-cell table:number-columns-repeated="2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die Nebenkosten, PI</text:p>
          </table:table-cell>
          <table:table-cell office:value-type="string" calcext:value-type="string">
            <text:p>Die Nebenkosten sind im Mietpreis enthalten.</text:p>
          </table:table-cell>
          <table:table-cell office:value-type="string" calcext:value-type="string">
            <text:p>utility costs, extra costs, extra, additional costs</text:p>
          </table:table-cell>
          <table:table-cell office:value-type="string" calcext:value-type="string">
            <text:p>The utility costs are included in the rent.</text:p>
          </table:table-cell>
          <table:table-cell table:number-columns-repeated="2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Es ist heute sehr kalt.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It is very cold today.</text:p>
          </table:table-cell>
          <table:table-cell table:number-columns-repeated="2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Das Wasser in der Dusche ist warm.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he water in the shower is warm.</text:p>
          </table:table-cell>
          <table:table-cell table:number-columns-repeated="2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Das Zimmer ist hell und geräumig.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The room is bright and spacious.</text:p>
          </table:table-cell>
          <table:table-cell table:number-columns-repeated="2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Der Keller ist dunkel.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he basement is dark.</text:p>
          </table:table-cell>
          <table:table-cell table:number-columns-repeated="2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Die Musik ist zu laut.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The music is too loud.</text:p>
          </table:table-cell>
          <table:table-cell table:number-columns-repeated="2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s ist hier sehr ruhig.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Its very quiet here.</text:p>
          </table:table-cell>
          <table:table-cell table:number-columns-repeated="2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Die Preise sind günstig.</text:p>
          </table:table-cell>
          <table:table-cell office:value-type="string" calcext:value-type="string">
            <text:p>Cheap, affordable</text:p>
          </table:table-cell>
          <table:table-cell office:value-type="string" calcext:value-type="string">
            <text:p>The prices are affordable.</text:p>
          </table:table-cell>
          <table:table-cell table:number-columns-repeated="2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Mein Vater ist Arzt.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y father is a doctor.</text:p>
          </table:table-cell>
          <table:table-cell table:number-columns-repeated="2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Meine Mutter ist Lehrerin.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y mother is a teacher.</text:p>
          </table:table-cell>
          <table:table-cell table:number-columns-repeated="2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die Eltern, PI</text:p>
          </table:table-cell>
          <table:table-cell office:value-type="string" calcext:value-type="string">
            <text:p>Meine Eltern kommen zu Besuch.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y parents are coming to visit.</text:p>
          </table:table-cell>
          <table:table-cell table:number-columns-repeated="2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der Bruder</text:p>
          </table:table-cell>
          <table:table-cell office:value-type="string" calcext:value-type="string">
            <text:p>Mein Bruder spielt Fußball.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y brother plays soccer.</text:p>
          </table:table-cell>
          <table:table-cell table:number-columns-repeated="2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die Schwester, -n</text:p>
          </table:table-cell>
          <table:table-cell office:value-type="string" calcext:value-type="string">
            <text:p>Meine Schwester studiert Medizin.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y sister is studying medicine.</text:p>
          </table:table-cell>
          <table:table-cell table:number-columns-repeated="2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die Geschwister, PI</text:p>
          </table:table-cell>
          <table:table-cell office:value-type="string" calcext:value-type="string">
            <text:p>Meine Geschwister und ich sind sehr eng.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My siblings and I are very close.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der Onkel, -</text:p>
          </table:table-cell>
          <table:table-cell office:value-type="string" calcext:value-type="string">
            <text:p>Mein Onkel wohnt in Berlin.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y uncle lives in Berlin.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die Tante,-n</text:p>
          </table:table-cell>
          <table:table-cell office:value-type="string" calcext:value-type="string">
            <text:p>Meine Tante ist sehr nett.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My aunt is very nice.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der Sohn, " -e</text:p>
          </table:table-cell>
          <table:table-cell office:value-type="string" calcext:value-type="string">
            <text:p>Unser Sohn ist fünf Jahre alt.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Our son is five years old.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Ihre Tochter ist sehr talentiert.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Your daughter is very talented.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das Foto, -s</text:p>
          </table:table-cell>
          <table:table-cell office:value-type="string" calcext:value-type="string">
            <text:p>Ich mache ein Foto von dir.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m taking a photo of you.</text:p>
          </table:table-cell>
          <table:table-cell table:number-columns-repeated="2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zu Hause</text:p>
          </table:table-cell>
          <table:table-cell office:value-type="string" calcext:value-type="string">
            <text:p>Ich bin zu Hause.</text:p>
          </table:table-cell>
          <table:table-cell office:value-type="string" calcext:value-type="string">
            <text:p>at home</text:p>
          </table:table-cell>
          <table:table-cell office:value-type="string" calcext:value-type="string">
            <text:p>I am at home.</text:p>
          </table:table-cell>
          <table:table-cell table:number-columns-repeated="2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studieren</text:p>
          </table:table-cell>
          <table:table-cell office:value-type="string" calcext:value-type="string">
            <text:p>Ich studiere Medizin an der Universität.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I study medicine at the university.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die Freizeit, Sg.</text:p>
          </table:table-cell>
          <table:table-cell office:value-type="string" calcext:value-type="string">
            <text:p>In meiner Freizeit lese ich gern.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I like to read in my free time.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die Familie, -n</text:p>
          </table:table-cell>
          <table:table-cell office:value-type="string" calcext:value-type="string">
            <text:p>Meine Familie besucht mich am Wochenende.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family visits me on the weekend.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 sind eingeladen.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veryone is invited.</text:p>
          </table:table-cell>
          <table:table-cell table:number-columns-repeated="2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faulenzen</text:p>
          </table:table-cell>
          <table:table-cell office:value-type="string" calcext:value-type="string">
            <text:p>Am Sonntag faulenze ich gerne.</text:p>
          </table:table-cell>
          <table:table-cell office:value-type="string" calcext:value-type="string">
            <text:p>to laze around</text:p>
          </table:table-cell>
          <table:table-cell office:value-type="string" calcext:value-type="string">
            <text:p>I like to laze around on Sundays.</text:p>
          </table:table-cell>
          <table:table-cell table:number-columns-repeated="2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Ich möchte heute länger schlafen.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I want to sleep longer today.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Ich esse gern Pizza.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I like to eat pizza.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Ich lese ein Buch in der Bibliothek.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Im reading a book in the library.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Ich sehe einen Film im Kino.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Im watching a movie in the cinema.</text:p>
          </table:table-cell>
          <table:table-cell table:number-columns-repeated="2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Kannst du das bitte nehmen?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Can you please take that?</text:p>
          </table:table-cell>
          <table:table-cell table:number-columns-repeated="2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Wir fahren in den Urlaub.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We are driving on vacation.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Ich treffe meine Freunde nach der Arbeit.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Im meeting my friends after work.</text:p>
          </table:table-cell>
          <table:table-cell table:number-columns-repeated="2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die Schokolade, Sg.</text:p>
          </table:table-cell>
          <table:table-cell office:value-type="string" calcext:value-type="string">
            <text:p>Ich liebe Schokolade.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I love chocolate.</text:p>
          </table:table-cell>
          <table:table-cell table:number-columns-repeated="2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die Pizza, -s/Pizzen</text:p>
          </table:table-cell>
          <table:table-cell office:value-type="string" calcext:value-type="string">
            <text:p>Wir bestellen eine Pizza zum Abendessen.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ere ordering a pizza for dinner.</text:p>
          </table:table-cell>
          <table:table-cell table:number-columns-repeated="2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der Film, -e</text:p>
          </table:table-cell>
          <table:table-cell office:value-type="string" calcext:value-type="string">
            <text:p>Wir schauen uns einen Film an.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Were watching a movie.</text:p>
          </table:table-cell>
          <table:table-cell table:number-columns-repeated="2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nach: nach Berlin</text:p>
          </table:table-cell>
          <table:table-cell office:value-type="string" calcext:value-type="string">
            <text:p>Wir fahren nach Berlin.</text:p>
          </table:table-cell>
          <table:table-cell office:value-type="string" calcext:value-type="string">
            <text:p>to: to Berlin</text:p>
          </table:table-cell>
          <table:table-cell office:value-type="string" calcext:value-type="string">
            <text:p>Were going to Berlin.</text:p>
          </table:table-cell>
          <table:table-cell table:number-columns-repeated="2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nach Hause</text:p>
          </table:table-cell>
          <table:table-cell office:value-type="string" calcext:value-type="string">
            <text:p>Ich gehe nach Hause.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m going home.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Zeit haben</text:p>
          </table:table-cell>
          <table:table-cell office:value-type="string" calcext:value-type="string">
            <text:p>Hast du Zeit, heute Abend auszugehen?</text:p>
          </table:table-cell>
          <table:table-cell office:value-type="string" calcext:value-type="string">
            <text:p>to have time</text:p>
          </table:table-cell>
          <table:table-cell office:value-type="string" calcext:value-type="string">
            <text:p>Do you have time to go out tonight?</text:p>
          </table:table-cell>
          <table:table-cell table:number-columns-repeated="2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gern, gerne</text:p>
          </table:table-cell>
          <table:table-cell office:value-type="string" calcext:value-type="string">
            <text:p>Ich trinke gern Kaffee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 like to drink coffee.</text:p>
          </table:table-cell>
          <table:table-cell table:number-columns-repeated="2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die Sehenswürdigkeit, -en</text:p>
          </table:table-cell>
          <table:table-cell office:value-type="string" calcext:value-type="string">
            <text:p>Wir besichtigen die Sehenswürdigkeiten der Stadt.</text:p>
          </table:table-cell>
          <table:table-cell office:value-type="string" calcext:value-type="string">
            <text:p>sightseeing attraction</text:p>
          </table:table-cell>
          <table:table-cell office:value-type="string" calcext:value-type="string">
            <text:p>Were visiting the citys sightseeing attractions.</text:p>
          </table:table-cell>
          <table:table-cell table:number-columns-repeated="2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das Wochenende, -n</text:p>
          </table:table-cell>
          <table:table-cell office:value-type="string" calcext:value-type="string">
            <text:p>Am Wochenende gehe ich oft spazieren.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 often go for a walk on the weekend.</text:p>
          </table:table-cell>
          <table:table-cell table:number-columns-repeated="2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am Wochenende</text:p>
          </table:table-cell>
          <table:table-cell office:value-type="string" calcext:value-type="string">
            <text:p>Am Wochenende besuche ich meine Großeltern.</text:p>
          </table:table-cell>
          <table:table-cell office:value-type="string" calcext:value-type="string">
            <text:p>on the weekend</text:p>
          </table:table-cell>
          <table:table-cell office:value-type="string" calcext:value-type="string">
            <text:p>On the weekend, I visit my grandparents.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bleiben</text:p>
          </table:table-cell>
          <table:table-cell office:value-type="string" calcext:value-type="string">
            <text:p>Wir bleiben eine Woche in Paris.</text:p>
          </table:table-cell>
          <table:table-cell office:value-type="string" calcext:value-type="string">
            <text:p>to stay</text:p>
          </table:table-cell>
          <table:table-cell office:value-type="string" calcext:value-type="string">
            <text:p>We are staying in Paris for a week.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chillen</text:p>
          </table:table-cell>
          <table:table-cell office:value-type="string" calcext:value-type="string">
            <text:p>Am Samstagabend chille ich zu Hause.</text:p>
          </table:table-cell>
          <table:table-cell office:value-type="string" calcext:value-type="string">
            <text:p>to chill</text:p>
          </table:table-cell>
          <table:table-cell office:value-type="string" calcext:value-type="string">
            <text:p>I chill at home on Saturday evening.</text:p>
          </table:table-cell>
          <table:table-cell table:number-columns-repeated="2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der Tag, -e</text:p>
          </table:table-cell>
          <table:table-cell office:value-type="string" calcext:value-type="string">
            <text:p>Der Tag beginnt früh.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he day starts early.</text:p>
          </table:table-cell>
          <table:table-cell table:number-columns-repeated="2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bist du?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 are you?</text:p>
          </table:table-cell>
          <table:table-cell table:number-columns-repeated="2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wohin</text:p>
          </table:table-cell>
          <table:table-cell office:value-type="string" calcext:value-type="string">
            <text:p>Wohin gehst du?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Where are you going?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die Radtour, -en</text:p>
          </table:table-cell>
          <table:table-cell office:value-type="string" calcext:value-type="string">
            <text:p>Wir machen eine Radtour im Park.</text:p>
          </table:table-cell>
          <table:table-cell office:value-type="string" calcext:value-type="string">
            <text:p>bike ride</text:p>
          </table:table-cell>
          <table:table-cell office:value-type="string" calcext:value-type="string">
            <text:p>We are going for a bike ride in the park.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der Supermarkt, “ -e</text:p>
          </table:table-cell>
          <table:table-cell office:value-type="string" calcext:value-type="string">
            <text:p>Ich gehe zum Supermarkt, um einzukaufen.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Im going to the supermarket to shop.</text:p>
          </table:table-cell>
          <table:table-cell table:number-columns-repeated="2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string" calcext:value-type="string">
            <text:p>die Lebensmittel, PI.</text:p>
          </table:table-cell>
          <table:table-cell office:value-type="string" calcext:value-type="string">
            <text:p>Ich kaufe Lebensmittel für die Woche.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Im buying groceries for the week.</text:p>
          </table:table-cell>
          <table:table-cell table:number-columns-repeated="2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string" calcext:value-type="string">
            <text:p>besichtigen</text:p>
          </table:table-cell>
          <table:table-cell office:value-type="string" calcext:value-type="string">
            <text:p>Wir besichtigen das Schloss.</text:p>
          </table:table-cell>
          <table:table-cell office:value-type="string" calcext:value-type="string">
            <text:p>to visit (a place)</text:p>
          </table:table-cell>
          <table:table-cell office:value-type="string" calcext:value-type="string">
            <text:p>We are visiting the castle.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string" calcext:value-type="string">
            <text:p>besuchen</text:p>
          </table:table-cell>
          <table:table-cell office:value-type="string" calcext:value-type="string">
            <text:p>Wir besuchen meine Großeltern am Wochenende.</text:p>
          </table:table-cell>
          <table:table-cell office:value-type="string" calcext:value-type="string">
            <text:p>to visit (a person)</text:p>
          </table:table-cell>
          <table:table-cell office:value-type="string" calcext:value-type="string">
            <text:p>We visit my grandparents on the weekend.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string" calcext:value-type="string">
            <text:p>das Straßenfest, -e</text:p>
          </table:table-cell>
          <table:table-cell office:value-type="string" calcext:value-type="string">
            <text:p>Das Straßenfest findet am Samstag statt.</text:p>
          </table:table-cell>
          <table:table-cell office:value-type="string" calcext:value-type="string">
            <text:p>street festival</text:p>
          </table:table-cell>
          <table:table-cell office:value-type="string" calcext:value-type="string">
            <text:p>The street festival takes place on Saturday.</text:p>
          </table:table-cell>
          <table:table-cell table:number-columns-repeated="2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string" calcext:value-type="string">
            <text:p>zu Mittag essen</text:p>
          </table:table-cell>
          <table:table-cell office:value-type="string" calcext:value-type="string">
            <text:p>Ich esse zu Mittag um 12 Uhr.</text:p>
          </table:table-cell>
          <table:table-cell office:value-type="string" calcext:value-type="string">
            <text:p>to have lunch</text:p>
          </table:table-cell>
          <table:table-cell office:value-type="string" calcext:value-type="string">
            <text:p>I have lunch at 12 oclock.</text:p>
          </table:table-cell>
          <table:table-cell table:number-columns-repeated="2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string" calcext:value-type="string">
            <text:p>der Kaffee, Sg.</text:p>
          </table:table-cell>
          <table:table-cell office:value-type="string" calcext:value-type="string">
            <text:p>Ich trinke gern Kaffee am Morgen.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I like to drink coffee in the morning.</text:p>
          </table:table-cell>
          <table:table-cell table:number-columns-repeated="2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Was möchtest du trinken?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What would you like to drink?</text:p>
          </table:table-cell>
          <table:table-cell table:number-columns-repeated="2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Ich kenne diesen Ort nicht.</text:p>
          </table:table-cell>
          <table:table-cell office:value-type="string" calcext:value-type="string">
            <text:p>to know</text:p>
          </table:table-cell>
          <table:table-cell office:value-type="string" calcext:value-type="string">
            <text:p>I dont know this place.</text:p>
          </table:table-cell>
          <table:table-cell table:number-columns-repeated="2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Zuerst gehen wir einkaufen und dann essen wir zu Mittag.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irst, we go shopping, and then we have lunch.</text:p>
          </table:table-cell>
          <table:table-cell table:number-columns-repeated="2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Ich gehe einkaufen, und dann treffe ich dich.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Im going shopping, and then Ill meet you.</text:p>
          </table:table-cell>
          <table:table-cell table:number-columns-repeated="2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Wir gehen ins Kino, und danach essen wir zu Abend.</text:p>
          </table:table-cell>
          <table:table-cell office:value-type="string" calcext:value-type="string">
            <text:p>afterward</text:p>
          </table:table-cell>
          <table:table-cell office:value-type="string" calcext:value-type="string">
            <text:p>Were going to the cinema, and afterward, well have dinner.</text:p>
          </table:table-cell>
          <table:table-cell table:number-columns-repeated="2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Früher war ich Lehrer, jetzt bin ich Schriftsteller.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I used to be a teacher, now Im a writer.</text:p>
          </table:table-cell>
          <table:table-cell table:number-columns-repeated="2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string" calcext:value-type="string">
            <text:p>alles anders</text:p>
          </table:table-cell>
          <table:table-cell office:value-type="string" calcext:value-type="string">
            <text:p>Nach dem Umzug war alles anders.</text:p>
          </table:table-cell>
          <table:table-cell office:value-type="string" calcext:value-type="string">
            <text:p>everything is different</text:p>
          </table:table-cell>
          <table:table-cell office:value-type="string" calcext:value-type="string">
            <text:p>After the move, everything was different.</text:p>
          </table:table-cell>
          <table:table-cell table:number-columns-repeated="2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string" calcext:value-type="string">
            <text:p>Fußball spielen</text:p>
          </table:table-cell>
          <table:table-cell office:value-type="string" calcext:value-type="string">
            <text:p>Wir gehen nach draußen, um Fußball zu spielen.</text:p>
          </table:table-cell>
          <table:table-cell office:value-type="string" calcext:value-type="string">
            <text:p>to play soccer</text:p>
          </table:table-cell>
          <table:table-cell office:value-type="string" calcext:value-type="string">
            <text:p>Were going outside to play soccer.</text:p>
          </table:table-cell>
          <table:table-cell table:number-columns-repeated="2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string" calcext:value-type="string">
            <text:p>joggen</text:p>
          </table:table-cell>
          <table:table-cell office:value-type="string" calcext:value-type="string">
            <text:p>Ich jogge jeden Morgen im Park.</text:p>
          </table:table-cell>
          <table:table-cell office:value-type="string" calcext:value-type="string">
            <text:p>to jog</text:p>
          </table:table-cell>
          <table:table-cell office:value-type="string" calcext:value-type="string">
            <text:p>I jog in the park every morning.</text:p>
          </table:table-cell>
          <table:table-cell table:number-columns-repeated="2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string" calcext:value-type="string">
            <text:p>ein Bild malen</text:p>
          </table:table-cell>
          <table:table-cell office:value-type="string" calcext:value-type="string">
            <text:p>Ich male gerne Bilder in meiner Freizeit.</text:p>
          </table:table-cell>
          <table:table-cell office:value-type="string" calcext:value-type="string">
            <text:p>to paint a picture</text:p>
          </table:table-cell>
          <table:table-cell office:value-type="string" calcext:value-type="string">
            <text:p>I like to paint pictures in my free time.</text:p>
          </table:table-cell>
          <table:table-cell table:number-columns-repeated="2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Am Wochenende tanzen wir in der Diskothek.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We dance at the nightclub on the weekend.</text:p>
          </table:table-cell>
          <table:table-cell table:number-columns-repeated="2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string" calcext:value-type="string">
            <text:p>im Internet surfen</text:p>
          </table:table-cell>
          <table:table-cell office:value-type="string" calcext:value-type="string">
            <text:p>Ich surfe im Internet, um Informationen zu finden.</text:p>
          </table:table-cell>
          <table:table-cell office:value-type="string" calcext:value-type="string">
            <text:p>to surf the internet</text:p>
          </table:table-cell>
          <table:table-cell office:value-type="string" calcext:value-type="string">
            <text:p>I surf the internet to find information.</text:p>
          </table:table-cell>
          <table:table-cell table:number-columns-repeated="2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string" calcext:value-type="string">
            <text:p>grillen</text:p>
          </table:table-cell>
          <table:table-cell office:value-type="string" calcext:value-type="string">
            <text:p>Wir grillen Fleisch und Gemüse im Garten.</text:p>
          </table:table-cell>
          <table:table-cell office:value-type="string" calcext:value-type="string">
            <text:p>to barbecue</text:p>
          </table:table-cell>
          <table:table-cell office:value-type="string" calcext:value-type="string">
            <text:p>We barbecue meat and vegetables in the garden.</text:p>
          </table:table-cell>
          <table:table-cell table:number-columns-repeated="2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string" calcext:value-type="string">
            <text:p>Musik hören</text:p>
          </table:table-cell>
          <table:table-cell office:value-type="string" calcext:value-type="string">
            <text:p>Ich höre gern Musik.</text:p>
          </table:table-cell>
          <table:table-cell office:value-type="string" calcext:value-type="string">
            <text:p>to listen to music</text:p>
          </table:table-cell>
          <table:table-cell office:value-type="string" calcext:value-type="string">
            <text:p>I like to listen to music.</text:p>
          </table:table-cell>
          <table:table-cell table:number-columns-repeated="2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Im Sommer schwimme ich im See.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I swim in the lake in the summer.</text:p>
          </table:table-cell>
          <table:table-cell table:number-columns-repeated="2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string" calcext:value-type="string">
            <text:p>das Hobby, -s</text:p>
          </table:table-cell>
          <table:table-cell office:value-type="string" calcext:value-type="string">
            <text:p>Mein Hobby ist Fotografie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My hobby is photography.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string" calcext:value-type="string">
            <text:p>(nicht) gern, gerne</text:p>
          </table:table-cell>
          <table:table-cell office:value-type="string" calcext:value-type="string">
            <text:p>Ich esse gern Pizza, aber ich mag keinen Fisch.</text:p>
          </table:table-cell>
          <table:table-cell office:value-type="string" calcext:value-type="string">
            <text:p>(not) like</text:p>
          </table:table-cell>
          <table:table-cell office:value-type="string" calcext:value-type="string">
            <text:p>I like pizza, but I dont like fish.</text:p>
          </table:table-cell>
          <table:table-cell table:number-columns-repeated="2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Es ist schon spät, wir sollten nach Hause gehen.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ts already late</text:p>
          </table:table-cell>
          <table:table-cell table:number-columns-repeated="2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string" calcext:value-type="string">
            <text:p>Wie spät ist es?</text:p>
          </table:table-cell>
          <table:table-cell office:value-type="string" calcext:value-type="string">
            <text:p>Wie spät ist es, bitte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What time is it, please?</text:p>
          </table:table-cell>
          <table:table-cell table:number-columns-repeated="2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Es ist halb sechs.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ts half past five.</text:p>
          </table:table-cell>
          <table:table-cell table:number-columns-repeated="2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string" calcext:value-type="string">
            <text:p>Viertel vor</text:p>
          </table:table-cell>
          <table:table-cell office:value-type="string" calcext:value-type="string">
            <text:p>Es ist Viertel vor acht.</text:p>
          </table:table-cell>
          <table:table-cell office:value-type="string" calcext:value-type="string">
            <text:p>quarter to</text:p>
          </table:table-cell>
          <table:table-cell office:value-type="string" calcext:value-type="string">
            <text:p>Its quarter to eight.</text:p>
          </table:table-cell>
          <table:table-cell table:number-columns-repeated="2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string" calcext:value-type="string">
            <text:p>Viertel nach</text:p>
          </table:table-cell>
          <table:table-cell office:value-type="string" calcext:value-type="string">
            <text:p>Es ist Viertel nach drei.</text:p>
          </table:table-cell>
          <table:table-cell office:value-type="string" calcext:value-type="string">
            <text:p>quarter past</text:p>
          </table:table-cell>
          <table:table-cell office:value-type="string" calcext:value-type="string">
            <text:p>Its quarter past three.</text:p>
          </table:table-cell>
          <table:table-cell table:number-columns-repeated="2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Wir treffen uns um 15 Uhr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Were meeting at 3 oclock.</text:p>
          </table:table-cell>
          <table:table-cell table:number-columns-repeated="2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string" calcext:value-type="string">
            <text:p>beginnen</text:p>
          </table:table-cell>
          <table:table-cell office:value-type="string" calcext:value-type="string">
            <text:p>Die Vorlesung beginnt um 9 Uhr.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The lecture begins at 9 oclock.</text:p>
          </table:table-cell>
          <table:table-cell table:number-columns-repeated="2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string" calcext:value-type="string">
            <text:p>Um wie viel Uhr?</text:p>
          </table:table-cell>
          <table:table-cell office:value-type="string" calcext:value-type="string">
            <text:p>Um wie viel Uhr beginnt der Film?</text:p>
          </table:table-cell>
          <table:table-cell office:value-type="string" calcext:value-type="string">
            <text:p>At what time?</text:p>
          </table:table-cell>
          <table:table-cell office:value-type="string" calcext:value-type="string">
            <text:p>At what time does the movie start?</text:p>
          </table:table-cell>
          <table:table-cell table:number-columns-repeated="2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string" calcext:value-type="string">
            <text:p>enden</text:p>
          </table:table-cell>
          <table:table-cell office:value-type="string" calcext:value-type="string">
            <text:p>Das Konzert endet um 22 Uhr.</text:p>
          </table:table-cell>
          <table:table-cell office:value-type="string" calcext:value-type="string">
            <text:p>to end</text:p>
          </table:table-cell>
          <table:table-cell office:value-type="string" calcext:value-type="string">
            <text:p>The concert ends at 10 p.m.</text:p>
          </table:table-cell>
          <table:table-cell table:number-columns-repeated="2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Ich gehe in den Park.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Im going to the park.</text:p>
          </table:table-cell>
          <table:table-cell table:number-columns-repeated="2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string" calcext:value-type="string">
            <text:p>von ... bis</text:p>
          </table:table-cell>
          <table:table-cell office:value-type="string" calcext:value-type="string">
            <text:p>Die Veranstaltung dauert von Montag bis Freitag.</text:p>
          </table:table-cell>
          <table:table-cell office:value-type="string" calcext:value-type="string">
            <text:p>from ... to</text:p>
          </table:table-cell>
          <table:table-cell office:value-type="string" calcext:value-type="string">
            <text:p>The event is from Monday to Friday.</text:p>
          </table:table-cell>
          <table:table-cell table:number-columns-repeated="2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string" calcext:value-type="string">
            <text:p>der Zug, " -e</text:p>
          </table:table-cell>
          <table:table-cell office:value-type="string" calcext:value-type="string">
            <text:p>Der Zug fährt um 15 Uhr ab.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 train departs at 3 oclock.</text:p>
          </table:table-cell>
          <table:table-cell table:number-columns-repeated="2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string" calcext:value-type="string">
            <text:p>der Radiowecker, -</text:p>
          </table:table-cell>
          <table:table-cell office:value-type="string" calcext:value-type="string">
            <text:p>Der Radiowecker klingelt um 7 Uhr morgens.</text:p>
          </table:table-cell>
          <table:table-cell office:value-type="string" calcext:value-type="string">
            <text:p>radio alarm clock</text:p>
          </table:table-cell>
          <table:table-cell office:value-type="string" calcext:value-type="string">
            <text:p>The radio alarm clock rings at 7 in the morning.</text:p>
          </table:table-cell>
          <table:table-cell table:number-columns-repeated="2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string" calcext:value-type="string">
            <text:p>klingeln</text:p>
          </table:table-cell>
          <table:table-cell office:value-type="string" calcext:value-type="string">
            <text:p>Das Telefon klingelt, ich gehe ran.</text:p>
          </table:table-cell>
          <table:table-cell office:value-type="string" calcext:value-type="string">
            <text:p>to ring</text:p>
          </table:table-cell>
          <table:table-cell office:value-type="string" calcext:value-type="string">
            <text:p>The phone is ringing, Ill answer it.</text:p>
          </table:table-cell>
          <table:table-cell table:number-columns-repeated="2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fliegt nach Paris.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he airplane is flying to Paris.</text:p>
          </table:table-cell>
          <table:table-cell table:number-columns-repeated="2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string" calcext:value-type="string">
            <text:p>der Krimi, -s</text:p>
          </table:table-cell>
          <table:table-cell office:value-type="string" calcext:value-type="string">
            <text:p>Ich lese gerne Krimis.</text:p>
          </table:table-cell>
          <table:table-cell office:value-type="string" calcext:value-type="string">
            <text:p>mystery (genre)</text:p>
          </table:table-cell>
          <table:table-cell office:value-type="string" calcext:value-type="string">
            <text:p>I like to read mysteries.</text:p>
          </table:table-cell>
          <table:table-cell table:number-columns-repeated="2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string" calcext:value-type="string">
            <text:p>anrufen</text:p>
          </table:table-cell>
          <table:table-cell office:value-type="string" calcext:value-type="string">
            <text:p>Ich werde dich später anrufen.</text:p>
          </table:table-cell>
          <table:table-cell office:value-type="string" calcext:value-type="string">
            <text:p>to call</text:p>
          </table:table-cell>
          <table:table-cell office:value-type="string" calcext:value-type="string">
            <text:p>Ill call you later.</text:p>
          </table:table-cell>
          <table:table-cell table:number-columns-repeated="2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string" calcext:value-type="string">
            <text:p>das Kino, -s</text:p>
          </table:table-cell>
          <table:table-cell office:value-type="string" calcext:value-type="string">
            <text:p>Wir gehen ins Kino, um einen Film zu sehen.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Were going to the cinema to watch a movie.</text:p>
          </table:table-cell>
          <table:table-cell table:number-columns-repeated="2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string" calcext:value-type="string">
            <text:p>anfangen</text:p>
          </table:table-cell>
          <table:table-cell office:value-type="string" calcext:value-type="string">
            <text:p>Der Film fängt um 19 Uhr an.</text:p>
          </table:table-cell>
          <table:table-cell office:value-type="string" calcext:value-type="string">
            <text:p>to start</text:p>
          </table:table-cell>
          <table:table-cell office:value-type="string" calcext:value-type="string">
            <text:p>The movie starts at 7 p.m.</text:p>
          </table:table-cell>
          <table:table-cell table:number-columns-repeated="2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string" calcext:value-type="string">
            <text:p>aufhören</text:p>
          </table:table-cell>
          <table:table-cell office:value-type="string" calcext:value-type="string">
            <text:p>Kannst du bitte aufhören, so laut zu sprechen?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Can you please stop speaking so loudly?</text:p>
          </table:table-cell>
          <table:table-cell table:number-columns-repeated="2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string" calcext:value-type="string">
            <text:p>aufstehen</text:p>
          </table:table-cell>
          <table:table-cell office:value-type="string" calcext:value-type="string">
            <text:p>Ich stehe morgens um 6 Uhr auf.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I get up at 6 in the morning.</text:p>
          </table:table-cell>
          <table:table-cell table:number-columns-repeated="2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string" calcext:value-type="string">
            <text:p>aufräumen</text:p>
          </table:table-cell>
          <table:table-cell office:value-type="string" calcext:value-type="string">
            <text:p>Lass uns das Zimmer aufräumen.</text:p>
          </table:table-cell>
          <table:table-cell office:value-type="string" calcext:value-type="string">
            <text:p>to tidy up</text:p>
          </table:table-cell>
          <table:table-cell office:value-type="string" calcext:value-type="string">
            <text:p>Lets tidy up the room.</text:p>
          </table:table-cell>
          <table:table-cell table:number-columns-repeated="2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string" calcext:value-type="string">
            <text:p>einkaufen</text:p>
          </table:table-cell>
          <table:table-cell office:value-type="string" calcext:value-type="string">
            <text:p>Ich gehe einkaufen, um Lebensmittel zu kaufen.</text:p>
          </table:table-cell>
          <table:table-cell office:value-type="string" calcext:value-type="string">
            <text:p>to shop</text:p>
          </table:table-cell>
          <table:table-cell office:value-type="string" calcext:value-type="string">
            <text:p>Im going shopping to buy groceries.</text:p>
          </table:table-cell>
          <table:table-cell table:number-columns-repeated="2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string" calcext:value-type="string">
            <text:p>mitnehmen</text:p>
          </table:table-cell>
          <table:table-cell office:value-type="string" calcext:value-type="string">
            <text:p>Vergiss nicht, deinen Regenschirm mitzunehmen.</text:p>
          </table:table-cell>
          <table:table-cell office:value-type="string" calcext:value-type="string">
            <text:p>to take with</text:p>
          </table:table-cell>
          <table:table-cell office:value-type="string" calcext:value-type="string">
            <text:p>Dont forget to take your umbrella with you.</text:p>
          </table:table-cell>
          <table:table-cell table:number-columns-repeated="2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string" calcext:value-type="string">
            <text:p>die Zeitung, -en</text:p>
          </table:table-cell>
          <table:table-cell office:value-type="string" calcext:value-type="string">
            <text:p>Ich lese die Zeitung, um informiert zu sein.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I read the newspaper to be informed.</text:p>
          </table:table-cell>
          <table:table-cell table:number-columns-repeated="2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string" calcext:value-type="string">
            <text:p>fernsehen</text:p>
          </table:table-cell>
          <table:table-cell office:value-type="string" calcext:value-type="string">
            <text:p>Ich liebe es, Filme im Fernsehen anzusehen.</text:p>
          </table:table-cell>
          <table:table-cell office:value-type="string" calcext:value-type="string">
            <text:p>to watch TV</text:p>
          </table:table-cell>
          <table:table-cell office:value-type="string" calcext:value-type="string">
            <text:p>I love watching movies on TV.</text:p>
          </table:table-cell>
          <table:table-cell table:number-columns-repeated="2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Wir gehen am Wochenende aus.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We go out on the weekend.</text:p>
          </table:table-cell>
          <table:table-cell table:number-columns-repeated="2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string" calcext:value-type="string">
            <text:p>wegfahren</text:p>
          </table:table-cell>
          <table:table-cell office:value-type="string" calcext:value-type="string">
            <text:p>Sie fahren für eine Woche in den Urlaub weg.</text:p>
          </table:table-cell>
          <table:table-cell office:value-type="string" calcext:value-type="string">
            <text:p>to drive away</text:p>
          </table:table-cell>
          <table:table-cell office:value-type="string" calcext:value-type="string">
            <text:p>They are going on vacation for a week.</text:p>
          </table:table-cell>
          <table:table-cell table:number-columns-repeated="2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string" calcext:value-type="string">
            <text:p>mitkommen</text:p>
          </table:table-cell>
          <table:table-cell office:value-type="string" calcext:value-type="string">
            <text:p>Kommst du zum Konzert mit?</text:p>
          </table:table-cell>
          <table:table-cell office:value-type="string" calcext:value-type="string">
            <text:p>to come along</text:p>
          </table:table-cell>
          <table:table-cell office:value-type="string" calcext:value-type="string">
            <text:p>Are you coming along to the concert?</text:p>
          </table:table-cell>
          <table:table-cell table:number-columns-repeated="2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string" calcext:value-type="string">
            <text:p>stattfinden</text:p>
          </table:table-cell>
          <table:table-cell office:value-type="string" calcext:value-type="string">
            <text:p>Die Veranstaltung findet im Park statt.</text:p>
          </table:table-cell>
          <table:table-cell office:value-type="string" calcext:value-type="string">
            <text:p>to take place</text:p>
          </table:table-cell>
          <table:table-cell office:value-type="string" calcext:value-type="string">
            <text:p>The event is taking place in the park.</text:p>
          </table:table-cell>
          <table:table-cell table:number-columns-repeated="2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string" calcext:value-type="string">
            <text:p>ausfallen</text:p>
          </table:table-cell>
          <table:table-cell office:value-type="string" calcext:value-type="string">
            <text:p>Das Spiel fällt heute wegen Regen aus.</text:p>
          </table:table-cell>
          <table:table-cell office:value-type="string" calcext:value-type="string">
            <text:p>to be canceled</text:p>
          </table:table-cell>
          <table:table-cell office:value-type="string" calcext:value-type="string">
            <text:p>The game is canceled today due to rain.</text:p>
          </table:table-cell>
          <table:table-cell table:number-columns-repeated="2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string" calcext:value-type="string">
            <text:p>einkaufen gehen</text:p>
          </table:table-cell>
          <table:table-cell office:value-type="string" calcext:value-type="string">
            <text:p>Ich gehe morgen einkaufen.</text:p>
          </table:table-cell>
          <table:table-cell office:value-type="string" calcext:value-type="string">
            <text:p>to go shopping</text:p>
          </table:table-cell>
          <table:table-cell office:value-type="string" calcext:value-type="string">
            <text:p>Im going shopping tomorrow.</text:p>
          </table:table-cell>
          <table:table-cell table:number-columns-repeated="2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string" calcext:value-type="string">
            <text:p>spazieren gehen</text:p>
          </table:table-cell>
          <table:table-cell office:value-type="string" calcext:value-type="string">
            <text:p>Wir gehen gerne spazieren im Park.</text:p>
          </table:table-cell>
          <table:table-cell office:value-type="string" calcext:value-type="string">
            <text:p>to go for a walk</text:p>
          </table:table-cell>
          <table:table-cell office:value-type="string" calcext:value-type="string">
            <text:p>We like to go for a walk in the park.</text:p>
          </table:table-cell>
          <table:table-cell table:number-columns-repeated="2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string" calcext:value-type="string">
            <text:p>jeden Tag</text:p>
          </table:table-cell>
          <table:table-cell office:value-type="string" calcext:value-type="string">
            <text:p>Ich trinke jeden Tag eine Tasse Kaffee.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I drink a cup of coffee every day.</text:p>
          </table:table-cell>
          <table:table-cell table:number-columns-repeated="2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string" calcext:value-type="string">
            <text:p>der Ausflug, " -e</text:p>
          </table:table-cell>
          <table:table-cell office:value-type="string" calcext:value-type="string">
            <text:p>Wir planen einen Ausflug ins Grüne.</text:p>
          </table:table-cell>
          <table:table-cell office:value-type="string" calcext:value-type="string">
            <text:p>outing</text:p>
          </table:table-cell>
          <table:table-cell office:value-type="string" calcext:value-type="string">
            <text:p>Were planning an outing to the countryside.</text:p>
          </table:table-cell>
          <table:table-cell table:number-columns-repeated="2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ist ein schöner Tag.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 is a beautiful day.</text:p>
          </table:table-cell>
          <table:table-cell table:number-columns-repeated="2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string" calcext:value-type="string">
            <text:p>die Woche, -n</text:p>
          </table:table-cell>
          <table:table-cell office:value-type="string" calcext:value-type="string">
            <text:p>Ich bin die ganze Woche beschäftigt.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Im busy the whole week.</text:p>
          </table:table-cell>
          <table:table-cell table:number-columns-repeated="2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string" calcext:value-type="string">
            <text:p>der Montag, -e</text:p>
          </table:table-cell>
          <table:table-cell office:value-type="string" calcext:value-type="string">
            <text:p>Montag ist der erste Tag der Woche.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onday is the first day of the week.</text:p>
          </table:table-cell>
          <table:table-cell table:number-columns-repeated="2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string" calcext:value-type="string">
            <text:p>der Dienstag, -e</text:p>
          </table:table-cell>
          <table:table-cell office:value-type="string" calcext:value-type="string">
            <text:p>Dienstag ist mein Lieblingstag.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uesday is my favorite day.</text:p>
          </table:table-cell>
          <table:table-cell table:number-columns-repeated="2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string" calcext:value-type="string">
            <text:p>der Mittwoch, -e</text:p>
          </table:table-cell>
          <table:table-cell office:value-type="string" calcext:value-type="string">
            <text:p>Am Mittwoch habe ich einen Arzttermin.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 have a doctors appointment on Wednesday.</text:p>
          </table:table-cell>
          <table:table-cell table:number-columns-repeated="2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string" calcext:value-type="string">
            <text:p>der Donnerstag, -e</text:p>
          </table:table-cell>
          <table:table-cell office:value-type="string" calcext:value-type="string">
            <text:p>Donnerstag ist ein arbeitsreicher Tag.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hursday is a busy day.</text:p>
          </table:table-cell>
          <table:table-cell table:number-columns-repeated="2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string" calcext:value-type="string">
            <text:p>der Freitag, -e</text:p>
          </table:table-cell>
          <table:table-cell office:value-type="string" calcext:value-type="string">
            <text:p>Am Freitag treffen wir uns im Café.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e meet at the café on Friday.</text:p>
          </table:table-cell>
          <table:table-cell table:number-columns-repeated="2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string" calcext:value-type="string">
            <text:p>der Samstag, -e</text:p>
          </table:table-cell>
          <table:table-cell office:value-type="string" calcext:value-type="string">
            <text:p>Am Samstag haben wir eine Party.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Were having a party on Saturday.</text:p>
          </table:table-cell>
          <table:table-cell table:number-columns-repeated="2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string" calcext:value-type="string">
            <text:p>der Sonntag, -e</text:p>
          </table:table-cell>
          <table:table-cell office:value-type="string" calcext:value-type="string">
            <text:p>Sonntag ist ein Ruhetag.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Sunday is a day of rest.</text:p>
          </table:table-cell>
          <table:table-cell table:number-columns-repeated="2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string" calcext:value-type="string">
            <text:p>die Hausaufgabe, -n</text:p>
          </table:table-cell>
          <table:table-cell office:value-type="string" calcext:value-type="string">
            <text:p>Ich mache meine Hausaufgaben am Abend.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I do my homework in the evening.</text:p>
          </table:table-cell>
          <table:table-cell table:number-columns-repeated="2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string" calcext:value-type="string">
            <text:p>das Fahrrad, " -er</text:p>
          </table:table-cell>
          <table:table-cell office:value-type="string" calcext:value-type="string">
            <text:p>Ich fahre mit dem Fahrrad zur Arbeit.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I ride my bicycle to work.</text:p>
          </table:table-cell>
          <table:table-cell table:number-columns-repeated="2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Ich muss meinen Computer reparieren.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I need to repair my computer.</text:p>
          </table:table-cell>
          <table:table-cell table:number-columns-repeated="2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string" calcext:value-type="string">
            <text:p>am Morgen</text:p>
          </table:table-cell>
          <table:table-cell office:value-type="string" calcext:value-type="string">
            <text:p>Am Morgen trinke ich Kaffee.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I drink coffee in the morning.</text:p>
          </table:table-cell>
          <table:table-cell table:number-columns-repeated="2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string" calcext:value-type="string">
            <text:p>am Vormittag</text:p>
          </table:table-cell>
          <table:table-cell office:value-type="string" calcext:value-type="string">
            <text:p>Am Vormittag erledige ich meine Arbeit.</text:p>
          </table:table-cell>
          <table:table-cell office:value-type="string" calcext:value-type="string">
            <text:p>in the late morning</text:p>
          </table:table-cell>
          <table:table-cell office:value-type="string" calcext:value-type="string">
            <text:p>I do my work in the late morning.</text:p>
          </table:table-cell>
          <table:table-cell table:number-columns-repeated="2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string" calcext:value-type="string">
            <text:p>am Mittag</text:p>
          </table:table-cell>
          <table:table-cell office:value-type="string" calcext:value-type="string">
            <text:p>Am Mittag esse ich zu Mittag.</text:p>
          </table:table-cell>
          <table:table-cell office:value-type="string" calcext:value-type="string">
            <text:p>at noon</text:p>
          </table:table-cell>
          <table:table-cell office:value-type="string" calcext:value-type="string">
            <text:p>I have lunch at noon.</text:p>
          </table:table-cell>
          <table:table-cell table:number-columns-repeated="2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string" calcext:value-type="string">
            <text:p>am Nachmittag</text:p>
          </table:table-cell>
          <table:table-cell office:value-type="string" calcext:value-type="string">
            <text:p>Am Nachmittag gehe ich spazieren.</text:p>
          </table:table-cell>
          <table:table-cell office:value-type="string" calcext:value-type="string">
            <text:p>in the afternoon</text:p>
          </table:table-cell>
          <table:table-cell office:value-type="string" calcext:value-type="string">
            <text:p>I go for a walk in the afternoon.</text:p>
          </table:table-cell>
          <table:table-cell table:number-columns-repeated="2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string" calcext:value-type="string">
            <text:p>am Abend</text:p>
          </table:table-cell>
          <table:table-cell office:value-type="string" calcext:value-type="string">
            <text:p>Am Abend schaue ich gerne fern.</text:p>
          </table:table-cell>
          <table:table-cell office:value-type="string" calcext:value-type="string">
            <text:p>in the evening</text:p>
          </table:table-cell>
          <table:table-cell office:value-type="string" calcext:value-type="string">
            <text:p>I like to watch TV in the evening.</text:p>
          </table:table-cell>
          <table:table-cell table:number-columns-repeated="2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string" calcext:value-type="string">
            <text:p>in der Nacht</text:p>
          </table:table-cell>
          <table:table-cell office:value-type="string" calcext:value-type="string">
            <text:p>In der Nacht schlafe ich.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I sleep at night.</text:p>
          </table:table-cell>
          <table:table-cell table:number-columns-repeated="2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string" calcext:value-type="string">
            <text:p>die Fahrkarte, -n</text:p>
          </table:table-cell>
          <table:table-cell office:value-type="string" calcext:value-type="string">
            <text:p>Ich kaufe eine Fahrkarte für den Zug.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I buy a ticket for the train.</text:p>
          </table:table-cell>
          <table:table-cell table:number-columns-repeated="2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string" calcext:value-type="string">
            <text:p>der Dienstagabend, -e</text:p>
          </table:table-cell>
          <table:table-cell office:value-type="string" calcext:value-type="string">
            <text:p>Am Dienstagabend haben wir Schach gespielt.</text:p>
          </table:table-cell>
          <table:table-cell office:value-type="string" calcext:value-type="string">
            <text:p>Tuesday evening</text:p>
          </table:table-cell>
          <table:table-cell office:value-type="string" calcext:value-type="string">
            <text:p>We played chess on Tuesday evening.</text:p>
          </table:table-cell>
          <table:table-cell table:number-columns-repeated="2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string" calcext:value-type="string">
            <text:p>Schach spielen</text:p>
          </table:table-cell>
          <table:table-cell office:value-type="string" calcext:value-type="string">
            <text:p>Ich spiele gerne Schach mit meinen Freunden.</text:p>
          </table:table-cell>
          <table:table-cell office:value-type="string" calcext:value-type="string">
            <text:p>to play chess</text:p>
          </table:table-cell>
          <table:table-cell office:value-type="string" calcext:value-type="string">
            <text:p>I enjoy playing chess with my friends.</text:p>
          </table:table-cell>
          <table:table-cell table:number-columns-repeated="2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string" calcext:value-type="string">
            <text:p>zusammen</text:p>
          </table:table-cell>
          <table:table-cell office:value-type="string" calcext:value-type="string">
            <text:p>Wir essen zusammen zu Abend.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We have dinner together.</text:p>
          </table:table-cell>
          <table:table-cell table:number-columns-repeated="2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Vielleicht gehe ich morgen ins Kino.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be Ill go to the cinema tomorrow.</text:p>
          </table:table-cell>
          <table:table-cell table:number-columns-repeated="2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string" calcext:value-type="string">
            <text:p>Lust haben</text:p>
          </table:table-cell>
          <table:table-cell office:value-type="string" calcext:value-type="string">
            <text:p>Ich habe Lust auf Pizza.</text:p>
          </table:table-cell>
          <table:table-cell office:value-type="string" calcext:value-type="string">
            <text:p>to feel like</text:p>
          </table:table-cell>
          <table:table-cell office:value-type="string" calcext:value-type="string">
            <text:p>I feel like having pizza.</text:p>
          </table:table-cell>
          <table:table-cell table:number-columns-repeated="2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string" calcext:value-type="string">
            <text:p>Zeit haben</text:p>
          </table:table-cell>
          <table:table-cell office:value-type="string" calcext:value-type="string">
            <text:p>Hast du Zeit, am Samstag zu kommen?</text:p>
          </table:table-cell>
          <table:table-cell office:value-type="string" calcext:value-type="string">
            <text:p>to have time</text:p>
          </table:table-cell>
          <table:table-cell office:value-type="string" calcext:value-type="string">
            <text:p>Do you have time to come on Saturday?</text:p>
          </table:table-cell>
          <table:table-cell table:number-columns-repeated="2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Ich rufe dich später an.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Ill call you later.</text:p>
          </table:table-cell>
          <table:table-cell table:number-columns-repeated="2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Leider kann ich nicht kommen.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Unfortunately, I cant come.</text:p>
          </table:table-cell>
          <table:table-cell table:number-columns-repeated="2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Ich koche gerne Abendessen.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I like to cook dinner.</text:p>
          </table:table-cell>
          <table:table-cell table:number-columns-repeated="2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string" calcext:value-type="string">
            <text:p>Guten Appetit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</text:p>
          </table:table-cell>
          <table:table-cell office:value-type="string" calcext:value-type="string">
            <text:p>Enjoy your meal!</text:p>
          </table:table-cell>
          <table:table-cell table:number-columns-repeated="2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string" calcext:value-type="string">
            <text:p>der Apfel, -Äpfel</text:p>
          </table:table-cell>
          <table:table-cell office:value-type="string" calcext:value-type="string">
            <text:p>Ein Apfel am Tag hält den Arzt fern.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n apple a day keeps the doctor away.</text:p>
          </table:table-cell>
          <table:table-cell table:number-columns-repeated="2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string" calcext:value-type="string">
            <text:p>die Banane, -n</text:p>
          </table:table-cell>
          <table:table-cell office:value-type="string" calcext:value-type="string">
            <text:p>Ich esse eine Banane zum Frühstück.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I eat a banana for breakfast.</text:p>
          </table:table-cell>
          <table:table-cell table:number-columns-repeated="2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string" calcext:value-type="string">
            <text:p>das Brot, -e</text:p>
          </table:table-cell>
          <table:table-cell office:value-type="string" calcext:value-type="string">
            <text:p>Wir kaufen frisches Brot beim Bäcker.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We buy fresh bread from the bakery.</text:p>
          </table:table-cell>
          <table:table-cell table:number-columns-repeated="2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string" calcext:value-type="string">
            <text:p>die Butter, Sg.</text:p>
          </table:table-cell>
          <table:table-cell office:value-type="string" calcext:value-type="string">
            <text:p>Ich schmiere Butter auf mein Brot.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I spread butter on my bread.</text:p>
          </table:table-cell>
          <table:table-cell table:number-columns-repeated="2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string" calcext:value-type="string">
            <text:p>das Hähnchen, -</text:p>
          </table:table-cell>
          <table:table-cell office:value-type="string" calcext:value-type="string">
            <text:p>Wir grillen Hähnchen im Garten.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We barbecue chicken in the garden.</text:p>
          </table:table-cell>
          <table:table-cell table:number-columns-repeated="2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string" calcext:value-type="string">
            <text:p>die Kartoffel, -n</text:p>
          </table:table-cell>
          <table:table-cell office:value-type="string" calcext:value-type="string">
            <text:p>Kartoffeln sind eine wichtige Beilage in vielen Gerichten.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otatoes are an important side dish in many dishes.</text:p>
          </table:table-cell>
          <table:table-cell table:number-columns-repeated="2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string" calcext:value-type="string">
            <text:p>der Käse, Sg.</text:p>
          </table:table-cell>
          <table:table-cell office:value-type="string" calcext:value-type="string">
            <text:p>Ich liebe Käse auf meiner Pizza.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I love cheese on my pizza.</text:p>
          </table:table-cell>
          <table:table-cell table:number-columns-repeated="2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string" calcext:value-type="string">
            <text:p>die Milch, Sg.</text:p>
          </table:table-cell>
          <table:table-cell office:value-type="string" calcext:value-type="string">
            <text:p>Morgens trinke ich immer Milch.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I always drink milk in the morning.</text:p>
          </table:table-cell>
          <table:table-cell table:number-columns-repeated="2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string" calcext:value-type="string">
            <text:p>die Nudeln, PI.</text:p>
          </table:table-cell>
          <table:table-cell office:value-type="string" calcext:value-type="string">
            <text:p>Spaghetti sind eine Art von Nudeln.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Spaghetti are a type of pasta.</text:p>
          </table:table-cell>
          <table:table-cell table:number-columns-repeated="2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string" calcext:value-type="string">
            <text:p>der Reis, Sg.</text:p>
          </table:table-cell>
          <table:table-cell office:value-type="string" calcext:value-type="string">
            <text:p>Ich esse gerne Reis mit Gemüse.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I like to eat rice with vegetables.</text:p>
          </table:table-cell>
          <table:table-cell table:number-columns-repeated="2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string" calcext:value-type="string">
            <text:p>der Salat, -e</text:p>
          </table:table-cell>
          <table:table-cell office:value-type="string" calcext:value-type="string">
            <text:p>Ein gemischter Salat ist gesund.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A mixed salad is healthy.</text:p>
          </table:table-cell>
          <table:table-cell table:number-columns-repeated="2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string" calcext:value-type="string">
            <text:p>der Tee, Sg.</text:p>
          </table:table-cell>
          <table:table-cell office:value-type="string" calcext:value-type="string">
            <text:p>Ich trinke gerne grünen Tee.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I like to drink green tea.</text:p>
          </table:table-cell>
          <table:table-cell table:number-columns-repeated="2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string" calcext:value-type="string">
            <text:p>der Fisch, -e</text:p>
          </table:table-cell>
          <table:table-cell office:value-type="string" calcext:value-type="string">
            <text:p>Gebackener Fisch ist mein Lieblingsessen.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aked fish is my favorite meal.</text:p>
          </table:table-cell>
          <table:table-cell table:number-columns-repeated="2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string" calcext:value-type="string">
            <text:p>die Tomate, -n</text:p>
          </table:table-cell>
          <table:table-cell office:value-type="string" calcext:value-type="string">
            <text:p>Tomaten sind eine wichtige Zutat in vielen Gerichten.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es are an important ingredient in many dishes.</text:p>
          </table:table-cell>
          <table:table-cell table:number-columns-repeated="2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string" calcext:value-type="string">
            <text:p>das Wasser, Sg.</text:p>
          </table:table-cell>
          <table:table-cell office:value-type="string" calcext:value-type="string">
            <text:p>Trink bitte genug Wasser, um hydratisiert zu bleiben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lease drink enough water to stay hydrated.</text:p>
          </table:table-cell>
          <table:table-cell table:number-columns-repeated="2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string" calcext:value-type="string">
            <text:p>der Wein, -e</text:p>
          </table:table-cell>
          <table:table-cell office:value-type="string" calcext:value-type="string">
            <text:p>Wir genießen ein Glas Wein zum Abendessen.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e enjoy a glass of wine with dinner.</text:p>
          </table:table-cell>
          <table:table-cell table:number-columns-repeated="2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string" calcext:value-type="string">
            <text:p>die Wurst, " -e</text:p>
          </table:table-cell>
          <table:table-cell office:value-type="string" calcext:value-type="string">
            <text:p>Ich esse gerne Wurstbrote zum Frühstück.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I like to eat sausage sandwiches for breakfast.</text:p>
          </table:table-cell>
          <table:table-cell table:number-columns-repeated="2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Wir essen Abendessen um 18 Uhr.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We eat dinner at 6 oclock.</text:p>
          </table:table-cell>
          <table:table-cell table:number-columns-repeated="2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Ich trinke Kaffee am Morgen.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I drink coffee in the morning.</text:p>
          </table:table-cell>
          <table:table-cell table:number-columns-repeated="2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Ich mache täglich Sport.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I exercise daily.</text:p>
          </table:table-cell>
          <table:table-cell table:number-columns-repeated="2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Ich treffe meine Freunde of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I often meet my friends.</text:p>
          </table:table-cell>
          <table:table-cell table:number-columns-repeated="2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Manchmal gehe ich alleine spazieren.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Sometimes I go for a walk alone.</text:p>
          </table:table-cell>
          <table:table-cell table:number-columns-repeated="2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ch esse selten Fast Food.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I rarely eat fast food.</text:p>
          </table:table-cell>
          <table:table-cell table:number-columns-repeated="2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ch trinke nie Alkohol.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 never drink alcohol.</text:p>
          </table:table-cell>
          <table:table-cell table:number-columns-repeated="2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string" calcext:value-type="string">
            <text:p>das Ei, -er</text:p>
          </table:table-cell>
          <table:table-cell office:value-type="string" calcext:value-type="string">
            <text:p>Ich brate ein Ei zum Frühstück.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I fry an egg for breakfast.</text:p>
          </table:table-cell>
          <table:table-cell table:number-columns-repeated="2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string" calcext:value-type="string">
            <text:p>der Zucker, Sg.</text:p>
          </table:table-cell>
          <table:table-cell office:value-type="string" calcext:value-type="string">
            <text:p>Zucker macht den Kaffee süß.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ar makes the coffee sweet.</text:p>
          </table:table-cell>
          <table:table-cell table:number-columns-repeated="2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string" calcext:value-type="string">
            <text:p>die Orange, -n</text:p>
          </table:table-cell>
          <table:table-cell office:value-type="string" calcext:value-type="string">
            <text:p>Ich esse eine saftige Orange.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 eat a juicy orange.</text:p>
          </table:table-cell>
          <table:table-cell table:number-columns-repeated="2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string" calcext:value-type="string">
            <text:p>die Spaghetti, PI.</text:p>
          </table:table-cell>
          <table:table-cell office:value-type="string" calcext:value-type="string">
            <text:p>Spaghetti sind lecker mit Tomatensauce.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ghetti are delicious with tomato sauce.</text:p>
          </table:table-cell>
          <table:table-cell table:number-columns-repeated="2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string" calcext:value-type="string">
            <text:p>das Brötchen, -</text:p>
          </table:table-cell>
          <table:table-cell office:value-type="string" calcext:value-type="string">
            <text:p>Ein frisches Brötchen zum Frühstück schmeckt gut.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A fresh roll for breakfast tastes good.</text:p>
          </table:table-cell>
          <table:table-cell table:number-columns-repeated="2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string" calcext:value-type="string">
            <text:p>das Getränk, -e</text:p>
          </table:table-cell>
          <table:table-cell office:value-type="string" calcext:value-type="string">
            <text:p>Was ist dein Lieblingsgetränk?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What is your favorite beverage?</text:p>
          </table:table-cell>
          <table:table-cell table:number-columns-repeated="2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string" calcext:value-type="string">
            <text:p>das Bier, -e</text:p>
          </table:table-cell>
          <table:table-cell office:value-type="string" calcext:value-type="string">
            <text:p>In Deutschland trinken viele Menschen gerne Bier.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In Germany, many people like to drink beer.</text:p>
          </table:table-cell>
          <table:table-cell table:number-columns-repeated="2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string" calcext:value-type="string">
            <text:p>der Apfelsaft, " -e</text:p>
          </table:table-cell>
          <table:table-cell office:value-type="string" calcext:value-type="string">
            <text:p>Apfelsaft ist erfrischend an einem heißen Tag.</text:p>
          </table:table-cell>
          <table:table-cell office:value-type="string" calcext:value-type="string">
            <text:p>apple juice</text:p>
          </table:table-cell>
          <table:table-cell office:value-type="string" calcext:value-type="string">
            <text:p>Apple juice is refreshing on a hot day.</text:p>
          </table:table-cell>
          <table:table-cell table:number-columns-repeated="2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Bitte hilf mir.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ase help me.</text:p>
          </table:table-cell>
          <table:table-cell table:number-columns-repeated="2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Ich bin müde, doch ich möchte noch arbeiten.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Im tired, yet I want to keep working.</text:p>
          </table:table-cell>
          <table:table-cell table:number-columns-repeated="2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string" calcext:value-type="string">
            <text:p>vergessen</text:p>
          </table:table-cell>
          <table:table-cell office:value-type="string" calcext:value-type="string">
            <text:p>Ich habe meine Schlüssel zu Hause vergessen.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I forgot my keys at home.</text:p>
          </table:table-cell>
          <table:table-cell table:number-columns-repeated="2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string" calcext:value-type="string">
            <text:p>holen</text:p>
          </table:table-cell>
          <table:table-cell office:value-type="string" calcext:value-type="string">
            <text:p>Kannst du bitte Milch aus dem Laden holen?</text:p>
          </table:table-cell>
          <table:table-cell office:value-type="string" calcext:value-type="string">
            <text:p>to fetch</text:p>
          </table:table-cell>
          <table:table-cell office:value-type="string" calcext:value-type="string">
            <text:p>Can you please fetch milk from the store?</text:p>
          </table:table-cell>
          <table:table-cell table:number-columns-repeated="2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string" calcext:value-type="string">
            <text:p>warten</text:p>
          </table:table-cell>
          <table:table-cell office:value-type="string" calcext:value-type="string">
            <text:p>Wir müssen auf den Bus warten.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We need to wait for the bus.</text:p>
          </table:table-cell>
          <table:table-cell table:number-columns-repeated="2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string" calcext:value-type="string">
            <text:p>der Hunger, Sg.</text:p>
          </table:table-cell>
          <table:table-cell office:value-type="string" calcext:value-type="string">
            <text:p>Ich habe Hunger.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Im hungry.</text:p>
          </table:table-cell>
          <table:table-cell table:number-columns-repeated="2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string" calcext:value-type="string">
            <text:p>Ich habe Hunger.</text:p>
          </table:table-cell>
          <table:table-cell/>
          <table:table-cell office:value-type="string" calcext:value-type="string">
            <text:p>Im hungry.</text:p>
          </table:table-cell>
          <table:table-cell table:number-columns-repeated="3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string" calcext:value-type="string">
            <text:p>der Durst</text:p>
          </table:table-cell>
          <table:table-cell office:value-type="string" calcext:value-type="string">
            <text:p>Ich habe Durst.</text:p>
          </table:table-cell>
          <table:table-cell office:value-type="string" calcext:value-type="string">
            <text:p>the thirst</text:p>
          </table:table-cell>
          <table:table-cell office:value-type="string" calcext:value-type="string">
            <text:p>im thirsty.</text:p>
          </table:table-cell>
          <table:table-cell table:number-columns-repeated="2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string" calcext:value-type="string">
            <text:p>Ich habe Durst.</text:p>
          </table:table-cell>
          <table:table-cell/>
          <table:table-cell office:value-type="string" calcext:value-type="string">
            <text:p>im thirsty.</text:p>
          </table:table-cell>
          <table:table-cell table:number-columns-repeated="3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string" calcext:value-type="string">
            <text:p>probieren</text:p>
          </table:table-cell>
          <table:table-cell office:value-type="string" calcext:value-type="string">
            <text:p>Möchtest du etwas Neues probieren?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Do you want to try something new?</text:p>
          </table:table-cell>
          <table:table-cell table:number-columns-repeated="2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string" calcext:value-type="string">
            <text:p>die Packung, -en</text:p>
          </table:table-cell>
          <table:table-cell office:value-type="string" calcext:value-type="string">
            <text:p>Die Packung enthält vier Schokoriegel.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 packaging contains four chocolate bars.</text:p>
          </table:table-cell>
          <table:table-cell table:number-columns-repeated="2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string" calcext:value-type="string">
            <text:p>die Dose, -n</text:p>
          </table:table-cell>
          <table:table-cell office:value-type="string" calcext:value-type="string">
            <text:p>Die Dose ist voll mit Erbsen.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e can is full of peas.</text:p>
          </table:table-cell>
          <table:table-cell table:number-columns-repeated="2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string" calcext:value-type="string">
            <text:p>das Glas, " -er</text:p>
          </table:table-cell>
          <table:table-cell office:value-type="string" calcext:value-type="string">
            <text:p>Ich trinke Wasser aus einem Glas.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I drink water from a glass.</text:p>
          </table:table-cell>
          <table:table-cell table:number-columns-repeated="2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string" calcext:value-type="string">
            <text:p>der Becher, -</text:p>
          </table:table-cell>
          <table:table-cell office:value-type="string" calcext:value-type="string">
            <text:p>Der Becher ist voll mit Eiscreme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e cup is full of ice cream.</text:p>
          </table:table-cell>
          <table:table-cell table:number-columns-repeated="2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string" calcext:value-type="string">
            <text:p>die Tüte, -n</text:p>
          </table:table-cell>
          <table:table-cell office:value-type="string" calcext:value-type="string">
            <text:p>Die Tüte enthält frisches Brot.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he bag contains fresh bread.</text:p>
          </table:table-cell>
          <table:table-cell table:number-columns-repeated="2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string" calcext:value-type="string">
            <text:p>der Kasten, " -</text:p>
          </table:table-cell>
          <table:table-cell office:value-type="string" calcext:value-type="string">
            <text:p>Der Kasten ist schwer.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he box is heavy.</text:p>
          </table:table-cell>
          <table:table-cell table:number-columns-repeated="2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string" calcext:value-type="string">
            <text:p>das Stück, Sg.</text:p>
          </table:table-cell>
          <table:table-cell office:value-type="string" calcext:value-type="string">
            <text:p>Ein Stück Kuchen, bitte.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 piece of cake, please.</text:p>
          </table:table-cell>
          <table:table-cell table:number-columns-repeated="2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string" calcext:value-type="string">
            <text:p>die Tafel Schokolade</text:p>
          </table:table-cell>
          <table:table-cell office:value-type="string" calcext:value-type="string">
            <text:p>Ich esse gerne eine Tafel Schokolade.</text:p>
          </table:table-cell>
          <table:table-cell office:value-type="string" calcext:value-type="string">
            <text:p>chocolate bar</text:p>
          </table:table-cell>
          <table:table-cell office:value-type="string" calcext:value-type="string">
            <text:p>I like to eat a chocolate bar.</text:p>
          </table:table-cell>
          <table:table-cell table:number-columns-repeated="2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string" calcext:value-type="string">
            <text:p>die Scheibe, -n</text:p>
          </table:table-cell>
          <table:table-cell office:value-type="string" calcext:value-type="string">
            <text:p>Ich möchte eine Scheibe Käse.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Id like a slice of cheese.</text:p>
          </table:table-cell>
          <table:table-cell table:number-columns-repeated="2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string" calcext:value-type="string">
            <text:p>das Gramm, Sg.</text:p>
          </table:table-cell>
          <table:table-cell office:value-type="string" calcext:value-type="string">
            <text:p>100 Gramm Mehl werden benötigt.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100 grams of flour are needed.</text:p>
          </table:table-cell>
          <table:table-cell table:number-columns-repeated="2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string" calcext:value-type="string">
            <text:p>das Kilo/ Kilogramm, Sg</text:p>
          </table:table-cell>
          <table:table-cell office:value-type="string" calcext:value-type="string">
            <text:p>Ein Kilogramm sind 1000 Gramm.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One kilogram is 1000 grams.</text:p>
          </table:table-cell>
          <table:table-cell table:number-columns-repeated="2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string" calcext:value-type="string">
            <text:p>das Pfund, Sg.</text:p>
          </table:table-cell>
          <table:table-cell office:value-type="string" calcext:value-type="string">
            <text:p>Ein Pfund entspricht etwa 0,45 Kilogramm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One pound is approximately 0.45 kilograms.</text:p>
          </table:table-cell>
          <table:table-cell table:number-columns-repeated="2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string" calcext:value-type="string">
            <text:p>der Liter, Sg.</text:p>
          </table:table-cell>
          <table:table-cell office:value-type="string" calcext:value-type="string">
            <text:p>Eine Flasche enthält 1,5 Liter Wasser.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A bottle contains 1.5 liters of water.</text:p>
          </table:table-cell>
          <table:table-cell table:number-columns-repeated="2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string" calcext:value-type="string">
            <text:p>das Obst, Sg.</text:p>
          </table:table-cell>
          <table:table-cell office:value-type="string" calcext:value-type="string">
            <text:p>Obst ist gesund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 is healthy.</text:p>
          </table:table-cell>
          <table:table-cell table:number-columns-repeated="2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string" calcext:value-type="string">
            <text:p>das Gemüse, Sg.</text:p>
          </table:table-cell>
          <table:table-cell office:value-type="string" calcext:value-type="string">
            <text:p>Gemüse enthält viele Vitamine.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Vegetables contain many vitamins.</text:p>
          </table:table-cell>
          <table:table-cell table:number-columns-repeated="2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string" calcext:value-type="string">
            <text:p>der Kunde, -n</text:p>
          </table:table-cell>
          <table:table-cell office:value-type="string" calcext:value-type="string">
            <text:p>Der Kunde hat ein Problem mit seinem Kauf.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The customer has an issue with his purchase.</text:p>
          </table:table-cell>
          <table:table-cell table:number-columns-repeated="2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string" calcext:value-type="string">
            <text:p>die Kundin, -nen</text:p>
          </table:table-cell>
          <table:table-cell office:value-type="string" calcext:value-type="string">
            <text:p>Die Kundin ist mit dem Service zufrieden.</text:p>
          </table:table-cell>
          <table:table-cell office:value-type="string" calcext:value-type="string">
            <text:p>female customer</text:p>
          </table:table-cell>
          <table:table-cell office:value-type="string" calcext:value-type="string">
            <text:p>The female customer is satisfied with the service.</text:p>
          </table:table-cell>
          <table:table-cell table:number-columns-repeated="2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string" calcext:value-type="string">
            <text:p>der Preis, -e</text:p>
          </table:table-cell>
          <table:table-cell office:value-type="string" calcext:value-type="string">
            <text:p>Der Preis für das Produkt ist fair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he price for the product is fair.</text:p>
          </table:table-cell>
          <table:table-cell table:number-columns-repeated="2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string" calcext:value-type="string">
            <text:p>der Markt, " -e</text:p>
          </table:table-cell>
          <table:table-cell office:value-type="string" calcext:value-type="string">
            <text:p>Der Markt ist samstags geöffnet.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he market is open on Saturdays.</text:p>
          </table:table-cell>
          <table:table-cell table:number-columns-repeated="2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string" calcext:value-type="string">
            <text:p>die Metzgerei, -en</text:p>
          </table:table-cell>
          <table:table-cell office:value-type="string" calcext:value-type="string">
            <text:p>In der Metzgerei kaufe ich Fleisch.</text:p>
          </table:table-cell>
          <table:table-cell office:value-type="string" calcext:value-type="string">
            <text:p>butcher shop</text:p>
          </table:table-cell>
          <table:table-cell office:value-type="string" calcext:value-type="string">
            <text:p>I buy meat at the butcher shop.</text:p>
          </table:table-cell>
          <table:table-cell table:number-columns-repeated="2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string" calcext:value-type="string">
            <text:p>die Bäckerei, -en</text:p>
          </table:table-cell>
          <table:table-cell office:value-type="string" calcext:value-type="string">
            <text:p>In der Bäckerei gibt es frisches Brot.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The bakery has fresh bread.</text:p>
          </table:table-cell>
          <table:table-cell table:number-columns-repeated="2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string" calcext:value-type="string">
            <text:p>Ich hätte gern ...</text:p>
          </table:table-cell>
          <table:table-cell office:value-type="string" calcext:value-type="string">
            <text:p>Ich hätte gern ein Brötchen mit Käse.</text:p>
          </table:table-cell>
          <table:table-cell office:value-type="string" calcext:value-type="string">
            <text:p>I would like ...</text:p>
          </table:table-cell>
          <table:table-cell office:value-type="string" calcext:value-type="string">
            <text:p>I would like a roll with cheese.</text:p>
          </table:table-cell>
          <table:table-cell table:number-columns-repeated="2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string" calcext:value-type="string">
            <text:p>Haben Sie noch ...</text:p>
          </table:table-cell>
          <table:table-cell office:value-type="string" calcext:value-type="string">
            <text:p>Haben Sie noch frisches Brot?</text:p>
          </table:table-cell>
          <table:table-cell office:value-type="string" calcext:value-type="string">
            <text:p>Do you have ...</text:p>
          </table:table-cell>
          <table:table-cell office:value-type="string" calcext:value-type="string">
            <text:p>Do you have fresh bread?</text:p>
          </table:table-cell>
          <table:table-cell table:number-columns-repeated="2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string" calcext:value-type="string">
            <text:p>passend</text:p>
          </table:table-cell>
          <table:table-cell office:value-type="string" calcext:value-type="string">
            <text:p>Das Kleid ist passend für die Hochzeit.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The dress is appropriate for the wedding.</text:p>
          </table:table-cell>
          <table:table-cell table:number-columns-repeated="2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Ich bekomme ein Geschenk zum Geburtstag.</text:p>
          </table:table-cell>
          <table:table-cell office:value-type="string" calcext:value-type="string">
            <text:p>to receive</text:p>
          </table:table-cell>
          <table:table-cell office:value-type="string" calcext:value-type="string">
            <text:p>I receive a gift for my birthday.</text:p>
          </table:table-cell>
          <table:table-cell table:number-columns-repeated="2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Gib mir bitte mein Buch zurück.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lease give me my book back.</text:p>
          </table:table-cell>
          <table:table-cell table:number-columns-repeated="2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string" calcext:value-type="string">
            <text:p>möchten</text:p>
          </table:table-cell>
          <table:table-cell office:value-type="string" calcext:value-type="string">
            <text:p>Ich möchte eine Tasse Kaffee, bitte.</text:p>
          </table:table-cell>
          <table:table-cell office:value-type="string" calcext:value-type="string">
            <text:p>would like</text:p>
          </table:table-cell>
          <table:table-cell office:value-type="string" calcext:value-type="string">
            <text:p>I would like a cup of coffee, please.</text:p>
          </table:table-cell>
          <table:table-cell table:number-columns-repeated="2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string" calcext:value-type="string">
            <text:p>mögen</text:p>
          </table:table-cell>
          <table:table-cell office:value-type="string" calcext:value-type="string">
            <text:p>Ich mag Schokolade.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I like chocolate.</text:p>
          </table:table-cell>
          <table:table-cell table:number-columns-repeated="2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string" calcext:value-type="string">
            <text:p>das Frühstück</text:p>
          </table:table-cell>
          <table:table-cell office:value-type="string" calcext:value-type="string">
            <text:p>Ich esse Müsli zum Frühstück.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I eat cereal for breakfast.</text:p>
          </table:table-cell>
          <table:table-cell table:number-columns-repeated="2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Das Mittagessen ist um 12 Uhr.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is at 12 oclock.</text:p>
          </table:table-cell>
          <table:table-cell table:number-columns-repeated="2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string" calcext:value-type="string">
            <text:p>das Abendessen</text:p>
          </table:table-cell>
          <table:table-cell office:value-type="string" calcext:value-type="string">
            <text:p>Wir essen um 19 Uhr zu Abend.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We have dinner at 7 p.m.</text:p>
          </table:table-cell>
          <table:table-cell table:number-columns-repeated="2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string" calcext:value-type="string">
            <text:p>frühstücken</text:p>
          </table:table-cell>
          <table:table-cell office:value-type="string" calcext:value-type="string">
            <text:p>Ich frühstücke jeden Morgen um 7 Uhr.</text:p>
          </table:table-cell>
          <table:table-cell office:value-type="string" calcext:value-type="string">
            <text:p>to have breakfast</text:p>
          </table:table-cell>
          <table:table-cell office:value-type="string" calcext:value-type="string">
            <text:p>I have breakfast every morning at 7 oclock.</text:p>
          </table:table-cell>
          <table:table-cell table:number-columns-repeated="2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string" calcext:value-type="string">
            <text:p>der Bankkaufmann, -männer</text:p>
          </table:table-cell>
          <table:table-cell office:value-type="string" calcext:value-type="string">
            <text:p>Der Bankkaufmann berät Kunden in Finanzangelegenheiten.</text:p>
          </table:table-cell>
          <table:table-cell office:value-type="string" calcext:value-type="string">
            <text:p>banker (male)</text:p>
          </table:table-cell>
          <table:table-cell office:value-type="string" calcext:value-type="string">
            <text:p>The male banker advises customers on financial matters.</text:p>
          </table:table-cell>
          <table:table-cell table:number-columns-repeated="2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string" calcext:value-type="string">
            <text:p>die Bankkauffrau, -en</text:p>
          </table:table-cell>
          <table:table-cell office:value-type="string" calcext:value-type="string">
            <text:p>Die Bankkauffrau arbeitet in der Filiale.</text:p>
          </table:table-cell>
          <table:table-cell office:value-type="string" calcext:value-type="string">
            <text:p>banker (female)</text:p>
          </table:table-cell>
          <table:table-cell office:value-type="string" calcext:value-type="string">
            <text:p>The female banker works at the branch.</text:p>
          </table:table-cell>
          <table:table-cell table:number-columns-repeated="2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string" calcext:value-type="string">
            <text:p>PI: Bankkaufleute</text:p>
          </table:table-cell>
          <table:table-cell office:value-type="string" calcext:value-type="string">
            <text:p>Bankkaufleute arbeiten im Finanzwesen.</text:p>
          </table:table-cell>
          <table:table-cell office:value-type="string" calcext:value-type="string">
            <text:p>bankers</text:p>
          </table:table-cell>
          <table:table-cell office:value-type="string" calcext:value-type="string">
            <text:p>Bankers work in the financial sector.</text:p>
          </table:table-cell>
          <table:table-cell table:number-columns-repeated="2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string" calcext:value-type="string">
            <text:p>der/die Altenpfleger/in, -/-nen</text:p>
          </table:table-cell>
          <table:table-cell office:value-type="string" calcext:value-type="string">
            <text:p>Der Altenpfleger kümmert sich um ältere Patienten.</text:p>
          </table:table-cell>
          <table:table-cell office:value-type="string" calcext:value-type="string">
            <text:p>geriatric nurse</text:p>
          </table:table-cell>
          <table:table-cell office:value-type="string" calcext:value-type="string">
            <text:p>The geriatric nurse takes care of elderly patients.</text:p>
          </table:table-cell>
          <table:table-cell table:number-columns-repeated="2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string" calcext:value-type="string">
            <text:p>der/die Kellner/in, -/-nen</text:p>
          </table:table-cell>
          <table:table-cell office:value-type="string" calcext:value-type="string">
            <text:p>Die Kellnerin nimmt die Bestellungen der Gäste auf.</text:p>
          </table:table-cell>
          <table:table-cell office:value-type="string" calcext:value-type="string">
            <text:p>waiter/waitress</text:p>
          </table:table-cell>
          <table:table-cell office:value-type="string" calcext:value-type="string">
            <text:p>The waitress takes the guests orders.</text:p>
          </table:table-cell>
          <table:table-cell table:number-columns-repeated="2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string" calcext:value-type="string">
            <text:p>der/die Kfz-Mechaniker/in, -/-nen</text:p>
          </table:table-cell>
          <table:table-cell office:value-type="string" calcext:value-type="string">
            <text:p>Der Kfz-Mechaniker repariert Autos.</text:p>
          </table:table-cell>
          <table:table-cell office:value-type="string" calcext:value-type="string">
            <text:p>automotive mechanic</text:p>
          </table:table-cell>
          <table:table-cell office:value-type="string" calcext:value-type="string">
            <text:p>The automotive mechanic repairs cars.</text:p>
          </table:table-cell>
          <table:table-cell table:number-columns-repeated="2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string" calcext:value-type="string">
            <text:p>die Reinigungskraft, " -e</text:p>
          </table:table-cell>
          <table:table-cell office:value-type="string" calcext:value-type="string">
            <text:p>Die Reinigungskraft sorgt für Sauberkeit im Büro.</text:p>
          </table:table-cell>
          <table:table-cell office:value-type="string" calcext:value-type="string">
            <text:p>cleaning staff</text:p>
          </table:table-cell>
          <table:table-cell office:value-type="string" calcext:value-type="string">
            <text:p>The cleaning staff ensures cleanliness in the office.</text:p>
          </table:table-cell>
          <table:table-cell table:number-columns-repeated="2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string" calcext:value-type="string">
            <text:p>der/die Taxifahrer/in, -/-nen</text:p>
          </table:table-cell>
          <table:table-cell office:value-type="string" calcext:value-type="string">
            <text:p>Der Taxifahrer bringt die Passagiere zum Flughafen.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The taxi driver takes passengers to the airport.</text:p>
          </table:table-cell>
          <table:table-cell table:number-columns-repeated="2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string" calcext:value-type="string">
            <text:p>der/die Briefträger/in, -/-nen</text:p>
          </table:table-cell>
          <table:table-cell office:value-type="string" calcext:value-type="string">
            <text:p>Der Briefträger bringt die Post jeden Morgen.</text:p>
          </table:table-cell>
          <table:table-cell office:value-type="string" calcext:value-type="string">
            <text:p>mail carrier</text:p>
          </table:table-cell>
          <table:table-cell office:value-type="string" calcext:value-type="string">
            <text:p>The mail carrier delivers the mail every morning.</text:p>
          </table:table-cell>
          <table:table-cell table:number-columns-repeated="2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string" calcext:value-type="string">
            <text:p>der Koch, -e</text:p>
          </table:table-cell>
          <table:table-cell office:value-type="string" calcext:value-type="string">
            <text:p>Der Koch bereitet köstliche Gerichte zu.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The cook prepares delicious dishes.</text:p>
          </table:table-cell>
          <table:table-cell table:number-columns-repeated="2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string" calcext:value-type="string">
            <text:p>die Köchin, -nen</text:p>
          </table:table-cell>
          <table:table-cell office:value-type="string" calcext:value-type="string">
            <text:p>Die Köchin arbeitet in einem Sternerestaurant.</text:p>
          </table:table-cell>
          <table:table-cell office:value-type="string" calcext:value-type="string">
            <text:p>female cook</text:p>
          </table:table-cell>
          <table:table-cell office:value-type="string" calcext:value-type="string">
            <text:p>The female cook works in a Michelin-starred restaurant.</text:p>
          </table:table-cell>
          <table:table-cell table:number-columns-repeated="2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string" calcext:value-type="string">
            <text:p>die Baustelle, -n</text:p>
          </table:table-cell>
          <table:table-cell office:value-type="string" calcext:value-type="string">
            <text:p>Auf der Baustelle wird ein neues Gebäude errichtet.</text:p>
          </table:table-cell>
          <table:table-cell office:value-type="string" calcext:value-type="string">
            <text:p>construction site</text:p>
          </table:table-cell>
          <table:table-cell office:value-type="string" calcext:value-type="string">
            <text:p>A new building is being constructed at the construction site.</text:p>
          </table:table-cell>
          <table:table-cell table:number-columns-repeated="2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string" calcext:value-type="string">
            <text:p>die Werkstatt, " -en</text:p>
          </table:table-cell>
          <table:table-cell office:value-type="string" calcext:value-type="string">
            <text:p>In der Werkstatt werden Reparaturen durchgeführt.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Repairs are carried out in the workshop.</text:p>
          </table:table-cell>
          <table:table-cell table:number-columns-repeated="2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string" calcext:value-type="string">
            <text:p>die Bank, -en</text:p>
          </table:table-cell>
          <table:table-cell office:value-type="string" calcext:value-type="string">
            <text:p>Ich gehe zur Bank, um Geld abzuheben.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 go to the bank to withdraw money.</text:p>
          </table:table-cell>
          <table:table-cell table:number-columns-repeated="2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string" calcext:value-type="string">
            <text:p>das Restaurant, -s</text:p>
          </table:table-cell>
          <table:table-cell office:value-type="string" calcext:value-type="string">
            <text:p>Wir essen heute Abend in einem italienischen Restaurant.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We are dining at an Italian restaurant tonight.</text:p>
          </table:table-cell>
          <table:table-cell table:number-columns-repeated="2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string" calcext:value-type="string">
            <text:p>das Büro, -s</text:p>
          </table:table-cell>
          <table:table-cell office:value-type="string" calcext:value-type="string">
            <text:p>Im Büro arbeiten viele Menschen.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y people work in the office.</text:p>
          </table:table-cell>
          <table:table-cell table:number-columns-repeated="2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string" calcext:value-type="string">
            <text:p>der/die Krankenpfleger/in, -/-nen</text:p>
          </table:table-cell>
          <table:table-cell office:value-type="string" calcext:value-type="string">
            <text:p>Die Krankenpflegerin kümmert sich um die Patienten.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The nurse takes care of the patients.</text:p>
          </table:table-cell>
          <table:table-cell table:number-columns-repeated="2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string" calcext:value-type="string">
            <text:p>die Krankenschwester, -n</text:p>
          </table:table-cell>
          <table:table-cell office:value-type="string" calcext:value-type="string">
            <text:p>Die Krankenschwester ist sehr freundlich.</text:p>
          </table:table-cell>
          <table:table-cell office:value-type="string" calcext:value-type="string">
            <text:p>nurse (female)</text:p>
          </table:table-cell>
          <table:table-cell office:value-type="string" calcext:value-type="string">
            <text:p>The female nurse is very friendly.</text:p>
          </table:table-cell>
          <table:table-cell table:number-columns-repeated="2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string" calcext:value-type="string">
            <text:p>der Schichtdienst, -e</text:p>
          </table:table-cell>
          <table:table-cell office:value-type="string" calcext:value-type="string">
            <text:p>Im Schichtdienst arbeitet man auch nachts.</text:p>
          </table:table-cell>
          <table:table-cell office:value-type="string" calcext:value-type="string">
            <text:p>shift work</text:p>
          </table:table-cell>
          <table:table-cell office:value-type="string" calcext:value-type="string">
            <text:p>In shift work, one also works at night.</text:p>
          </table:table-cell>
          <table:table-cell table:number-columns-repeated="2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string" calcext:value-type="string">
            <text:p>das Krankenhaus, " -er</text:p>
          </table:table-cell>
          <table:table-cell office:value-type="string" calcext:value-type="string">
            <text:p>Das Krankenhaus hat eine Notaufnahme.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The hospital has an emergency room.</text:p>
          </table:table-cell>
          <table:table-cell table:number-columns-repeated="2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string" calcext:value-type="string">
            <text:p>müssen</text:p>
          </table:table-cell>
          <table:table-cell office:value-type="string" calcext:value-type="string">
            <text:p>Ich muss heute Abend arbeiten.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I must work tonight.</text:p>
          </table:table-cell>
          <table:table-cell table:number-columns-repeated="2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Ich kann Deutsch sprechen.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 can speak German.</text:p>
          </table:table-cell>
          <table:table-cell table:number-columns-repeated="2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string" calcext:value-type="string">
            <text:p>wollen</text:p>
          </table:table-cell>
          <table:table-cell office:value-type="string" calcext:value-type="string">
            <text:p>Ich will im Sommer in den Urlaub fahren.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I want to go on vacation in the summer.</text:p>
          </table:table-cell>
          <table:table-cell table:number-columns-repeated="2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string" calcext:value-type="string">
            <text:p>das Geld, Sg.</text:p>
          </table:table-cell>
          <table:table-cell office:value-type="string" calcext:value-type="string">
            <text:p>Geld ist notwendig, um Dinge zu kaufen.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ey is necessary to buy things.</text:p>
          </table:table-cell>
          <table:table-cell table:number-columns-repeated="2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string" calcext:value-type="string">
            <text:p>verdienen</text:p>
          </table:table-cell>
          <table:table-cell office:value-type="string" calcext:value-type="string">
            <text:p>Er verdient viel Geld in seinem Job.</text:p>
          </table:table-cell>
          <table:table-cell office:value-type="string" calcext:value-type="string">
            <text:p>to earn</text:p>
          </table:table-cell>
          <table:table-cell office:value-type="string" calcext:value-type="string">
            <text:p>He earns a lot of money in his job.</text:p>
          </table:table-cell>
          <table:table-cell table:number-columns-repeated="2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string" calcext:value-type="string">
            <text:p>wechseln</text:p>
          </table:table-cell>
          <table:table-cell office:value-type="string" calcext:value-type="string">
            <text:p>Ich muss Euro in Dollar wechseln.</text:p>
          </table:table-cell>
          <table:table-cell office:value-type="string" calcext:value-type="string">
            <text:p>to exchange</text:p>
          </table:table-cell>
          <table:table-cell office:value-type="string" calcext:value-type="string">
            <text:p>I need to exchange euros for dollars.</text:p>
          </table:table-cell>
          <table:table-cell table:number-columns-repeated="2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string" calcext:value-type="string">
            <text:p>beraten</text:p>
          </table:table-cell>
          <table:table-cell office:value-type="string" calcext:value-type="string">
            <text:p>Der Berater hat mir gute Ratschläge gegeben.</text:p>
          </table:table-cell>
          <table:table-cell office:value-type="string" calcext:value-type="string">
            <text:p>to advise</text:p>
          </table:table-cell>
          <table:table-cell office:value-type="string" calcext:value-type="string">
            <text:p>The advisor gave me good advice.</text:p>
          </table:table-cell>
          <table:table-cell table:number-columns-repeated="2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Kannst du mir bitte helfen?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Can you please help me?</text:p>
          </table:table-cell>
          <table:table-cell table:number-columns-repeated="2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string" calcext:value-type="string">
            <text:p>die Überweisung, -en</text:p>
          </table:table-cell>
          <table:table-cell office:value-type="string" calcext:value-type="string">
            <text:p>Die Überweisung wurde erfolgreich durchgeführt.</text:p>
          </table:table-cell>
          <table:table-cell office:value-type="string" calcext:value-type="string">
            <text:p>bank transfer</text:p>
          </table:table-cell>
          <table:table-cell office:value-type="string" calcext:value-type="string">
            <text:p>The bank transfer was successful.</text:p>
          </table:table-cell>
          <table:table-cell table:number-columns-repeated="2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Wir müssen die Dokumente kontrollieren.</text:p>
          </table:table-cell>
          <table:table-cell office:value-type="string" calcext:value-type="string">
            <text:p>to check</text:p>
          </table:table-cell>
          <table:table-cell office:value-type="string" calcext:value-type="string">
            <text:p>We need to check the documents.</text:p>
          </table:table-cell>
          <table:table-cell table:number-columns-repeated="2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string" calcext:value-type="string">
            <text:p>die Kasse, -n</text:p>
          </table:table-cell>
          <table:table-cell office:value-type="string" calcext:value-type="string">
            <text:p>An der Kasse können Sie bezahlen.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You can pay at the checkout.</text:p>
          </table:table-cell>
          <table:table-cell table:number-columns-repeated="2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string" calcext:value-type="string">
            <text:p>das Formular, -e</text:p>
          </table:table-cell>
          <table:table-cell office:value-type="string" calcext:value-type="string">
            <text:p>Bitte füllen Sie das Formular aus.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lease fill out the form.</text:p>
          </table:table-cell>
          <table:table-cell table:number-columns-repeated="2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string" calcext:value-type="string">
            <text:p>unterschreiben</text:p>
          </table:table-cell>
          <table:table-cell office:value-type="string" calcext:value-type="string">
            <text:p>Sie müssen das Dokument unterschreiben.</text:p>
          </table:table-cell>
          <table:table-cell office:value-type="string" calcext:value-type="string">
            <text:p>to sign</text:p>
          </table:table-cell>
          <table:table-cell office:value-type="string" calcext:value-type="string">
            <text:p>You need to sign the document.</text:p>
          </table:table-cell>
          <table:table-cell table:number-columns-repeated="2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string" calcext:value-type="string">
            <text:p>der/die Sekretär/in, -e/-nen</text:p>
          </table:table-cell>
          <table:table-cell office:value-type="string" calcext:value-type="string">
            <text:p>Die Sekretärin organisiert den Terminkalender.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The secretary organizes the schedule.</text:p>
          </table:table-cell>
          <table:table-cell table:number-columns-repeated="2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string" calcext:value-type="string">
            <text:p>die Arbeitszeit, -en</text:p>
          </table:table-cell>
          <table:table-cell office:value-type="string" calcext:value-type="string">
            <text:p>Meine Arbeitszeit beträgt 40 Stunden pro Woche.</text:p>
          </table:table-cell>
          <table:table-cell office:value-type="string" calcext:value-type="string">
            <text:p>working hours</text:p>
          </table:table-cell>
          <table:table-cell office:value-type="string" calcext:value-type="string">
            <text:p>My working hours are 40 hours per week.</text:p>
          </table:table-cell>
          <table:table-cell table:number-columns-repeated="2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string" calcext:value-type="string">
            <text:p>anstrengend</text:p>
          </table:table-cell>
          <table:table-cell office:value-type="string" calcext:value-type="string">
            <text:p>Die Arbeit kann manchmal anstrengend sein.</text:p>
          </table:table-cell>
          <table:table-cell office:value-type="string" calcext:value-type="string">
            <text:p>tiring</text:p>
          </table:table-cell>
          <table:table-cell office:value-type="string" calcext:value-type="string">
            <text:p>Work can be tiring at times.</text:p>
          </table:table-cell>
          <table:table-cell table:number-columns-repeated="2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string" calcext:value-type="string">
            <text:p>das Team, -s</text:p>
          </table:table-cell>
          <table:table-cell office:value-type="string" calcext:value-type="string">
            <text:p>Wir sind ein starkes Team.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We are a strong team.</text:p>
          </table:table-cell>
          <table:table-cell table:number-columns-repeated="2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string" calcext:value-type="string">
            <text:p>allein, alleine</text:p>
          </table:table-cell>
          <table:table-cell office:value-type="string" calcext:value-type="string">
            <text:p>Manchmal arbeite ich gerne alleine.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metimes I like to work alone.</text:p>
          </table:table-cell>
          <table:table-cell table:number-columns-repeated="2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Wir planen, um die Welt zu reisen.</text:p>
          </table:table-cell>
          <table:table-cell office:value-type="string" calcext:value-type="string">
            <text:p>to travel</text:p>
          </table:table-cell>
          <table:table-cell office:value-type="string" calcext:value-type="string">
            <text:p>We plan to travel around the world.</text:p>
          </table:table-cell>
          <table:table-cell table:number-columns-repeated="2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string" calcext:value-type="string">
            <text:p>die Karriere, Sg.</text:p>
          </table:table-cell>
          <table:table-cell office:value-type="string" calcext:value-type="string">
            <text:p>Sie hat eine erfolgreiche Karriere in der Wirtschaft.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She has a successful career in business.</text:p>
          </table:table-cell>
          <table:table-cell table:number-columns-repeated="2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Wir spielen gerne draußen im Garten.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We like to play outside in the garden.</text:p>
          </table:table-cell>
          <table:table-cell table:number-columns-repeated="2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string" calcext:value-type="string">
            <text:p>drinnen</text:p>
          </table:table-cell>
          <table:table-cell office:value-type="string" calcext:value-type="string">
            <text:p>Es ist warm drinnen im Haus.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ts warm inside the house.</text:p>
          </table:table-cell>
          <table:table-cell table:number-columns-repeated="2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string" calcext:value-type="string">
            <text:p>der Geldautomat, -en</text:p>
          </table:table-cell>
          <table:table-cell office:value-type="string" calcext:value-type="string">
            <text:p>Am Geldautomat können Sie Bargeld abheben.</text:p>
          </table:table-cell>
          <table:table-cell office:value-type="string" calcext:value-type="string">
            <text:p>ATM (Automated Teller Machine)</text:p>
          </table:table-cell>
          <table:table-cell office:value-type="string" calcext:value-type="string">
            <text:p>You can withdraw cash from the ATM.</text:p>
          </table:table-cell>
          <table:table-cell table:number-columns-repeated="2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string" calcext:value-type="string">
            <text:p>die EC-Karte, -n</text:p>
          </table:table-cell>
          <table:table-cell office:value-type="string" calcext:value-type="string">
            <text:p>Die EC-Karte ermöglicht bargeldloses Bezahlen.</text:p>
          </table:table-cell>
          <table:table-cell office:value-type="string" calcext:value-type="string">
            <text:p>debit card</text:p>
          </table:table-cell>
          <table:table-cell office:value-type="string" calcext:value-type="string">
            <text:p>The debit card allows for cashless payments.</text:p>
          </table:table-cell>
          <table:table-cell table:number-columns-repeated="2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string" calcext:value-type="string">
            <text:p>die Kontonummer, -n</text:p>
          </table:table-cell>
          <table:table-cell office:value-type="string" calcext:value-type="string">
            <text:p>Bitte geben Sie Ihre Kontonummer ein.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Please enter your account number.</text:p>
          </table:table-cell>
          <table:table-cell table:number-columns-repeated="2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string" calcext:value-type="string">
            <text:p>der Kontoauszug, " -e</text:p>
          </table:table-cell>
          <table:table-cell office:value-type="string" calcext:value-type="string">
            <text:p>Der Kontoauszug zeigt alle Transaktionen.</text:p>
          </table:table-cell>
          <table:table-cell office:value-type="string" calcext:value-type="string">
            <text:p>bank statement</text:p>
          </table:table-cell>
          <table:table-cell office:value-type="string" calcext:value-type="string">
            <text:p>The bank statement shows all transactions.</text:p>
          </table:table-cell>
          <table:table-cell table:number-columns-repeated="2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string" calcext:value-type="string">
            <text:p>die IBAN</text:p>
          </table:table-cell>
          <table:table-cell office:value-type="string" calcext:value-type="string">
            <text:p>Die IBAN ist eine internationale Kontonummer.</text:p>
          </table:table-cell>
          <table:table-cell office:value-type="string" calcext:value-type="string">
            <text:p>IBAN (International Bank Account Number)</text:p>
          </table:table-cell>
          <table:table-cell office:value-type="string" calcext:value-type="string">
            <text:p>The IBAN is an international bank account number.</text:p>
          </table:table-cell>
          <table:table-cell table:number-columns-repeated="2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string" calcext:value-type="string">
            <text:p>die Gebühr, -en</text:p>
          </table:table-cell>
          <table:table-cell office:value-type="string" calcext:value-type="string">
            <text:p>Es gibt eine Gebühr für den Parkplatz.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There is a fee for the parking lot.</text:p>
          </table:table-cell>
          <table:table-cell table:number-columns-repeated="2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string" calcext:value-type="string">
            <text:p>überweisen</text:p>
          </table:table-cell>
          <table:table-cell office:value-type="string" calcext:value-type="string">
            <text:p>Ich werde das Geld auf Ihr Konto überweisen.</text:p>
          </table:table-cell>
          <table:table-cell office:value-type="string" calcext:value-type="string">
            <text:p>to transfer</text:p>
          </table:table-cell>
          <table:table-cell office:value-type="string" calcext:value-type="string">
            <text:p>I will transfer the money to your account.</text:p>
          </table:table-cell>
          <table:table-cell table:number-columns-repeated="2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string" calcext:value-type="string">
            <text:p>die Bankverbindung, -en</text:p>
          </table:table-cell>
          <table:table-cell office:value-type="string" calcext:value-type="string">
            <text:p>Bitte teilen Sie mir Ihre Bankverbindung mit.</text:p>
          </table:table-cell>
          <table:table-cell office:value-type="string" calcext:value-type="string">
            <text:p>bank details</text:p>
          </table:table-cell>
          <table:table-cell office:value-type="string" calcext:value-type="string">
            <text:p>Please provide me with your bank details.</text:p>
          </table:table-cell>
          <table:table-cell table:number-columns-repeated="2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 Briefträger geht aus dem Postamt.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The mail carrier is going out of the post office.</text:p>
          </table:table-cell>
          <table:table-cell table:number-columns-repeated="2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Ich treffe mich bei der Bank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m meeting at the bank.</text:p>
          </table:table-cell>
          <table:table-cell table:number-columns-repeated="2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Wir gehen nach dem Mittagessen zur Arbeit.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We go to work after lunch.</text:p>
          </table:table-cell>
          <table:table-cell table:number-columns-repeated="2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Das Geld kam von meiner Großmutter.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 money came from my grandmother.</text:p>
          </table:table-cell>
          <table:table-cell table:number-columns-repeated="2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Ich gehe zu meiner Ärztin.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m going to my doctor.</text:p>
          </table:table-cell>
          <table:table-cell table:number-columns-repeated="2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string" calcext:value-type="string">
            <text:p>bedienen</text:p>
          </table:table-cell>
          <table:table-cell office:value-type="string" calcext:value-type="string">
            <text:p>Der Kellner wird uns im Restaurant bedienen.</text:p>
          </table:table-cell>
          <table:table-cell office:value-type="string" calcext:value-type="string">
            <text:p>to serve</text:p>
          </table:table-cell>
          <table:table-cell office:value-type="string" calcext:value-type="string">
            <text:p>The waiter will serve us in the restaurant.</text:p>
          </table:table-cell>
          <table:table-cell table:number-columns-repeated="2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string" calcext:value-type="string">
            <text:p>die Mittagspause, -n</text:p>
          </table:table-cell>
          <table:table-cell office:value-type="string" calcext:value-type="string">
            <text:p>Die Mittagspause dauert eine Stunde.</text:p>
          </table:table-cell>
          <table:table-cell office:value-type="string" calcext:value-type="string">
            <text:p>lunch break</text:p>
          </table:table-cell>
          <table:table-cell office:value-type="string" calcext:value-type="string">
            <text:p>The lunch break lasts for one hour.</text:p>
          </table:table-cell>
          <table:table-cell table:number-columns-repeated="2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string" calcext:value-type="string">
            <text:p>der Kollege, -n</text:p>
          </table:table-cell>
          <table:table-cell office:value-type="string" calcext:value-type="string">
            <text:p>Meine Kollegen sind nett und hilfsbereit.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My colleagues are nice and helpful.</text:p>
          </table:table-cell>
          <table:table-cell table:number-columns-repeated="2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string" calcext:value-type="string">
            <text:p>die Kollegin, -nen</text:p>
          </table:table-cell>
          <table:table-cell office:value-type="string" calcext:value-type="string">
            <text:p>Meine Kollegin ist sehr hilfsbereit.</text:p>
          </table:table-cell>
          <table:table-cell office:value-type="string" calcext:value-type="string">
            <text:p>female colleague</text:p>
          </table:table-cell>
          <table:table-cell office:value-type="string" calcext:value-type="string">
            <text:p>My female colleague is very helpful.</text:p>
          </table:table-cell>
          <table:table-cell table:number-columns-repeated="2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string" calcext:value-type="string">
            <text:p>der Termin, -e</text:p>
          </table:table-cell>
          <table:table-cell office:value-type="string" calcext:value-type="string">
            <text:p>Ich habe morgen einen wichtigen Termin.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I have an important appointment tomorrow.</text:p>
          </table:table-cell>
          <table:table-cell table:number-columns-repeated="2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string" calcext:value-type="string">
            <text:p>der/die Chef/in, -s/-nen</text:p>
          </table:table-cell>
          <table:table-cell office:value-type="string" calcext:value-type="string">
            <text:p>Der Chef ist mit meiner Arbeit zufrieden.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The boss is satisfied with my work.</text:p>
          </table:table-cell>
          <table:table-cell table:number-columns-repeated="2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string" calcext:value-type="string">
            <text:p>der Kindergarten, -</text:p>
          </table:table-cell>
          <table:table-cell office:value-type="string" calcext:value-type="string">
            <text:p>Mein Kind geht in den Kindergarten.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My child goes to kindergarten.</text:p>
          </table:table-cell>
          <table:table-cell table:number-columns-repeated="2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Die Haltestelle ist direkt vor unserem Haus.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The bus stop is right in front of our house.</text:p>
          </table:table-cell>
          <table:table-cell table:number-columns-repeated="2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string" calcext:value-type="string">
            <text:p>Gute Besserung!</text:p>
          </table:table-cell>
          <table:table-cell office:value-type="string" calcext:value-type="string">
            <text:p>Du bist krank? Gute Besserung!</text:p>
          </table:table-cell>
          <table:table-cell office:value-type="string" calcext:value-type="string">
            <text:p>Get well soon!</text:p>
          </table:table-cell>
          <table:table-cell office:value-type="string" calcext:value-type="string">
            <text:p>Youre sick? Get well soon!</text:p>
          </table:table-cell>
          <table:table-cell table:number-columns-repeated="2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string" calcext:value-type="string">
            <text:p>der Hausarzt, " -e</text:p>
          </table:table-cell>
          <table:table-cell office:value-type="string" calcext:value-type="string">
            <text:p>Mein Hausarzt ist sehr kompetent.</text:p>
          </table:table-cell>
          <table:table-cell office:value-type="string" calcext:value-type="string">
            <text:p>family doctor</text:p>
          </table:table-cell>
          <table:table-cell office:value-type="string" calcext:value-type="string">
            <text:p>My family doctor is very competent.</text:p>
          </table:table-cell>
          <table:table-cell table:number-columns-repeated="2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string" calcext:value-type="string">
            <text:p>die Hausärztin, -nen</text:p>
          </table:table-cell>
          <table:table-cell office:value-type="string" calcext:value-type="string">
            <text:p>Die Hausärztin nimmt keine neuen Patienten an.</text:p>
          </table:table-cell>
          <table:table-cell office:value-type="string" calcext:value-type="string">
            <text:p>female family doctor</text:p>
          </table:table-cell>
          <table:table-cell office:value-type="string" calcext:value-type="string">
            <text:p>The female family doctor is not accepting new patients.</text:p>
          </table:table-cell>
          <table:table-cell table:number-columns-repeated="2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string" calcext:value-type="string">
            <text:p>der Zahnarzt, " -e</text:p>
          </table:table-cell>
          <table:table-cell office:value-type="string" calcext:value-type="string">
            <text:p>Ich muss zum Zahnarzt, um meine Zähne überprüfen zu lassen.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I need to go to the dentist to have my teeth checked.</text:p>
          </table:table-cell>
          <table:table-cell table:number-columns-repeated="2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string" calcext:value-type="string">
            <text:p>die Zahnärztin, -nen</text:p>
          </table:table-cell>
          <table:table-cell office:value-type="string" calcext:value-type="string">
            <text:p>Die Zahnärztin ist freundlich und einfühlsam.</text:p>
          </table:table-cell>
          <table:table-cell office:value-type="string" calcext:value-type="string">
            <text:p>female dentist</text:p>
          </table:table-cell>
          <table:table-cell office:value-type="string" calcext:value-type="string">
            <text:p>The female dentist is friendly and empathetic.</text:p>
          </table:table-cell>
          <table:table-cell table:number-columns-repeated="2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string" calcext:value-type="string">
            <text:p>die Sprechzeiten, PI.</text:p>
          </table:table-cell>
          <table:table-cell office:value-type="string" calcext:value-type="string">
            <text:p>Die Sprechzeiten der Praxis sind von 8 bis 18 Uhr.</text:p>
          </table:table-cell>
          <table:table-cell office:value-type="string" calcext:value-type="string">
            <text:p>office hours</text:p>
          </table:table-cell>
          <table:table-cell office:value-type="string" calcext:value-type="string">
            <text:p>The office hours of the practice are from 8 AM to 6 PM.</text:p>
          </table:table-cell>
          <table:table-cell table:number-columns-repeated="2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string" calcext:value-type="string">
            <text:p>nach Vereinbarung</text:p>
          </table:table-cell>
          <table:table-cell office:value-type="string" calcext:value-type="string">
            <text:p>Die Behandlung erfolgt nach Vereinbarung.</text:p>
          </table:table-cell>
          <table:table-cell office:value-type="string" calcext:value-type="string">
            <text:p>by appointment</text:p>
          </table:table-cell>
          <table:table-cell office:value-type="string" calcext:value-type="string">
            <text:p>The treatment is by appointment.</text:p>
          </table:table-cell>
          <table:table-cell table:number-columns-repeated="2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string" calcext:value-type="string">
            <text:p>die Zahnschmerzen, PI.</text:p>
          </table:table-cell>
          <table:table-cell office:value-type="string" calcext:value-type="string">
            <text:p>Zahnschmerzen können sehr unangenehm sein.</text:p>
          </table:table-cell>
          <table:table-cell office:value-type="string" calcext:value-type="string">
            <text:p>toothaches</text:p>
          </table:table-cell>
          <table:table-cell office:value-type="string" calcext:value-type="string">
            <text:p>Toothaches can be very uncomfortable.</text:p>
          </table:table-cell>
          <table:table-cell table:number-columns-repeated="2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string" calcext:value-type="string">
            <text:p>die Halsschmerzen, PI.</text:p>
          </table:table-cell>
          <table:table-cell office:value-type="string" calcext:value-type="string">
            <text:p>Halsschmerzen sind ein häufiges Symptom bei Erkältungen.</text:p>
          </table:table-cell>
          <table:table-cell office:value-type="string" calcext:value-type="string">
            <text:p>sore throat</text:p>
          </table:table-cell>
          <table:table-cell office:value-type="string" calcext:value-type="string">
            <text:p>Sore throats are a common symptom of colds.</text:p>
          </table:table-cell>
          <table:table-cell table:number-columns-repeated="2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string" calcext:value-type="string">
            <text:p>die Bauchschmerzen, PI.</text:p>
          </table:table-cell>
          <table:table-cell office:value-type="string" calcext:value-type="string">
            <text:p>Bauchschmerzen können verschiedene Ursachen haben.</text:p>
          </table:table-cell>
          <table:table-cell office:value-type="string" calcext:value-type="string">
            <text:p>stomachaches</text:p>
          </table:table-cell>
          <table:table-cell office:value-type="string" calcext:value-type="string">
            <text:p>Stomachaches can have various causes.</text:p>
          </table:table-cell>
          <table:table-cell table:number-columns-repeated="2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string" calcext:value-type="string">
            <text:p>die Rückenschmerzen, PI</text:p>
          </table:table-cell>
          <table:table-cell office:value-type="string" calcext:value-type="string">
            <text:p>Rückenschmerzen können durch falsche Haltung verursacht werden.</text:p>
          </table:table-cell>
          <table:table-cell office:value-type="string" calcext:value-type="string">
            <text:p>backaches</text:p>
          </table:table-cell>
          <table:table-cell office:value-type="string" calcext:value-type="string">
            <text:p>Backaches can be caused by incorrect posture.</text:p>
          </table:table-cell>
          <table:table-cell table:number-columns-repeated="2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string" calcext:value-type="string">
            <text:p>die Praxis, Praxen</text:p>
          </table:table-cell>
          <table:table-cell office:value-type="string" calcext:value-type="string">
            <text:p>Die Praxis des Arztes ist gut ausgestattet.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The doctors practice is well-equipped.</text:p>
          </table:table-cell>
          <table:table-cell table:number-columns-repeated="2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string" calcext:value-type="string">
            <text:p>am Apparat</text:p>
          </table:table-cell>
          <table:table-cell office:value-type="string" calcext:value-type="string">
            <text:p>Am Apparat ist der Hausarzt.</text:p>
          </table:table-cell>
          <table:table-cell office:value-type="string" calcext:value-type="string">
            <text:p>on the phone</text:p>
          </table:table-cell>
          <table:table-cell office:value-type="string" calcext:value-type="string">
            <text:p>The family doctor is on the phone.</text:p>
          </table:table-cell>
          <table:table-cell table:number-columns-repeated="2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string" calcext:value-type="string">
            <text:p>am nächsten Montag</text:p>
          </table:table-cell>
          <table:table-cell office:value-type="string" calcext:value-type="string">
            <text:p>Die Besprechung findet am nächsten Montag statt.</text:p>
          </table:table-cell>
          <table:table-cell office:value-type="string" calcext:value-type="string">
            <text:p>next Monday</text:p>
          </table:table-cell>
          <table:table-cell office:value-type="string" calcext:value-type="string">
            <text:p>The meeting is scheduled for next Monday.</text:p>
          </table:table-cell>
          <table:table-cell table:number-columns-repeated="2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string" calcext:value-type="string">
            <text:p>sagen</text:p>
          </table:table-cell>
          <table:table-cell office:value-type="string" calcext:value-type="string">
            <text:p>Kannst du mir bitte sagen, wie spät es ist?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Can you please tell me what time it is?</text:p>
          </table:table-cell>
          <table:table-cell table:number-columns-repeated="2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string" calcext:value-type="string">
            <text:p>der Kopf, " -e</text:p>
          </table:table-cell>
          <table:table-cell office:value-type="string" calcext:value-type="string">
            <text:p>Mein Kopf tut weh.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y head hurts.</text:p>
          </table:table-cell>
          <table:table-cell table:number-columns-repeated="2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string" calcext:value-type="string">
            <text:p>das Auge, -n</text:p>
          </table:table-cell>
          <table:table-cell office:value-type="string" calcext:value-type="string">
            <text:p>Die Augen sind die Fenster zur Seele.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The eyes are the windows to the soul.</text:p>
          </table:table-cell>
          <table:table-cell table:number-columns-repeated="2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string" calcext:value-type="string">
            <text:p>die Nase, -n</text:p>
          </table:table-cell>
          <table:table-cell office:value-type="string" calcext:value-type="string">
            <text:p>Meine Nase läuft, weil ich erkältet bin.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y nose is running because I have a cold.</text:p>
          </table:table-cell>
          <table:table-cell table:number-columns-repeated="2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string" calcext:value-type="string">
            <text:p>der Mund, " -er</text:p>
          </table:table-cell>
          <table:table-cell office:value-type="string" calcext:value-type="string">
            <text:p>Der Zahnarzt untersucht meinen Mund.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e dentist is examining my mouth.</text:p>
          </table:table-cell>
          <table:table-cell table:number-columns-repeated="2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string" calcext:value-type="string">
            <text:p>das Ohr, -en</text:p>
          </table:table-cell>
          <table:table-cell office:value-type="string" calcext:value-type="string">
            <text:p>Mein Ohr schmerzt, und ich kann nicht gut hören.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My ear hurts, and I cant hear well.</text:p>
          </table:table-cell>
          <table:table-cell table:number-columns-repeated="2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string" calcext:value-type="string">
            <text:p>der Hals, " -e</text:p>
          </table:table-cell>
          <table:table-cell office:value-type="string" calcext:value-type="string">
            <text:p>Mein Hals ist kratzig und schmerzt.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My throat is scratchy and hurts.</text:p>
          </table:table-cell>
          <table:table-cell table:number-columns-repeated="2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string" calcext:value-type="string">
            <text:p>das Bein, -e</text:p>
          </table:table-cell>
          <table:table-cell office:value-type="string" calcext:value-type="string">
            <text:p>Ich habe mir das Bein verstaucht.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I sprained my leg.</text:p>
          </table:table-cell>
          <table:table-cell table:number-columns-repeated="2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string" calcext:value-type="string">
            <text:p>der Fuß, " -e</text:p>
          </table:table-cell>
          <table:table-cell office:value-type="string" calcext:value-type="string">
            <text:p>Mein Fuß ist eingeschlafen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y foot fell asleep.</text:p>
          </table:table-cell>
          <table:table-cell table:number-columns-repeated="2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string" calcext:value-type="string">
            <text:p>der Arm, -e</text:p>
          </table:table-cell>
          <table:table-cell office:value-type="string" calcext:value-type="string">
            <text:p>Mein Arm ist nach dem Sport müde.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y arm is tired after exercising.</text:p>
          </table:table-cell>
          <table:table-cell table:number-columns-repeated="2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string" calcext:value-type="string">
            <text:p>der Finger, -</text:p>
          </table:table-cell>
          <table:table-cell office:value-type="string" calcext:value-type="string">
            <text:p>Ich habe mir in den Finger geschnitten.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I cut my finger.</text:p>
          </table:table-cell>
          <table:table-cell table:number-columns-repeated="2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string" calcext:value-type="string">
            <text:p>der Rücken, -</text:p>
          </table:table-cell>
          <table:table-cell office:value-type="string" calcext:value-type="string">
            <text:p>Rückenschmerzen können von einer schlechten Haltung kommen.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ackaches can result from bad posture.</text:p>
          </table:table-cell>
          <table:table-cell table:number-columns-repeated="2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string" calcext:value-type="string">
            <text:p>der Bauch, " -e</text:p>
          </table:table-cell>
          <table:table-cell office:value-type="string" calcext:value-type="string">
            <text:p>Mein Bauch fühlt sich aufgebläht an.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My stomach feels bloated.</text:p>
          </table:table-cell>
          <table:table-cell table:number-columns-repeated="2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string" calcext:value-type="string">
            <text:p>Was fehlt Ihnen?</text:p>
          </table:table-cell>
          <table:table-cell office:value-type="string" calcext:value-type="string">
            <text:p>Der Arzt fragt: <text:s/>Was fehlt Ihnen? </text:p>
          </table:table-cell>
          <table:table-cell office:value-type="string" calcext:value-type="string">
            <text:p><text:span text:style-name="T1">What is wrong with you?  </text:span>What s the matter?</text:p>
          </table:table-cell>
          <table:table-cell office:value-type="string" calcext:value-type="string">
            <text:p>The doctor asks: What is wrong with you? </text:p>
          </table:table-cell>
          <table:table-cell table:number-columns-repeated="2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string" calcext:value-type="string">
            <text:p>erkältet sein</text:p>
          </table:table-cell>
          <table:table-cell office:value-type="string" calcext:value-type="string">
            <text:p>Ich bin erkältet und brauche Ruhe.</text:p>
          </table:table-cell>
          <table:table-cell office:value-type="string" calcext:value-type="string">
            <text:p>to have a cold</text:p>
          </table:table-cell>
          <table:table-cell office:value-type="string" calcext:value-type="string">
            <text:p>I have a cold and need rest.</text:p>
          </table:table-cell>
          <table:table-cell table:number-columns-repeated="2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string" calcext:value-type="string">
            <text:p>der Schnupfen, Sg.</text:p>
          </table:table-cell>
          <table:table-cell office:value-type="string" calcext:value-type="string">
            <text:p>Ein Schnupfen kann lästig sein.</text:p>
          </table:table-cell>
          <table:table-cell office:value-type="string" calcext:value-type="string">
            <text:p>runny nose</text:p>
          </table:table-cell>
          <table:table-cell office:value-type="string" calcext:value-type="string">
            <text:p>A runny nose can be annoying.</text:p>
          </table:table-cell>
          <table:table-cell table:number-columns-repeated="2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string" calcext:value-type="string">
            <text:p>der Husten, Sg.</text:p>
          </table:table-cell>
          <table:table-cell office:value-type="string" calcext:value-type="string">
            <text:p>Der Husten hält mich nachts wach.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The cough keeps me awake at night.</text:p>
          </table:table-cell>
          <table:table-cell table:number-columns-repeated="2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string" calcext:value-type="string">
            <text:p>wehtun</text:p>
          </table:table-cell>
          <table:table-cell office:value-type="string" calcext:value-type="string">
            <text:p>Mein Kopf tut weh.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My head hurts.</text:p>
          </table:table-cell>
          <table:table-cell table:number-columns-repeated="2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string" calcext:value-type="string">
            <text:p>das Fieber, Sg.</text:p>
          </table:table-cell>
          <table:table-cell office:value-type="string" calcext:value-type="string">
            <text:p>Fieber ist ein Zeichen einer Infektion.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Fever is a sign of an infection.</text:p>
          </table:table-cell>
          <table:table-cell table:number-columns-repeated="2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string" calcext:value-type="string">
            <text:p>aufmachen</text:p>
          </table:table-cell>
          <table:table-cell office:value-type="string" calcext:value-type="string">
            <text:p>Können Sie bitte das Fenster aufmachen?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Can you please open the window?</text:p>
          </table:table-cell>
          <table:table-cell table:number-columns-repeated="2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string" calcext:value-type="string">
            <text:p>die Erkältung, -en</text:p>
          </table:table-cell>
          <table:table-cell office:value-type="string" calcext:value-type="string">
            <text:p>Eine Erkältung kann verschiedene Symptome verursachen.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 cold can cause various symptoms.</text:p>
          </table:table-cell>
          <table:table-cell table:number-columns-repeated="2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string" calcext:value-type="string">
            <text:p>die Grippe, -n</text:p>
          </table:table-cell>
          <table:table-cell office:value-type="string" calcext:value-type="string">
            <text:p>Die Grippe kann sehr schwerwiegend sein.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The flu can be very serious.</text:p>
          </table:table-cell>
          <table:table-cell table:number-columns-repeated="2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office:value-type="string" calcext:value-type="string">
            <text:p>die Kontrolle, -n</text:p>
          </table:table-cell>
          <table:table-cell office:value-type="string" calcext:value-type="string">
            <text:p>Die Kontrolle beim Zahnarzt war gut.</text:p>
          </table:table-cell>
          <table:table-cell office:value-type="string" calcext:value-type="string">
            <text:p>check-up</text:p>
          </table:table-cell>
          <table:table-cell office:value-type="string" calcext:value-type="string">
            <text:p>The check-up at the dentist was good.</text:p>
          </table:table-cell>
          <table:table-cell table:number-columns-repeated="2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office:value-type="string" calcext:value-type="string">
            <text:p>die Tablette, -n</text:p>
          </table:table-cell>
          <table:table-cell office:value-type="string" calcext:value-type="string">
            <text:p>Ich nehme eine Tablette gegen Schmerzen.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m taking a tablet for pain.</text:p>
          </table:table-cell>
          <table:table-cell table:number-columns-repeated="2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office:value-type="string" calcext:value-type="string">
            <text:p>sollen</text:p>
          </table:table-cell>
          <table:table-cell office:value-type="string" calcext:value-type="string">
            <text:p>Der Arzt sagt, ich sollte mehr Wasser trinken.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The doctor says I should drink more water.</text:p>
          </table:table-cell>
          <table:table-cell table:number-columns-repeated="2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office:value-type="string" calcext:value-type="string">
            <text:p>die Gesundheit, Sg.</text:p>
          </table:table-cell>
          <table:table-cell office:value-type="string" calcext:value-type="string">
            <text:p>Gesundheit ist unser wertvollstes Gut.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is our most valuable asset.</text:p>
          </table:table-cell>
          <table:table-cell table:number-columns-repeated="2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office:value-type="string" calcext:value-type="string">
            <text:p>die Krankenkasse, -n</text:p>
          </table:table-cell>
          <table:table-cell office:value-type="string" calcext:value-type="string">
            <text:p>Die Krankenkasse übernimmt die Kosten der Behandlung.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Health insurance covers the cost of treatment.</text:p>
          </table:table-cell>
          <table:table-cell table:number-columns-repeated="2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Es ist wichtig, regelmäßig Sport zu treiben.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Its important to exercise regularly.</text:p>
          </table:table-cell>
          <table:table-cell table:number-columns-repeated="2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office:value-type="string" calcext:value-type="string">
            <text:p>die Zahnkontrolle, -n</text:p>
          </table:table-cell>
          <table:table-cell office:value-type="string" calcext:value-type="string">
            <text:p>Die Zahnkontrolle beim Zahnarzt ist wichtig.</text:p>
          </table:table-cell>
          <table:table-cell office:value-type="string" calcext:value-type="string">
            <text:p>dental check-up</text:p>
          </table:table-cell>
          <table:table-cell office:value-type="string" calcext:value-type="string">
            <text:p>Dental check-ups at the dentist are important.</text:p>
          </table:table-cell>
          <table:table-cell table:number-columns-repeated="2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office:value-type="string" calcext:value-type="string">
            <text:p>das Bonusheft, -e</text:p>
          </table:table-cell>
          <table:table-cell office:value-type="string" calcext:value-type="string">
            <text:p>Das Bonusheft dokumentiert Zahnarztbesuche.</text:p>
          </table:table-cell>
          <table:table-cell office:value-type="string" calcext:value-type="string">
            <text:p>bonus booklet</text:p>
          </table:table-cell>
          <table:table-cell office:value-type="string" calcext:value-type="string">
            <text:p>The bonus booklet documents dental visits.</text:p>
          </table:table-cell>
          <table:table-cell table:number-columns-repeated="2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office:value-type="string" calcext:value-type="string">
            <text:p>die Gesundheitskarte, -n</text:p>
          </table:table-cell>
          <table:table-cell office:value-type="string" calcext:value-type="string">
            <text:p>Bitte bringen Sie Ihre Gesundheitskarte zum Arzttermin mit.</text:p>
          </table:table-cell>
          <table:table-cell office:value-type="string" calcext:value-type="string">
            <text:p>health card</text:p>
          </table:table-cell>
          <table:table-cell office:value-type="string" calcext:value-type="string">
            <text:p>Please bring your health card to the doctors appointment.</text:p>
          </table:table-cell>
          <table:table-cell table:number-columns-repeated="2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office:value-type="string" calcext:value-type="string">
            <text:p>die Krankschreibung, -en</text:p>
          </table:table-cell>
          <table:table-cell office:value-type="string" calcext:value-type="string">
            <text:p>Der Arzt hat mir eine Krankschreibung für eine Woche ausgestellt.</text:p>
          </table:table-cell>
          <table:table-cell office:value-type="string" calcext:value-type="string">
            <text:p>sick leave certificate</text:p>
          </table:table-cell>
          <table:table-cell office:value-type="string" calcext:value-type="string">
            <text:p>The doctor issued me a sick leave certificate for one week.</text:p>
          </table:table-cell>
          <table:table-cell table:number-columns-repeated="2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office:value-type="string" calcext:value-type="string">
            <text:p>der/die Arbeitgeber/in, -/-nen</text:p>
          </table:table-cell>
          <table:table-cell office:value-type="string" calcext:value-type="string">
            <text:p>Mein Arbeitgeber ist sehr großzügig.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My employer is very generous.</text:p>
          </table:table-cell>
          <table:table-cell table:number-columns-repeated="2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office:value-type="string" calcext:value-type="string">
            <text:p>das Medikament, -e</text:p>
          </table:table-cell>
          <table:table-cell office:value-type="string" calcext:value-type="string">
            <text:p>Das Medikament hilft gegen die Schmerzen.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The medication helps with the pain.</text:p>
          </table:table-cell>
          <table:table-cell table:number-columns-repeated="2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Kannst du mir bitte Wasser geben?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Can you please give me some water?</text:p>
          </table:table-cell>
          <table:table-cell table:number-columns-repeated="2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office:value-type="string" calcext:value-type="string">
            <text:p>das Rezept, -e</text:p>
          </table:table-cell>
          <table:table-cell office:value-type="string" calcext:value-type="string">
            <text:p>Der Arzt hat mir ein Rezept für die Medikamente gegeben.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The doctor gave me a prescription for the medication.</text:p>
          </table:table-cell>
          <table:table-cell table:number-columns-repeated="2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office:value-type="string" calcext:value-type="string">
            <text:p>die Apotheke, -n</text:p>
          </table:table-cell>
          <table:table-cell office:value-type="string" calcext:value-type="string">
            <text:p>Ich gehe zur Apotheke, um das Medikament abzuholen.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Im going to the pharmacy to pick up the medication.</text:p>
          </table:table-cell>
          <table:table-cell table:number-columns-repeated="2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Ich fühle mich heute krank und kann nicht arbeiten.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I feel sick today and cant work.</text:p>
          </table:table-cell>
          <table:table-cell table:number-columns-repeated="2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Bitte rufen Sie den Notruf sofort an.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Please call the emergency number immediately.</text:p>
          </table:table-cell>
          <table:table-cell table:number-columns-repeated="2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office:value-type="string" calcext:value-type="string">
            <text:p>Fieber messen</text:p>
          </table:table-cell>
          <table:table-cell office:value-type="string" calcext:value-type="string">
            <text:p>Wir müssen das Fieber messen, um die Temperatur zu überprüfen.</text:p>
          </table:table-cell>
          <table:table-cell office:value-type="string" calcext:value-type="string">
            <text:p>to measure the fever</text:p>
          </table:table-cell>
          <table:table-cell office:value-type="string" calcext:value-type="string">
            <text:p>We need to measure the fever to check the temperature.</text:p>
          </table:table-cell>
          <table:table-cell table:number-columns-repeated="2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office:value-type="string" calcext:value-type="string">
            <text:p>die Entschuldigung, -en</text:p>
          </table:table-cell>
          <table:table-cell office:value-type="string" calcext:value-type="string">
            <text:p>Ich schreibe eine Entschuldigung für die verpasste Schule.</text:p>
          </table:table-cell>
          <table:table-cell office:value-type="string" calcext:value-type="string">
            <text:p>apology</text:p>
          </table:table-cell>
          <table:table-cell office:value-type="string" calcext:value-type="string">
            <text:p>Im writing an apology for the missed school.</text:p>
          </table:table-cell>
          <table:table-cell table:number-columns-repeated="2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office:value-type="string" calcext:value-type="string">
            <text:p>Sehr geehrte Frau ... / Sehr geehrter Herr ...</text:p>
          </table:table-cell>
          <table:table-cell office:value-type="string" calcext:value-type="string">
            <text:p>Sehr geehrte Frau Müller, ...</text:p>
          </table:table-cell>
          <table:table-cell office:value-type="string" calcext:value-type="string">
            <text:p>Dear Mrs... / Dear Mr...</text:p>
          </table:table-cell>
          <table:table-cell office:value-type="string" calcext:value-type="string">
            <text:p>Dear Mrs. Müller, ...</text:p>
          </table:table-cell>
          <table:table-cell table:number-columns-repeated="2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Mit freundlichen Grüßen, Peter Schmidt</text:p>
          </table:table-cell>
          <table:table-cell office:value-type="string" calcext:value-type="string">
            <text:p>Yours sincerely</text:p>
          </table:table-cell>
          <table:table-cell office:value-type="string" calcext:value-type="string">
            <text:p>Yours sincerely, Peter Schmidt</text:p>
          </table:table-cell>
          <table:table-cell table:number-columns-repeated="2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office:value-type="string" calcext:value-type="string">
            <text:p>der Unterricht, Sg.</text:p>
          </table:table-cell>
          <table:table-cell office:value-type="string" calcext:value-type="string">
            <text:p>Der Unterricht beginnt um 8 Uhr morgens.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Lessons start at 8 oclock in the morning.</text:p>
          </table:table-cell>
          <table:table-cell table:number-columns-repeated="2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office:value-type="string" calcext:value-type="string">
            <text:p>untersuchen</text:p>
          </table:table-cell>
          <table:table-cell office:value-type="string" calcext:value-type="string">
            <text:p>Der Arzt wird Sie untersuchen, um die Ursache zu finden.</text:p>
          </table:table-cell>
          <table:table-cell office:value-type="string" calcext:value-type="string">
            <text:p>to examine</text:p>
          </table:table-cell>
          <table:table-cell office:value-type="string" calcext:value-type="string">
            <text:p>The doctor will examine you to find the cause.</text:p>
          </table:table-cell>
          <table:table-cell table:number-columns-repeated="2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office:value-type="string" calcext:value-type="string">
            <text:p>operieren</text:p>
          </table:table-cell>
          <table:table-cell office:value-type="string" calcext:value-type="string">
            <text:p>Der Chirurg wird das Knie operieren.</text:p>
          </table:table-cell>
          <table:table-cell office:value-type="string" calcext:value-type="string">
            <text:p>to operate</text:p>
          </table:table-cell>
          <table:table-cell office:value-type="string" calcext:value-type="string">
            <text:p>The surgeon will operate on the knee.</text:p>
          </table:table-cell>
          <table:table-cell table:number-columns-repeated="2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office:value-type="string" calcext:value-type="string">
            <text:p>es geht mir besser</text:p>
          </table:table-cell>
          <table:table-cell office:value-type="string" calcext:value-type="string">
            <text:p>Danke für die Genesungswünsche, es geht mir besser.</text:p>
          </table:table-cell>
          <table:table-cell office:value-type="string" calcext:value-type="string">
            <text:p>im feeling better</text:p>
          </table:table-cell>
          <table:table-cell office:value-type="string" calcext:value-type="string">
            <text:p>Thank you for the get-well wishes, Im feeling better.</text:p>
          </table:table-cell>
          <table:table-cell table:number-columns-repeated="2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office:value-type="string" calcext:value-type="string">
            <text:p>der Notruf, -e</text:p>
          </table:table-cell>
          <table:table-cell office:value-type="string" calcext:value-type="string">
            <text:p>In einem Notfall sollten Sie den Notruf wählen.</text:p>
          </table:table-cell>
          <table:table-cell office:value-type="string" calcext:value-type="string">
            <text:p>emergency call</text:p>
          </table:table-cell>
          <table:table-cell office:value-type="string" calcext:value-type="string">
            <text:p>In case of an emergency, you should dial the emergency number.</text:p>
          </table:table-cell>
          <table:table-cell table:number-columns-repeated="2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office:value-type="string" calcext:value-type="string">
            <text:p>der Notfall, " -e</text:p>
          </table:table-cell>
          <table:table-cell office:value-type="string" calcext:value-type="string">
            <text:p>In einem medizinischen Notfall rufen Sie den Notarzt.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In a medical emergency, call the emergency doctor.</text:p>
          </table:table-cell>
          <table:table-cell table:number-columns-repeated="2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office:value-type="string" calcext:value-type="string">
            <text:p>der Notarzt, " -e</text:p>
          </table:table-cell>
          <table:table-cell office:value-type="string" calcext:value-type="string">
            <text:p>Der Notarzt ist schnell am Unfallort angekommen.</text:p>
          </table:table-cell>
          <table:table-cell office:value-type="string" calcext:value-type="string">
            <text:p>emergency doctor</text:p>
          </table:table-cell>
          <table:table-cell office:value-type="string" calcext:value-type="string">
            <text:p>The emergency doctor arrived quickly at the accident scene.</text:p>
          </table:table-cell>
          <table:table-cell table:number-columns-repeated="2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office:value-type="string" calcext:value-type="string">
            <text:p>der Unfall, " -e</text:p>
          </table:table-cell>
          <table:table-cell office:value-type="string" calcext:value-type="string">
            <text:p>Der Unfall ereignete sich gestern auf der Autobahn.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The accident happened yesterday on the highway.</text:p>
          </table:table-cell>
          <table:table-cell table:number-columns-repeated="2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office:value-type="string" calcext:value-type="string">
            <text:p>Was ist passiert?</text:p>
          </table:table-cell>
          <table:table-cell office:value-type="string" calcext:value-type="string">
            <text:p>Was ist passiert? Kannst du mir erzählen, was passiert ist?</text:p>
          </table:table-cell>
          <table:table-cell office:value-type="string" calcext:value-type="string">
            <text:p>What happened?</text:p>
          </table:table-cell>
          <table:table-cell office:value-type="string" calcext:value-type="string">
            <text:p>What happened? Can you tell me what happened?</text:p>
          </table:table-cell>
          <table:table-cell table:number-columns-repeated="2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office:value-type="string" calcext:value-type="string">
            <text:p>verletzt sein</text:p>
          </table:table-cell>
          <table:table-cell office:value-type="string" calcext:value-type="string">
            <text:p>Er ist bei dem Unfall verletzt worden.</text:p>
          </table:table-cell>
          <table:table-cell office:value-type="string" calcext:value-type="string">
            <text:p>to be injured</text:p>
          </table:table-cell>
          <table:table-cell office:value-type="string" calcext:value-type="string">
            <text:p>He was injured in the accident.</text:p>
          </table:table-cell>
          <table:table-cell table:number-columns-repeated="2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office:value-type="string" calcext:value-type="string">
            <text:p>dringend</text:p>
          </table:table-cell>
          <table:table-cell office:value-type="string" calcext:value-type="string">
            <text:p>Wir benötigen dringend medizinische Hilfe.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We urgently need medical assistance.</text:p>
          </table:table-cell>
          <table:table-cell table:number-columns-repeated="2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office:value-type="string" calcext:value-type="string">
            <text:p>die Minute, -n</text:p>
          </table:table-cell>
          <table:table-cell office:value-type="string" calcext:value-type="string">
            <text:p>Wir haben noch eine Minute Zeit, um den Zug zu erreichen.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We have one more minute to catch the train.</text:p>
          </table:table-cell>
          <table:table-cell table:number-columns-repeated="2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office:value-type="string" calcext:value-type="string">
            <text:p>die Ecke, -n</text:p>
          </table:table-cell>
          <table:table-cell office:value-type="string" calcext:value-type="string">
            <text:p>Die Apotheke befindet sich an der Ecke der Straße.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he pharmacy is located at the corner of the street.</text:p>
          </table:table-cell>
          <table:table-cell table:number-columns-repeated="2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office:value-type="string" calcext:value-type="string">
            <text:p>das Feuer, Sg.</text:p>
          </table:table-cell>
          <table:table-cell office:value-type="string" calcext:value-type="string">
            <text:p>Das Feuerwehrauto kommt, um das Feuer zu löschen.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e fire truck is coming to extinguish the fire.</text:p>
          </table:table-cell>
          <table:table-cell table:number-columns-repeated="2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office:value-type="string" calcext:value-type="string">
            <text:p>die Feuerwehr, -en</text:p>
          </table:table-cell>
          <table:table-cell office:value-type="string" calcext:value-type="string">
            <text:p>Die Feuerwehr ist schnell am Brandort.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The fire department arrived quickly at the fire scene.</text:p>
          </table:table-cell>
          <table:table-cell table:number-columns-repeated="2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office:value-type="string" calcext:value-type="string">
            <text:p>der Krankenwagen, -</text:p>
          </table:table-cell>
          <table:table-cell office:value-type="string" calcext:value-type="string">
            <text:p>Der Krankenwagen bringt den Verletzten ins Krankenhaus.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The ambulance is taking the injured person to the hospital.</text:p>
          </table:table-cell>
          <table:table-cell table:number-columns-repeated="2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office:value-type="string" calcext:value-type="string">
            <text:p>der Weg, -e</text:p>
          </table:table-cell>
          <table:table-cell office:value-type="string" calcext:value-type="string">
            <text:p>Können Sie mir den Weg zum Bahnhof zeigen?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Can you show me the way to the train station?</text:p>
          </table:table-cell>
          <table:table-cell table:number-columns-repeated="2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office:value-type="string" calcext:value-type="string">
            <text:p>die Stadt, " -e</text:p>
          </table:table-cell>
          <table:table-cell office:value-type="string" calcext:value-type="string">
            <text:p>Die Stadt ist voller Sehenswürdigkeiten.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city is full of sights.</text:p>
          </table:table-cell>
          <table:table-cell table:number-columns-repeated="2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office:value-type="string" calcext:value-type="string">
            <text:p>der Bus, -se</text:p>
          </table:table-cell>
          <table:table-cell office:value-type="string" calcext:value-type="string">
            <text:p>Der Bus fährt alle 30 Minuten.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he bus runs every 30 minutes.</text:p>
          </table:table-cell>
          <table:table-cell table:number-columns-repeated="2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office:value-type="string" calcext:value-type="string">
            <text:p>die Straßenbahn, -en</text:p>
          </table:table-cell>
          <table:table-cell office:value-type="string" calcext:value-type="string">
            <text:p>Die Straßenbahn hält an dieser Haltestelle.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The tram stops at this tram stop.</text:p>
          </table:table-cell>
          <table:table-cell table:number-columns-repeated="2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Die U-Bahn ist ein schnelles Verkehrsmittel in der Stadt.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he subway is a fast mode of transportation in the city.</text:p>
          </table:table-cell>
          <table:table-cell table:number-columns-repeated="2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office:value-type="string" calcext:value-type="string">
            <text:p>die S-Bahn, -en</text:p>
          </table:table-cell>
          <table:table-cell office:value-type="string" calcext:value-type="string">
            <text:p>Die S-Bahn verbindet die Stadt mit den Vororten.</text:p>
          </table:table-cell>
          <table:table-cell office:value-type="string" calcext:value-type="string">
            <text:p>suburban train</text:p>
          </table:table-cell>
          <table:table-cell office:value-type="string" calcext:value-type="string">
            <text:p>The suburban train connects the city with the suburbs.</text:p>
          </table:table-cell>
          <table:table-cell table:number-columns-repeated="2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office:value-type="string" calcext:value-type="string">
            <text:p>der Zug, " -e</text:p>
          </table:table-cell>
          <table:table-cell office:value-type="string" calcext:value-type="string">
            <text:p>Der Zug fährt pünktlich ab.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 train departs on time.</text:p>
          </table:table-cell>
          <table:table-cell table:number-columns-repeated="2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office:value-type="string" calcext:value-type="string">
            <text:p>das Schiff, -e</text:p>
          </table:table-cell>
          <table:table-cell office:value-type="string" calcext:value-type="string">
            <text:p>Wir nehmen das Schiff für eine Bootsfahrt auf dem See.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ere taking the ship for a boat trip on the lake.</text:p>
          </table:table-cell>
          <table:table-cell table:number-columns-repeated="2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office:value-type="string" calcext:value-type="string">
            <text:p>das Motorrad, " -er</text:p>
          </table:table-cell>
          <table:table-cell office:value-type="string" calcext:value-type="string">
            <text:p>Das Motorrad ist ein schnelles Fortbewegungsmittel.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e motorcycle is a fast mode of transportation.</text:p>
          </table:table-cell>
          <table:table-cell table:number-columns-repeated="2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hebt ab und fliegt in den Himmel.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he airplane takes off and flies into the sky.</text:p>
          </table:table-cell>
          <table:table-cell table:number-columns-repeated="2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office:value-type="string" calcext:value-type="string">
            <text:p>der/die Fußgänger/in, -/-nen</text:p>
          </table:table-cell>
          <table:table-cell office:value-type="string" calcext:value-type="string">
            <text:p>Die Fußgänger müssen an der Ampel warten.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Pedestrians have to wait at the traffic light.</text:p>
          </table:table-cell>
          <table:table-cell table:number-columns-repeated="2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Ich fahre gerne mit dem Fahrrad zur Arbeit.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I like to ride my bike to work.</text:p>
          </table:table-cell>
          <table:table-cell table:number-columns-repeated="2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Das Flugzeug wird in wenigen Stunden nach New York fliegen.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The airplane will fly to New York in a few hours.</text:p>
          </table:table-cell>
          <table:table-cell table:number-columns-repeated="2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office:value-type="string" calcext:value-type="string">
            <text:p>zu Fuß gehen</text:p>
          </table:table-cell>
          <table:table-cell office:value-type="string" calcext:value-type="string">
            <text:p>Wir können zu Fuß zum Schwimmbad gehen.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We can walk to the swimming pool.</text:p>
          </table:table-cell>
          <table:table-cell table:number-columns-repeated="2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Das Taxi in dieser Stadt ist sehr teuer.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he taxi in this city is very expensive.</text:p>
          </table:table-cell>
          <table:table-cell table:number-columns-repeated="2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Der Zug ist ein schnelles Verkehrsmittel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The train is a fast mode of transportation.</text:p>
          </table:table-cell>
          <table:table-cell table:number-columns-repeated="2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office:value-type="string" calcext:value-type="string">
            <text:p>praktisch</text:p>
          </table:table-cell>
          <table:table-cell office:value-type="string" calcext:value-type="string">
            <text:p>Ein Fahrrad ist ein praktisches Fortbewegungsmittel in der Stadt.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A bicycle is a practical mode of transportation in the city.</text:p>
          </table:table-cell>
          <table:table-cell table:number-columns-repeated="2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Morgens trinke ich immer eine Tasse Kaffee.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In the morning, I always have a cup of coffee.</text:p>
          </table:table-cell>
          <table:table-cell table:number-columns-repeated="2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office:value-type="string" calcext:value-type="string">
            <text:p>das Schwimmbad, " -er</text:p>
          </table:table-cell>
          <table:table-cell office:value-type="string" calcext:value-type="string">
            <text:p>Im Schwimmbad können wir schwimmen und Spaß haben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At the swimming pool, we can swim and have fun.</text:p>
          </table:table-cell>
          <table:table-cell table:number-columns-repeated="2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office:value-type="string" calcext:value-type="string">
            <text:p>das Rathaus, " -er</text:p>
          </table:table-cell>
          <table:table-cell office:value-type="string" calcext:value-type="string">
            <text:p>Das Rathaus ist das Verwaltungsgebäude der Stadt.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The town hall is the administrative building of the city.</text:p>
          </table:table-cell>
          <table:table-cell table:number-columns-repeated="2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office:value-type="string" calcext:value-type="string">
            <text:p>die Bibliothek, -en</text:p>
          </table:table-cell>
          <table:table-cell office:value-type="string" calcext:value-type="string">
            <text:p>Die Bibliothek hat eine große Auswahl an Büchern.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The library has a large selection of books.</text:p>
          </table:table-cell>
          <table:table-cell table:number-columns-repeated="2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office:value-type="string" calcext:value-type="string">
            <text:p>der Hauptbahnhof, " -e</text:p>
          </table:table-cell>
          <table:table-cell office:value-type="string" calcext:value-type="string">
            <text:p>Der Hauptbahnhof ist ein wichtiger Verkehrsknotenpunkt.</text:p>
          </table:table-cell>
          <table:table-cell office:value-type="string" calcext:value-type="string">
            <text:p>main train station</text:p>
          </table:table-cell>
          <table:table-cell office:value-type="string" calcext:value-type="string">
            <text:p>The main train station is an important transportation hub.</text:p>
          </table:table-cell>
          <table:table-cell table:number-columns-repeated="2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Das nächste Restaurant ist weit von hier.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he nearest restaurant is far from here.</text:p>
          </table:table-cell>
          <table:table-cell table:number-columns-repeated="2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office:value-type="string" calcext:value-type="string">
            <text:p>die U-Bahn-Station, -en</text:p>
          </table:table-cell>
          <table:table-cell office:value-type="string" calcext:value-type="string">
            <text:p>Die U-Bahn-Station ist der beste Weg zur Arbeit.</text:p>
          </table:table-cell>
          <table:table-cell office:value-type="string" calcext:value-type="string">
            <text:p>subway station</text:p>
          </table:table-cell>
          <table:table-cell office:value-type="string" calcext:value-type="string">
            <text:p>The subway station is the best way to get to work.</text:p>
          </table:table-cell>
          <table:table-cell table:number-columns-repeated="2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office:value-type="string" calcext:value-type="string">
            <text:p>die Linie, -n</text:p>
          </table:table-cell>
          <table:table-cell office:value-type="string" calcext:value-type="string">
            <text:p>Die U-Bahn-Linie 3 fährt zur Stadtmitte.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ubway line 3 goes to the city center.</text:p>
          </table:table-cell>
          <table:table-cell table:number-columns-repeated="2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office:value-type="string" calcext:value-type="string">
            <text:p>die Richtung, -en</text:p>
          </table:table-cell>
          <table:table-cell office:value-type="string" calcext:value-type="string">
            <text:p>In welcher Richtung fährt der Zug?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 which direction is the train going?</text:p>
          </table:table-cell>
          <table:table-cell table:number-columns-repeated="2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office:value-type="string" calcext:value-type="string">
            <text:p>der Zoo, -s</text:p>
          </table:table-cell>
          <table:table-cell office:value-type="string" calcext:value-type="string">
            <text:p>Der Zoo ist ein beliebter Ort für Familienausflüge.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The zoo is a popular place for family outings.</text:p>
          </table:table-cell>
          <table:table-cell table:number-columns-repeated="2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office:value-type="string" calcext:value-type="string">
            <text:p>die Station, -en</text:p>
          </table:table-cell>
          <table:table-cell office:value-type="string" calcext:value-type="string">
            <text:p>Die U-Bahn-Station ist hier.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he subway station is here.</text:p>
          </table:table-cell>
          <table:table-cell table:number-columns-repeated="2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office:value-type="string" calcext:value-type="string">
            <text:p>umsteigen</text:p>
          </table:table-cell>
          <table:table-cell office:value-type="string" calcext:value-type="string">
            <text:p>Wir müssen an der nächsten Station umsteigen.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We need to change at the next station.</text:p>
          </table:table-cell>
          <table:table-cell table:number-columns-repeated="2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office:value-type="string" calcext:value-type="string">
            <text:p>der Flughafen, -</text:p>
          </table:table-cell>
          <table:table-cell office:value-type="string" calcext:value-type="string">
            <text:p>Der Flughafen ist ein geschäftiger Ort.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The airport is a busy place.</text:p>
          </table:table-cell>
          <table:table-cell table:number-columns-repeated="2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office:value-type="string" calcext:value-type="string">
            <text:p>die Stadtmitte, Sg.</text:p>
          </table:table-cell>
          <table:table-cell office:value-type="string" calcext:value-type="string">
            <text:p>Die Stadtmitte ist das Herz der Stadt.</text:p>
          </table:table-cell>
          <table:table-cell office:value-type="string" calcext:value-type="string">
            <text:p>city center</text:p>
          </table:table-cell>
          <table:table-cell office:value-type="string" calcext:value-type="string">
            <text:p>The city center is the heart of the city.</text:p>
          </table:table-cell>
          <table:table-cell table:number-columns-repeated="2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Die Haltestelle ist direkt vor dem Café.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The bus stop is right in front of the café.</text:p>
          </table:table-cell>
          <table:table-cell table:number-columns-repeated="2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office:value-type="string" calcext:value-type="string">
            <text:p>die Monatskarte, -n</text:p>
          </table:table-cell>
          <table:table-cell office:value-type="string" calcext:value-type="string">
            <text:p>Mit einer Monatskarte können Sie den gesamten Monat fahren.</text:p>
          </table:table-cell>
          <table:table-cell office:value-type="string" calcext:value-type="string">
            <text:p>monthly ticket</text:p>
          </table:table-cell>
          <table:table-cell office:value-type="string" calcext:value-type="string">
            <text:p>With a monthly ticket, you can travel the entire month.</text:p>
          </table:table-cell>
          <table:table-cell table:number-columns-repeated="2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office:value-type="string" calcext:value-type="string">
            <text:p>das Café, -s</text:p>
          </table:table-cell>
          <table:table-cell office:value-type="string" calcext:value-type="string">
            <text:p>Wir treffen uns im Café um 15 Uhr.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Well meet at the café at 3 PM.</text:p>
          </table:table-cell>
          <table:table-cell table:number-columns-repeated="2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office:value-type="string" calcext:value-type="string">
            <text:p>der Platz, " -e</text:p>
          </table:table-cell>
          <table:table-cell office:value-type="string" calcext:value-type="string">
            <text:p>Der Platz ist voller Menschen und Musik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he square is full of people and music.</text:p>
          </table:table-cell>
          <table:table-cell table:number-columns-repeated="2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office:value-type="string" calcext:value-type="string">
            <text:p>der Baum, " -e</text:p>
          </table:table-cell>
          <table:table-cell office:value-type="string" calcext:value-type="string">
            <text:p>Der Baum spendet Schatten an heißen Tagen.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he tree provides shade on hot days.</text:p>
          </table:table-cell>
          <table:table-cell table:number-columns-repeated="2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office:value-type="string" calcext:value-type="string">
            <text:p>der Spielplatz, " -e</text:p>
          </table:table-cell>
          <table:table-cell office:value-type="string" calcext:value-type="string">
            <text:p>Die Kinder spielen auf dem Spielplatz.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The children are playing on the playground.</text:p>
          </table:table-cell>
          <table:table-cell table:number-columns-repeated="2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office:value-type="string" calcext:value-type="string">
            <text:p>die Bank, " -e</text:p>
          </table:table-cell>
          <table:table-cell office:value-type="string" calcext:value-type="string">
            <text:p>Setzen wir uns auf die Bank und ruhen uns aus.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Lets sit on the bench and rest.</text:p>
          </table:table-cell>
          <table:table-cell table:number-columns-repeated="2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office:value-type="string" calcext:value-type="string">
            <text:p>der Hund, -e</text:p>
          </table:table-cell>
          <table:table-cell office:value-type="string" calcext:value-type="string">
            <text:p>Der Hund läuft glücklich im Park.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he dog is running happily in the park.</text:p>
          </table:table-cell>
          <table:table-cell table:number-columns-repeated="2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ie Schlüssel sind in der Tasch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 keys are in the bag.</text:p>
          </table:table-cell>
          <table:table-cell table:number-columns-repeated="2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Wir treffen uns an der Haltestelle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Well meet at the bus stop.</text:p>
          </table:table-cell>
          <table:table-cell table:number-columns-repeated="2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Das Buch liegt auf dem Tisch.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 book is on the table.</text:p>
          </table:table-cell>
          <table:table-cell table:number-columns-repeated="2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Die Katze versteckt sich unter dem Bett.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The cat is hiding under the bed.</text:p>
          </table:table-cell>
          <table:table-cell table:number-columns-repeated="2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Der Vogel fliegt über dem Haus.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The bird is flying over the house.</text:p>
          </table:table-cell>
          <table:table-cell table:number-columns-repeated="2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as Auto steht vor dem Haus.</text:p>
          </table:table-cell>
          <table:table-cell office:value-type="string" calcext:value-type="string">
            <text:p>in front of</text:p>
          </table:table-cell>
          <table:table-cell office:value-type="string" calcext:value-type="string">
            <text:p>The car is in front of the house.</text:p>
          </table:table-cell>
          <table:table-cell table:number-columns-repeated="2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office:value-type="string" calcext:value-type="string">
            <text:p>hinter</text:p>
          </table:table-cell>
          <table:table-cell office:value-type="string" calcext:value-type="string">
            <text:p>Das Geschenk ist hinter dem Sofa versteckt.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The gift is hidden behind the sofa.</text:p>
          </table:table-cell>
          <table:table-cell table:number-columns-repeated="2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Der Stuhl steht neben dem Tisch.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The chair is beside the table.</text:p>
          </table:table-cell>
          <table:table-cell table:number-columns-repeated="2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office:value-type="string" calcext:value-type="string">
            <text:p>zwischen</text:p>
          </table:table-cell>
          <table:table-cell office:value-type="string" calcext:value-type="string">
            <text:p>Das Hotel liegt zwischen dem Strand und dem Wald.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The hotel is located between the beach and the forest.</text:p>
          </table:table-cell>
          <table:table-cell table:number-columns-repeated="2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office:value-type="string" calcext:value-type="string">
            <text:p>die Ampel, -n</text:p>
          </table:table-cell>
          <table:table-cell office:value-type="string" calcext:value-type="string">
            <text:p>An der Ampel müssen wir warten.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We have to wait at the traffic light.</text:p>
          </table:table-cell>
          <table:table-cell table:number-columns-repeated="2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office:value-type="string" calcext:value-type="string">
            <text:p>parken</text:p>
          </table:table-cell>
          <table:table-cell office:value-type="string" calcext:value-type="string">
            <text:p>Kann ich hier parken?</text:p>
          </table:table-cell>
          <table:table-cell office:value-type="string" calcext:value-type="string">
            <text:p>to park</text:p>
          </table:table-cell>
          <table:table-cell office:value-type="string" calcext:value-type="string">
            <text:p>Can I park here?</text:p>
          </table:table-cell>
          <table:table-cell table:number-columns-repeated="2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office:value-type="string" calcext:value-type="string">
            <text:p>der Parkplatz, " -e</text:p>
          </table:table-cell>
          <table:table-cell office:value-type="string" calcext:value-type="string">
            <text:p>Der Parkplatz ist voll, wir müssen woanders parken.</text:p>
          </table:table-cell>
          <table:table-cell office:value-type="string" calcext:value-type="string">
            <text:p>parking lot</text:p>
          </table:table-cell>
          <table:table-cell office:value-type="string" calcext:value-type="string">
            <text:p>The parking lot is full, we have to park somewhere else.</text:p>
          </table:table-cell>
          <table:table-cell table:number-columns-repeated="2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office:value-type="string" calcext:value-type="string">
            <text:p>der Park, -s</text:p>
          </table:table-cell>
          <table:table-cell office:value-type="string" calcext:value-type="string">
            <text:p>Der Park ist ein schöner Ort für ein Picknick.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The park is a beautiful place for a picnic.</text:p>
          </table:table-cell>
          <table:table-cell table:number-columns-repeated="2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office:value-type="string" calcext:value-type="string">
            <text:p>der Fluss, " -e</text:p>
          </table:table-cell>
          <table:table-cell office:value-type="string" calcext:value-type="string">
            <text:p>Der Fluss fließt ruhig durch die Landschaft.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The river flows peacefully through the landscape.</text:p>
          </table:table-cell>
          <table:table-cell table:number-columns-repeated="2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office:value-type="string" calcext:value-type="string">
            <text:p>(nach) links</text:p>
          </table:table-cell>
          <table:table-cell office:value-type="string" calcext:value-type="string">
            <text:p>Biegen Sie an der Kreuzung nach links ab.</text:p>
          </table:table-cell>
          <table:table-cell office:value-type="string" calcext:value-type="string">
            <text:p>to the left</text:p>
          </table:table-cell>
          <table:table-cell office:value-type="string" calcext:value-type="string">
            <text:p>Turn left at the intersection.</text:p>
          </table:table-cell>
          <table:table-cell table:number-columns-repeated="2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office:value-type="string" calcext:value-type="string">
            <text:p>(nach) rechts</text:p>
          </table:table-cell>
          <table:table-cell office:value-type="string" calcext:value-type="string">
            <text:p>Fahren Sie nach rechts auf die Hauptstraße.</text:p>
          </table:table-cell>
          <table:table-cell office:value-type="string" calcext:value-type="string">
            <text:p>to the right</text:p>
          </table:table-cell>
          <table:table-cell office:value-type="string" calcext:value-type="string">
            <text:p>Turn right onto the main road.</text:p>
          </table:table-cell>
          <table:table-cell table:number-columns-repeated="2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office:value-type="string" calcext:value-type="string">
            <text:p>geradeaus</text:p>
          </table:table-cell>
          <table:table-cell office:value-type="string" calcext:value-type="string">
            <text:p>Fahren Sie geradeaus bis zur nächsten Kreuzung.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Drive straight ahead to the next intersection.</text:p>
          </table:table-cell>
          <table:table-cell table:number-columns-repeated="2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office:value-type="string" calcext:value-type="string">
            <text:p>die Kreuzung, -en</text:p>
          </table:table-cell>
          <table:table-cell office:value-type="string" calcext:value-type="string">
            <text:p>Die Kreuzung ist gut beschildert.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The intersection is well signposted.</text:p>
          </table:table-cell>
          <table:table-cell table:number-columns-repeated="2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office:value-type="string" calcext:value-type="string">
            <text:p>auf der linken Seite</text:p>
          </table:table-cell>
          <table:table-cell office:value-type="string" calcext:value-type="string">
            <text:p>Das Café ist auf der linken Seite der Straße.</text:p>
          </table:table-cell>
          <table:table-cell office:value-type="string" calcext:value-type="string">
            <text:p>on the left side</text:p>
          </table:table-cell>
          <table:table-cell office:value-type="string" calcext:value-type="string">
            <text:p>The café is on the left side of the street.</text:p>
          </table:table-cell>
          <table:table-cell table:number-columns-repeated="2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Das Geschäft liegt gegenüber dem Supermarkt.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The shop is located opposite the supermarket.</text:p>
          </table:table-cell>
          <table:table-cell table:number-columns-repeated="2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office:value-type="string" calcext:value-type="string">
            <text:p>in der Nähe</text:p>
          </table:table-cell>
          <table:table-cell office:value-type="string" calcext:value-type="string">
            <text:p>Der Park ist in der Nähe des Zoos.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The park is nearby the zoo.</text:p>
          </table:table-cell>
          <table:table-cell table:number-columns-repeated="2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office:value-type="string" calcext:value-type="string">
            <text:p>der Führerschein, -e</text:p>
          </table:table-cell>
          <table:table-cell office:value-type="string" calcext:value-type="string">
            <text:p>Um ein Auto zu fahren, braucht man einen Führerschein.</text:p>
          </table:table-cell>
          <table:table-cell office:value-type="string" calcext:value-type="string">
            <text:p>drivers license</text:p>
          </table:table-cell>
          <table:table-cell office:value-type="string" calcext:value-type="string">
            <text:p>To drive a car, you need a drivers license.</text:p>
          </table:table-cell>
          <table:table-cell table:number-columns-repeated="2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office:value-type="string" calcext:value-type="string">
            <text:p>die Führerscheinprüfung, -en</text:p>
          </table:table-cell>
          <table:table-cell office:value-type="string" calcext:value-type="string">
            <text:p>Die Führerscheinprüfung besteht aus einer theoretischen und einer praktischen Prüfung.</text:p>
          </table:table-cell>
          <table:table-cell office:value-type="string" calcext:value-type="string">
            <text:p>drivers license test</text:p>
          </table:table-cell>
          <table:table-cell office:value-type="string" calcext:value-type="string">
            <text:p>The drivers license test consists of a theoretical and a practical exam.</text:p>
          </table:table-cell>
          <table:table-cell table:number-columns-repeated="2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office:value-type="string" calcext:value-type="string">
            <text:p>anerkennen</text:p>
          </table:table-cell>
          <table:table-cell office:value-type="string" calcext:value-type="string">
            <text:p>Die Behörden erkennen den ausländischen Führerschein an.</text:p>
          </table:table-cell>
          <table:table-cell office:value-type="string" calcext:value-type="string">
            <text:p>to recognize</text:p>
          </table:table-cell>
          <table:table-cell office:value-type="string" calcext:value-type="string">
            <text:p>The authorities recognize the foreign drivers license.</text:p>
          </table:table-cell>
          <table:table-cell table:number-columns-repeated="2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office:value-type="string" calcext:value-type="string">
            <text:p>dürfen</text:p>
          </table:table-cell>
          <table:table-cell office:value-type="string" calcext:value-type="string">
            <text:p>Kinder dürfen nicht ohne Erwachsene ins Schwimmbad.</text:p>
          </table:table-cell>
          <table:table-cell office:value-type="string" calcext:value-type="string">
            <text:p>to be allowed to</text:p>
          </table:table-cell>
          <table:table-cell office:value-type="string" calcext:value-type="string">
            <text:p>Children are not allowed into the swimming pool without adults.</text:p>
          </table:table-cell>
          <table:table-cell table:number-columns-repeated="2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office:value-type="string" calcext:value-type="string">
            <text:p>Vorfahrt haben</text:p>
          </table:table-cell>
          <table:table-cell office:value-type="string" calcext:value-type="string">
            <text:p>Das Fahrzeug auf der Hauptstraße hat Vorfahrt.</text:p>
          </table:table-cell>
          <table:table-cell office:value-type="string" calcext:value-type="string">
            <text:p>to have the right of way</text:p>
          </table:table-cell>
          <table:table-cell office:value-type="string" calcext:value-type="string">
            <text:p>The vehicle on the main road has the right of way.</text:p>
          </table:table-cell>
          <table:table-cell table:number-columns-repeated="2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office:value-type="string" calcext:value-type="string">
            <text:p>das Vorfahrtsschild, -er</text:p>
          </table:table-cell>
          <table:table-cell office:value-type="string" calcext:value-type="string">
            <text:p>An einem Vorfahrtsschild müssen Sie anderen Fahrzeugen Vorfahrt gewähren.</text:p>
          </table:table-cell>
          <table:table-cell office:value-type="string" calcext:value-type="string">
            <text:p>yield sign</text:p>
          </table:table-cell>
          <table:table-cell office:value-type="string" calcext:value-type="string">
            <text:p>At a yield sign, you must yield to other vehicles.</text:p>
          </table:table-cell>
          <table:table-cell table:number-columns-repeated="2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office:value-type="string" calcext:value-type="string">
            <text:p>der Lkw, -s</text:p>
          </table:table-cell>
          <table:table-cell office:value-type="string" calcext:value-type="string">
            <text:p>Der Lkw transportiert Waren von einem Ort zum anderen.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he truck transports goods from one place to another.</text:p>
          </table:table-cell>
          <table:table-cell table:number-columns-repeated="2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office:value-type="string" calcext:value-type="string">
            <text:p>der Bürgersteig, -e</text:p>
          </table:table-cell>
          <table:table-cell office:value-type="string" calcext:value-type="string">
            <text:p>Die Menschen gehen auf dem Bürgersteig.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People walk on the sidewalk.</text:p>
          </table:table-cell>
          <table:table-cell table:number-columns-repeated="2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office:value-type="string" calcext:value-type="string">
            <text:p>das Schild, -er</text:p>
          </table:table-cell>
          <table:table-cell office:value-type="string" calcext:value-type="string">
            <text:p>Das Schild warnt vor Wildwechsel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he sign warns of deer crossing.</text:p>
          </table:table-cell>
          <table:table-cell table:number-columns-repeated="2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office:value-type="string" calcext:value-type="string">
            <text:p>anhalten</text:p>
          </table:table-cell>
          <table:table-cell office:value-type="string" calcext:value-type="string">
            <text:p>Bitte halten Sie an der roten Ampel an.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Please stop at the red traffic light.</text:p>
          </table:table-cell>
          <table:table-cell table:number-columns-repeated="2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office:value-type="string" calcext:value-type="string">
            <text:p>abbiegen</text:p>
          </table:table-cell>
          <table:table-cell office:value-type="string" calcext:value-type="string">
            <text:p>Biegen Sie an der nächsten Kreuzung rechts ab.</text:p>
          </table:table-cell>
          <table:table-cell office:value-type="string" calcext:value-type="string">
            <text:p>to turn</text:p>
          </table:table-cell>
          <table:table-cell office:value-type="string" calcext:value-type="string">
            <text:p>Turn right at the next intersection.</text:p>
          </table:table-cell>
          <table:table-cell table:number-columns-repeated="2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office:value-type="string" calcext:value-type="string">
            <text:p>hupen</text:p>
          </table:table-cell>
          <table:table-cell office:value-type="string" calcext:value-type="string">
            <text:p>Der Autofahrer hupt, um auf sich aufmerksam zu machen.</text:p>
          </table:table-cell>
          <table:table-cell office:value-type="string" calcext:value-type="string">
            <text:p>to honk</text:p>
          </table:table-cell>
          <table:table-cell office:value-type="string" calcext:value-type="string">
            <text:p>The driver honks the horn to get attention.</text:p>
          </table:table-cell>
          <table:table-cell table:number-columns-repeated="2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office:value-type="string" calcext:value-type="string">
            <text:p>weiterfahren</text:p>
          </table:table-cell>
          <table:table-cell office:value-type="string" calcext:value-type="string">
            <text:p>Nach einer kurzen Pause werden wir weiterfahren.</text:p>
          </table:table-cell>
          <table:table-cell office:value-type="string" calcext:value-type="string">
            <text:p>to continue driving</text:p>
          </table:table-cell>
          <table:table-cell office:value-type="string" calcext:value-type="string">
            <text:p>After a short break, we will continue driving.</text:p>
          </table:table-cell>
          <table:table-cell table:number-columns-repeated="2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office:value-type="string" calcext:value-type="string">
            <text:p>blinken</text:p>
          </table:table-cell>
          <table:table-cell office:value-type="string" calcext:value-type="string">
            <text:p>Bitte vergiss nicht zu blinken, wenn du abbiegst.</text:p>
          </table:table-cell>
          <table:table-cell office:value-type="string" calcext:value-type="string">
            <text:p>to signal</text:p>
          </table:table-cell>
          <table:table-cell office:value-type="string" calcext:value-type="string">
            <text:p>Please dont forget to signal when you turn.</text:p>
          </table:table-cell>
          <table:table-cell table:number-columns-repeated="2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office:value-type="string" calcext:value-type="string">
            <text:p>Vorfahrt achten</text:p>
          </table:table-cell>
          <table:table-cell office:value-type="string" calcext:value-type="string">
            <text:p>An dieser Kreuzung musst du die Vorfahrt achten.</text:p>
          </table:table-cell>
          <table:table-cell office:value-type="string" calcext:value-type="string">
            <text:p>to yield the right of way</text:p>
          </table:table-cell>
          <table:table-cell office:value-type="string" calcext:value-type="string">
            <text:p>At this intersection, you need to yield the right of way.</text:p>
          </table:table-cell>
          <table:table-cell table:number-columns-repeated="2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Früher bin ich immer mit dem Fahrrad zur Schule gefahren.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I used to ride my bike to school earlier.</text:p>
          </table:table-cell>
          <table:table-cell table:number-columns-repeated="2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ist ein sonniger Tag.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 is a sunny day.</text:p>
          </table:table-cell>
          <table:table-cell table:number-columns-repeated="2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Sie sind seit fünf Jahren verheiratet.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They have been married for five years.</text:p>
          </table:table-cell>
          <table:table-cell table:number-columns-repeated="2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Er ist ledig und sucht nach einer Beziehung.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He is single and looking for a relationship.</text:p>
          </table:table-cell>
          <table:table-cell table:number-columns-repeated="2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Meine Eltern sind seit letztem Jahr geschieden.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My parents got divorced last year.</text:p>
          </table:table-cell>
          <table:table-cell table:number-columns-repeated="2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office:value-type="string" calcext:value-type="string">
            <text:p>die Großstadt, " -e</text:p>
          </table:table-cell>
          <table:table-cell office:value-type="string" calcext:value-type="string">
            <text:p>Berlin ist eine lebendige Großstadt mit vielen Sehenswürdigkeiten.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Berlin is a vibrant metropolis with many sights.</text:p>
          </table:table-cell>
          <table:table-cell table:number-columns-repeated="2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office:value-type="string" calcext:value-type="string">
            <text:p>die Kleinstadt, " -e</text:p>
          </table:table-cell>
          <table:table-cell office:value-type="string" calcext:value-type="string">
            <text:p>In einer Kleinstadt ist das Leben oft ruhiger als in der Großstadt.</text:p>
          </table:table-cell>
          <table:table-cell office:value-type="string" calcext:value-type="string">
            <text:p>small town</text:p>
          </table:table-cell>
          <table:table-cell office:value-type="string" calcext:value-type="string">
            <text:p>Life in a small town is often quieter than in a big city.</text:p>
          </table:table-cell>
          <table:table-cell table:number-columns-repeated="2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Ich träume von einem Urlaub am Strand.</text:p>
          </table:table-cell>
          <table:table-cell office:value-type="string" calcext:value-type="string">
            <text:p>to dream</text:p>
          </table:table-cell>
          <table:table-cell office:value-type="string" calcext:value-type="string">
            <text:p>I dream of a vacation at the beach.</text:p>
          </table:table-cell>
          <table:table-cell table:number-columns-repeated="2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office:value-type="string" calcext:value-type="string">
            <text:p>reden</text:p>
          </table:table-cell>
          <table:table-cell office:value-type="string" calcext:value-type="string">
            <text:p>Lass uns über deine Pläne reden.</text:p>
          </table:table-cell>
          <table:table-cell office:value-type="string" calcext:value-type="string">
            <text:p>to talk</text:p>
          </table:table-cell>
          <table:table-cell office:value-type="string" calcext:value-type="string">
            <text:p>Lets talk about your plans.</text:p>
          </table:table-cell>
          <table:table-cell table:number-columns-repeated="2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office:value-type="string" calcext:value-type="string">
            <text:p>mit Freunden reden</text:p>
          </table:table-cell>
          <table:table-cell office:value-type="string" calcext:value-type="string">
            <text:p>Es ist wichtig, mit Freunden zu reden, wenn du Probleme hast.</text:p>
          </table:table-cell>
          <table:table-cell office:value-type="string" calcext:value-type="string">
            <text:p>to talk with friends</text:p>
          </table:table-cell>
          <table:table-cell office:value-type="string" calcext:value-type="string">
            <text:p>Its important to talk with friends when you have problems.</text:p>
          </table:table-cell>
          <table:table-cell table:number-columns-repeated="2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office:value-type="string" calcext:value-type="string">
            <text:p>Karten spielen</text:p>
          </table:table-cell>
          <table:table-cell office:value-type="string" calcext:value-type="string">
            <text:p>Wir spielen gerne Karten an den Wochenenden.</text:p>
          </table:table-cell>
          <table:table-cell office:value-type="string" calcext:value-type="string">
            <text:p>to play cards</text:p>
          </table:table-cell>
          <table:table-cell office:value-type="string" calcext:value-type="string">
            <text:p>We enjoy playing cards on weekends.</text:p>
          </table:table-cell>
          <table:table-cell table:number-columns-repeated="2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office:value-type="string" calcext:value-type="string">
            <text:p>Sport machen</text:p>
          </table:table-cell>
          <table:table-cell office:value-type="string" calcext:value-type="string">
            <text:p>Sport machen ist gut für die Gesundheit.</text:p>
          </table:table-cell>
          <table:table-cell office:value-type="string" calcext:value-type="string">
            <text:p>to do sports</text:p>
          </table:table-cell>
          <table:table-cell office:value-type="string" calcext:value-type="string">
            <text:p>Doing sports is good for your health.</text:p>
          </table:table-cell>
          <table:table-cell table:number-columns-repeated="2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office:value-type="string" calcext:value-type="string">
            <text:p>das Radio, -s</text:p>
          </table:table-cell>
          <table:table-cell office:value-type="string" calcext:value-type="string">
            <text:p>Ich höre gerne das Radio, um auf dem Laufenden zu bleiben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 like listening to the radio to stay informed.</text:p>
          </table:table-cell>
          <table:table-cell table:number-columns-repeated="2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office:value-type="string" calcext:value-type="string">
            <text:p>Radio hören</text:p>
          </table:table-cell>
          <table:table-cell office:value-type="string" calcext:value-type="string">
            <text:p>Ich höre gerne Musik, wenn ich Radio höre.</text:p>
          </table:table-cell>
          <table:table-cell office:value-type="string" calcext:value-type="string">
            <text:p>to listen to the radio</text:p>
          </table:table-cell>
          <table:table-cell office:value-type="string" calcext:value-type="string">
            <text:p>I like listening to music when I listen to the radio.</text:p>
          </table:table-cell>
          <table:table-cell table:number-columns-repeated="2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office:value-type="string" calcext:value-type="string">
            <text:p>unterwegs</text:p>
          </table:table-cell>
          <table:table-cell office:value-type="string" calcext:value-type="string">
            <text:p>Ich bin unterwegs zum Supermarkt.</text:p>
          </table:table-cell>
          <table:table-cell office:value-type="string" calcext:value-type="string">
            <text:p>on the way</text:p>
          </table:table-cell>
          <table:table-cell office:value-type="string" calcext:value-type="string">
            <text:p>Im on my way to the supermarket.</text:p>
          </table:table-cell>
          <table:table-cell table:number-columns-repeated="2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office:value-type="string" calcext:value-type="string">
            <text:p>die Postkarte, -n</text:p>
          </table:table-cell>
          <table:table-cell office:value-type="string" calcext:value-type="string">
            <text:p>Ich schicke dir eine Postkarte aus dem Urlaub.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Im sending you a postcard from my vacation.</text:p>
          </table:table-cell>
          <table:table-cell table:number-columns-repeated="2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office:value-type="string" calcext:value-type="string">
            <text:p>Liebe Claudia</text:p>
          </table:table-cell>
          <table:table-cell office:value-type="string" calcext:value-type="string">
            <text:p>Liebe Claudia, ich hoffe, es geht dir gut.</text:p>
          </table:table-cell>
          <table:table-cell office:value-type="string" calcext:value-type="string">
            <text:p>Dear Claudia</text:p>
          </table:table-cell>
          <table:table-cell office:value-type="string" calcext:value-type="string">
            <text:p>Dear Claudia, I hope youre doing well.</text:p>
          </table:table-cell>
          <table:table-cell table:number-columns-repeated="2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office:value-type="string" calcext:value-type="string">
            <text:p>einschlafen</text:p>
          </table:table-cell>
          <table:table-cell office:value-type="string" calcext:value-type="string">
            <text:p>Ich kann nachts nicht einschlafen.</text:p>
          </table:table-cell>
          <table:table-cell office:value-type="string" calcext:value-type="string">
            <text:p>to fall asleep</text:p>
          </table:table-cell>
          <table:table-cell office:value-type="string" calcext:value-type="string">
            <text:p>I cant fall asleep at night.</text:p>
          </table:table-cell>
          <table:table-cell table:number-columns-repeated="2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Ich bin sehr müde nach der Arbeit.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Im very tired after work.</text:p>
          </table:table-cell>
          <table:table-cell table:number-columns-repeated="2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office:value-type="string" calcext:value-type="string">
            <text:p>aufwachen</text:p>
          </table:table-cell>
          <table:table-cell office:value-type="string" calcext:value-type="string">
            <text:p>Ich wache normalerweise um 7 Uhr morgens auf.</text:p>
          </table:table-cell>
          <table:table-cell office:value-type="string" calcext:value-type="string">
            <text:p>to wake up</text:p>
          </table:table-cell>
          <table:table-cell office:value-type="string" calcext:value-type="string">
            <text:p>I usually wake up at 7 in the morning.</text:p>
          </table:table-cell>
          <table:table-cell table:number-columns-repeated="2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office:value-type="string" calcext:value-type="string">
            <text:p>der Autoschlüssel, -</text:p>
          </table:table-cell>
          <table:table-cell office:value-type="string" calcext:value-type="string">
            <text:p>Wo hast du den Autoschlüssel gelassen?</text:p>
          </table:table-cell>
          <table:table-cell office:value-type="string" calcext:value-type="string">
            <text:p>car key</text:p>
          </table:table-cell>
          <table:table-cell office:value-type="string" calcext:value-type="string">
            <text:p>Where did you leave the car key?</text:p>
          </table:table-cell>
          <table:table-cell table:number-columns-repeated="2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office:value-type="string" calcext:value-type="string">
            <text:p>finden</text:p>
          </table:table-cell>
          <table:table-cell office:value-type="string" calcext:value-type="string">
            <text:p>Ich kann meine Brille nicht finden.</text:p>
          </table:table-cell>
          <table:table-cell office:value-type="string" calcext:value-type="string">
            <text:p>to find</text:p>
          </table:table-cell>
          <table:table-cell office:value-type="string" calcext:value-type="string">
            <text:p>I cant find my glasses.</text:p>
          </table:table-cell>
          <table:table-cell table:number-columns-repeated="2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office:value-type="string" calcext:value-type="string">
            <text:p>auf dem Land leben</text:p>
          </table:table-cell>
          <table:table-cell office:value-type="string" calcext:value-type="string">
            <text:p>Viele Menschen träumen davon, auf dem Land zu leben.</text:p>
          </table:table-cell>
          <table:table-cell office:value-type="string" calcext:value-type="string">
            <text:p>to live in the countryside</text:p>
          </table:table-cell>
          <table:table-cell office:value-type="string" calcext:value-type="string">
            <text:p>Many people dream of living in the countryside.</text:p>
          </table:table-cell>
          <table:table-cell table:number-columns-repeated="2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office:value-type="string" calcext:value-type="string">
            <text:p>in der Stadt leben</text:p>
          </table:table-cell>
          <table:table-cell office:value-type="string" calcext:value-type="string">
            <text:p>In der Stadt zu leben, hat seine Vor- und Nachteile.</text:p>
          </table:table-cell>
          <table:table-cell office:value-type="string" calcext:value-type="string">
            <text:p>to live in the city</text:p>
          </table:table-cell>
          <table:table-cell office:value-type="string" calcext:value-type="string">
            <text:p>Living in the city has its pros and cons.</text:p>
          </table:table-cell>
          <table:table-cell table:number-columns-repeated="2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office:value-type="string" calcext:value-type="string">
            <text:p>am Anfang</text:p>
          </table:table-cell>
          <table:table-cell office:value-type="string" calcext:value-type="string">
            <text:p>Am Anfang des Buches gibt es eine Einführung.</text:p>
          </table:table-cell>
          <table:table-cell office:value-type="string" calcext:value-type="string">
            <text:p>at the beginning</text:p>
          </table:table-cell>
          <table:table-cell office:value-type="string" calcext:value-type="string">
            <text:p>At the beginning of the book, there is an introduction.</text:p>
          </table:table-cell>
          <table:table-cell table:number-columns-repeated="2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Zuerst gehe ich einkaufen und dann zur Arbeit.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irst, I go shopping, and then to work.</text:p>
          </table:table-cell>
          <table:table-cell table:number-columns-repeated="2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office:value-type="string" calcext:value-type="string">
            <text:p>zuletzt</text:p>
          </table:table-cell>
          <table:table-cell office:value-type="string" calcext:value-type="string">
            <text:p>Sie war die zuletzt ankommende Person auf der Party.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he was the last person to arrive at the party.</text:p>
          </table:table-cell>
          <table:table-cell table:number-columns-repeated="2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Ich lerne Deutsch seit zwei Jahren.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Ive been learning German for two years.</text:p>
          </table:table-cell>
          <table:table-cell table:number-columns-repeated="2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office:value-type="string" calcext:value-type="string">
            <text:p>seit wann ...?</text:p>
          </table:table-cell>
          <table:table-cell office:value-type="string" calcext:value-type="string">
            <text:p>Seit wann wohnst du in dieser Stadt?</text:p>
          </table:table-cell>
          <table:table-cell office:value-type="string" calcext:value-type="string">
            <text:p>since when ...?</text:p>
          </table:table-cell>
          <table:table-cell office:value-type="string" calcext:value-type="string">
            <text:p>Since when have you been living in this city?</text:p>
          </table:table-cell>
          <table:table-cell table:number-columns-repeated="2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office:value-type="string" calcext:value-type="string">
            <text:p>wie lange ...?</text:p>
          </table:table-cell>
          <table:table-cell office:value-type="string" calcext:value-type="string">
            <text:p>Wie lange dauert der Flug von hier nach New York?</text:p>
          </table:table-cell>
          <table:table-cell office:value-type="string" calcext:value-type="string">
            <text:p>how long ...?</text:p>
          </table:table-cell>
          <table:table-cell office:value-type="string" calcext:value-type="string">
            <text:p>How long is the flight from here to New York?</text:p>
          </table:table-cell>
          <table:table-cell table:number-columns-repeated="2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 Menschen haben oft Schwierigkeiten, ihre Grundbedürfnisse zu erfüllen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oor people often have difficulties meeting their basic needs.</text:p>
          </table:table-cell>
          <table:table-cell table:number-columns-repeated="2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as Mathe-Problem war schwer zu lösen.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The math problem was difficult to solve.</text:p>
          </table:table-cell>
          <table:table-cell table:number-columns-repeated="2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office:value-type="string" calcext:value-type="string">
            <text:p>das Taxiunternehmen, -</text:p>
          </table:table-cell>
          <table:table-cell office:value-type="string" calcext:value-type="string">
            <text:p>Das Taxiunternehmen bietet einen schnellen Service an.</text:p>
          </table:table-cell>
          <table:table-cell office:value-type="string" calcext:value-type="string">
            <text:p>taxi company</text:p>
          </table:table-cell>
          <table:table-cell office:value-type="string" calcext:value-type="string">
            <text:p>The taxi company offers a fast service.</text:p>
          </table:table-cell>
          <table:table-cell table:number-columns-repeated="2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office:value-type="string" calcext:value-type="string">
            <text:p>der/die Angestellte, -n/-n</text:p>
          </table:table-cell>
          <table:table-cell office:value-type="string" calcext:value-type="string">
            <text:p>Die Angestellten des Unternehmens sind sehr engagiert.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The employees of the company are very dedicated.</text:p>
          </table:table-cell>
          <table:table-cell table:number-columns-repeated="2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Es ist wichtig, die richtigen Entscheidungen zu treffen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Its important to make the right decisions.</text:p>
          </table:table-cell>
          <table:table-cell table:number-columns-repeated="2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office:value-type="string" calcext:value-type="string">
            <text:p>Liebe Grüße</text:p>
          </table:table-cell>
          <table:table-cell office:value-type="string" calcext:value-type="string">
            <text:p>Liebe Grüße, Maria</text:p>
          </table:table-cell>
          <table:table-cell office:value-type="string" calcext:value-type="string">
            <text:p>best regards</text:p>
          </table:table-cell>
          <table:table-cell office:value-type="string" calcext:value-type="string">
            <text:p>Best regards, Maria</text:p>
          </table:table-cell>
          <table:table-cell table:number-columns-repeated="2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office:value-type="string" calcext:value-type="string">
            <text:p>das Amt, " -er</text:p>
          </table:table-cell>
          <table:table-cell office:value-type="string" calcext:value-type="string">
            <text:p>Das Amt ist montags bis freitags geöffnet.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he office is open from Monday to Friday.</text:p>
          </table:table-cell>
          <table:table-cell table:number-columns-repeated="2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office:value-type="string" calcext:value-type="string">
            <text:p>die Behörde, -n</text:p>
          </table:table-cell>
          <table:table-cell office:value-type="string" calcext:value-type="string">
            <text:p>Die Behörde ist für die Ausstellung von Dokumenten verantwortlich.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The authority is responsible for issuing documents.</text:p>
          </table:table-cell>
          <table:table-cell table:number-columns-repeated="2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office:value-type="string" calcext:value-type="string">
            <text:p>die Bundesagentur für Arbeit</text:p>
          </table:table-cell>
          <table:table-cell office:value-type="string" calcext:value-type="string">
            <text:p>Die Bundesagentur für Arbeit hilft bei der Jobsuche.</text:p>
          </table:table-cell>
          <table:table-cell office:value-type="string" calcext:value-type="string">
            <text:p>Federal Employment Agency</text:p>
          </table:table-cell>
          <table:table-cell office:value-type="string" calcext:value-type="string">
            <text:p>The Federal Employment Agency helps with job search.</text:p>
          </table:table-cell>
          <table:table-cell table:number-columns-repeated="2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office:value-type="string" calcext:value-type="string">
            <text:p>die Familienkasse</text:p>
          </table:table-cell>
          <table:table-cell office:value-type="string" calcext:value-type="string">
            <text:p>Die Familienkasse zahlt Kindergeld an berechtigte Familien aus.</text:p>
          </table:table-cell>
          <table:table-cell office:value-type="string" calcext:value-type="string">
            <text:p>family allowance office</text:p>
          </table:table-cell>
          <table:table-cell office:value-type="string" calcext:value-type="string">
            <text:p>The family allowance office pays child benefit to eligible families.</text:p>
          </table:table-cell>
          <table:table-cell table:number-columns-repeated="2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office:value-type="string" calcext:value-type="string">
            <text:p>das Standesamt, " -er</text:p>
          </table:table-cell>
          <table:table-cell office:value-type="string" calcext:value-type="string">
            <text:p>Im Standesamt können Paare heiraten.</text:p>
          </table:table-cell>
          <table:table-cell office:value-type="string" calcext:value-type="string">
            <text:p>registry office</text:p>
          </table:table-cell>
          <table:table-cell office:value-type="string" calcext:value-type="string">
            <text:p>Couples can get married at the registry office.</text:p>
          </table:table-cell>
          <table:table-cell table:number-columns-repeated="2"/>
        </table:table-row>
        <table:table-row table:style-name="ro1">
          <table:table-cell table:formula="of:=[.A642]+1" office:value-type="float" office:value="643" calcext:value-type="float">
            <text:p>643</text:p>
          </table:table-cell>
          <table:table-cell office:value-type="string" calcext:value-type="string">
            <text:p>die Kfz-Zulassungsstelle, -n</text:p>
          </table:table-cell>
          <table:table-cell office:value-type="string" calcext:value-type="string">
            <text:p>Die Kfz-Zulassungsstelle ist zuständig für die Anmeldung von Autos.</text:p>
          </table:table-cell>
          <table:table-cell office:value-type="string" calcext:value-type="string">
            <text:p>vehicle registration office</text:p>
          </table:table-cell>
          <table:table-cell office:value-type="string" calcext:value-type="string">
            <text:p>The vehicle registration office is responsible for car registration.</text:p>
          </table:table-cell>
          <table:table-cell table:number-columns-repeated="2"/>
        </table:table-row>
        <table:table-row table:style-name="ro1">
          <table:table-cell table:formula="of:=[.A643]+1" office:value-type="float" office:value="644" calcext:value-type="float">
            <text:p>644</text:p>
          </table:table-cell>
          <table:table-cell office:value-type="string" calcext:value-type="string">
            <text:p>der Warteraum, " -e</text:p>
          </table:table-cell>
          <table:table-cell office:value-type="string" calcext:value-type="string">
            <text:p>Im Warteraum können Sie bequem auf Ihren Termin warten.</text:p>
          </table:table-cell>
          <table:table-cell office:value-type="string" calcext:value-type="string">
            <text:p>waiting room</text:p>
          </table:table-cell>
          <table:table-cell office:value-type="string" calcext:value-type="string">
            <text:p>You can wait comfortably for your appointment in the waiting room.</text:p>
          </table:table-cell>
          <table:table-cell table:number-columns-repeated="2"/>
        </table:table-row>
        <table:table-row table:style-name="ro1">
          <table:table-cell table:formula="of:=[.A644]+1" office:value-type="float" office:value="645" calcext:value-type="float">
            <text:p>645</text:p>
          </table:table-cell>
          <table:table-cell office:value-type="string" calcext:value-type="string">
            <text:p>heiraten</text:p>
          </table:table-cell>
          <table:table-cell office:value-type="string" calcext:value-type="string">
            <text:p>Sie werden nächsten Monat heiraten.</text:p>
          </table:table-cell>
          <table:table-cell office:value-type="string" calcext:value-type="string">
            <text:p>to marry</text:p>
          </table:table-cell>
          <table:table-cell office:value-type="string" calcext:value-type="string">
            <text:p>They will get married next month.</text:p>
          </table:table-cell>
          <table:table-cell table:number-columns-repeated="2"/>
        </table:table-row>
        <table:table-row table:style-name="ro1">
          <table:table-cell table:formula="of:=[.A645]+1" office:value-type="float" office:value="646" calcext:value-type="float">
            <text:p>646</text:p>
          </table:table-cell>
          <table:table-cell office:value-type="string" calcext:value-type="string">
            <text:p>anmelden</text:p>
          </table:table-cell>
          <table:table-cell office:value-type="string" calcext:value-type="string">
            <text:p>Bitte melden Sie sich im Büro an.</text:p>
          </table:table-cell>
          <table:table-cell office:value-type="string" calcext:value-type="string">
            <text:p>to register</text:p>
          </table:table-cell>
          <table:table-cell office:value-type="string" calcext:value-type="string">
            <text:p>Please register at the office.</text:p>
          </table:table-cell>
          <table:table-cell table:number-columns-repeated="2"/>
        </table:table-row>
        <table:table-row table:style-name="ro1">
          <table:table-cell table:formula="of:=[.A646]+1" office:value-type="float" office:value="647" calcext:value-type="float">
            <text:p>647</text:p>
          </table:table-cell>
          <table:table-cell office:value-type="string" calcext:value-type="string">
            <text:p>abmelden</text:p>
          </table:table-cell>
          <table:table-cell office:value-type="string" calcext:value-type="string">
            <text:p>Wenn Sie umziehen, müssen Sie sich bei der Stadt abmelden.</text:p>
          </table:table-cell>
          <table:table-cell office:value-type="string" calcext:value-type="string">
            <text:p>to deregister</text:p>
          </table:table-cell>
          <table:table-cell office:value-type="string" calcext:value-type="string">
            <text:p>If you move, you need to deregister with the city.</text:p>
          </table:table-cell>
          <table:table-cell table:number-columns-repeated="2"/>
        </table:table-row>
        <table:table-row table:style-name="ro1">
          <table:table-cell table:formula="of:=[.A647]+1" office:value-type="float" office:value="648" calcext:value-type="float">
            <text:p>648</text:p>
          </table:table-cell>
          <table:table-cell office:value-type="string" calcext:value-type="string">
            <text:p>beantragen</text:p>
          </table:table-cell>
          <table:table-cell office:value-type="string" calcext:value-type="string">
            <text:p>Sie können online einen Reisepass beantragen.</text:p>
          </table:table-cell>
          <table:table-cell office:value-type="string" calcext:value-type="string">
            <text:p>to apply for</text:p>
          </table:table-cell>
          <table:table-cell office:value-type="string" calcext:value-type="string">
            <text:p>You can apply for a passport online.</text:p>
          </table:table-cell>
          <table:table-cell table:number-columns-repeated="2"/>
        </table:table-row>
        <table:table-row table:style-name="ro1">
          <table:table-cell table:formula="of:=[.A648]+1" office:value-type="float" office:value="649" calcext:value-type="float">
            <text:p>649</text:p>
          </table:table-cell>
          <table:table-cell office:value-type="string" calcext:value-type="string">
            <text:p>das Kindergeld, Sg.</text:p>
          </table:table-cell>
          <table:table-cell office:value-type="string" calcext:value-type="string">
            <text:p>Das Kindergeld wird monatlich ausgezahlt.</text:p>
          </table:table-cell>
          <table:table-cell office:value-type="string" calcext:value-type="string">
            <text:p>child benefit</text:p>
          </table:table-cell>
          <table:table-cell office:value-type="string" calcext:value-type="string">
            <text:p>Child benefit is paid monthly.</text:p>
          </table:table-cell>
          <table:table-cell table:number-columns-repeated="2"/>
        </table:table-row>
        <table:table-row table:style-name="ro1">
          <table:table-cell table:formula="of:=[.A649]+1" office:value-type="float" office:value="650" calcext:value-type="float">
            <text:p>650</text:p>
          </table:table-cell>
          <table:table-cell office:value-type="string" calcext:value-type="string">
            <text:p>die Berufsberatung, -en</text:p>
          </table:table-cell>
          <table:table-cell office:value-type="string" calcext:value-type="string">
            <text:p>Die Berufsberatung hilft bei der Berufswahl.</text:p>
          </table:table-cell>
          <table:table-cell office:value-type="string" calcext:value-type="string">
            <text:p>career counseling</text:p>
          </table:table-cell>
          <table:table-cell office:value-type="string" calcext:value-type="string">
            <text:p>Career counseling helps with choosing a profession.</text:p>
          </table:table-cell>
          <table:table-cell table:number-columns-repeated="2"/>
        </table:table-row>
        <table:table-row table:style-name="ro1">
          <table:table-cell table:formula="of:=[.A650]+1" office:value-type="float" office:value="651" calcext:value-type="float">
            <text:p>651</text:p>
          </table:table-cell>
          <table:table-cell office:value-type="string" calcext:value-type="string">
            <text:p>Das bürgeramt, " -er</text:p>
          </table:table-cell>
          <table:table-cell office:value-type="string" calcext:value-type="string">
            <text:p>Sie müssen zum Bürgeramt gehen, um Ihren Wohnsitz anzumelden.</text:p>
          </table:table-cell>
          <table:table-cell office:value-type="string" calcext:value-type="string">
            <text:p>citizens office</text:p>
          </table:table-cell>
          <table:table-cell office:value-type="string" calcext:value-type="string">
            <text:p>You need to go to the citizens office to register your residence.</text:p>
          </table:table-cell>
          <table:table-cell table:number-columns-repeated="2"/>
        </table:table-row>
        <table:table-row table:style-name="ro1">
          <table:table-cell table:formula="of:=[.A651]+1" office:value-type="float" office:value="652" calcext:value-type="float">
            <text:p>652</text:p>
          </table:table-cell>
          <table:table-cell office:value-type="string" calcext:value-type="string">
            <text:p>das Ausländeramt, " -er</text:p>
          </table:table-cell>
          <table:table-cell office:value-type="string" calcext:value-type="string">
            <text:p>Das Ausländeramt kümmert sich um Visa-Angelegenheiten.</text:p>
          </table:table-cell>
          <table:table-cell office:value-type="string" calcext:value-type="string">
            <text:p>foreigners office</text:p>
          </table:table-cell>
          <table:table-cell office:value-type="string" calcext:value-type="string">
            <text:p>The foreigners office handles visa matters.</text:p>
          </table:table-cell>
          <table:table-cell table:number-columns-repeated="2"/>
        </table:table-row>
        <table:table-row table:style-name="ro1">
          <table:table-cell table:formula="of:=[.A652]+1" office:value-type="float" office:value="653" calcext:value-type="float">
            <text:p>653</text:p>
          </table:table-cell>
          <table:table-cell office:value-type="string" calcext:value-type="string">
            <text:p>das Visum, Visa</text:p>
          </table:table-cell>
          <table:table-cell office:value-type="string" calcext:value-type="string">
            <text:p>Um nach Deutschland zu reisen, benötigen Sie ein Visum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 travel to Germany, you need a visa.</text:p>
          </table:table-cell>
          <table:table-cell table:number-columns-repeated="2"/>
        </table:table-row>
        <table:table-row table:style-name="ro1">
          <table:table-cell table:formula="of:=[.A653]+1" office:value-type="float" office:value="654" calcext:value-type="float">
            <text:p>654</text:p>
          </table:table-cell>
          <table:table-cell office:value-type="string" calcext:value-type="string">
            <text:p>verlängern</text:p>
          </table:table-cell>
          <table:table-cell office:value-type="string" calcext:value-type="string">
            <text:p>Können Sie mein Visum verlängern?</text:p>
          </table:table-cell>
          <table:table-cell office:value-type="string" calcext:value-type="string">
            <text:p>to extend</text:p>
          </table:table-cell>
          <table:table-cell office:value-type="string" calcext:value-type="string">
            <text:p>Can you extend my visa?</text:p>
          </table:table-cell>
          <table:table-cell table:number-columns-repeated="2"/>
        </table:table-row>
        <table:table-row table:style-name="ro1">
          <table:table-cell table:formula="of:=[.A654]+1" office:value-type="float" office:value="655" calcext:value-type="float">
            <text:p>655</text:p>
          </table:table-cell>
          <table:table-cell office:value-type="string" calcext:value-type="string">
            <text:p>die Meldestelle, -n</text:p>
          </table:table-cell>
          <table:table-cell office:value-type="string" calcext:value-type="string">
            <text:p>Die Meldestelle ist für Wohnsitzanmeldungen zuständig.</text:p>
          </table:table-cell>
          <table:table-cell office:value-type="string" calcext:value-type="string">
            <text:p>registration office</text:p>
          </table:table-cell>
          <table:table-cell office:value-type="string" calcext:value-type="string">
            <text:p>The registration office is responsible for residence registrations.</text:p>
          </table:table-cell>
          <table:table-cell table:number-columns-repeated="2"/>
        </table:table-row>
        <table:table-row table:style-name="ro1">
          <table:table-cell table:formula="of:=[.A655]+1" office:value-type="float" office:value="656" calcext:value-type="float">
            <text:p>656</text:p>
          </table:table-cell>
          <table:table-cell office:value-type="string" calcext:value-type="string">
            <text:p>die Gemeinde, -n</text:p>
          </table:table-cell>
          <table:table-cell office:value-type="string" calcext:value-type="string">
            <text:p>Die Gemeinde organisiert lokale Veranstaltungen.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The municipality organizes local events.</text:p>
          </table:table-cell>
          <table:table-cell table:number-columns-repeated="2"/>
        </table:table-row>
        <table:table-row table:style-name="ro1">
          <table:table-cell table:formula="of:=[.A656]+1" office:value-type="float" office:value="657" calcext:value-type="float">
            <text:p>657</text:p>
          </table:table-cell>
          <table:table-cell office:value-type="string" calcext:value-type="string">
            <text:p>das Geburtsdatum, -daten</text:p>
          </table:table-cell>
          <table:table-cell office:value-type="string" calcext:value-type="string">
            <text:p>Bitte geben Sie Ihr Geburtsdatum an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Please provide your date of birth.</text:p>
          </table:table-cell>
          <table:table-cell table:number-columns-repeated="2"/>
        </table:table-row>
        <table:table-row table:style-name="ro1">
          <table:table-cell table:formula="of:=[.A657]+1" office:value-type="float" office:value="658" calcext:value-type="float">
            <text:p>658</text:p>
          </table:table-cell>
          <table:table-cell office:value-type="string" calcext:value-type="string">
            <text:p>der Geburtsort, -e</text:p>
          </table:table-cell>
          <table:table-cell office:value-type="string" calcext:value-type="string">
            <text:p>Mein Geburtsort ist Berlin.</text:p>
          </table:table-cell>
          <table:table-cell office:value-type="string" calcext:value-type="string">
            <text:p>place of birth</text:p>
          </table:table-cell>
          <table:table-cell office:value-type="string" calcext:value-type="string">
            <text:p>My place of birth is Berlin.</text:p>
          </table:table-cell>
          <table:table-cell table:number-columns-repeated="2"/>
        </table:table-row>
        <table:table-row table:style-name="ro1">
          <table:table-cell table:formula="of:=[.A658]+1" office:value-type="float" office:value="659" calcext:value-type="float">
            <text:p>659</text:p>
          </table:table-cell>
          <table:table-cell office:value-type="string" calcext:value-type="string">
            <text:p>der Familienstand, Sg.</text:p>
          </table:table-cell>
          <table:table-cell office:value-type="string" calcext:value-type="string">
            <text:p>Mein Familienstand ist ledig.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My marital status is single.</text:p>
          </table:table-cell>
          <table:table-cell table:number-columns-repeated="2"/>
        </table:table-row>
        <table:table-row table:style-name="ro1">
          <table:table-cell table:formula="of:=[.A659]+1" office:value-type="float" office:value="660" calcext:value-type="float">
            <text:p>66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Mein Geschlecht ist männlic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y gender is male.</text:p>
          </table:table-cell>
          <table:table-cell table:number-columns-repeated="2"/>
        </table:table-row>
        <table:table-row table:style-name="ro1">
          <table:table-cell table:formula="of:=[.A660]+1" office:value-type="float" office:value="661" calcext:value-type="float">
            <text:p>66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hr Geschlecht ist weiblich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r gender is female.</text:p>
          </table:table-cell>
          <table:table-cell table:number-columns-repeated="2"/>
        </table:table-row>
        <table:table-row table:style-name="ro1">
          <table:table-cell table:formula="of:=[.A661]+1" office:value-type="float" office:value="662" calcext:value-type="float">
            <text:p>662</text:p>
          </table:table-cell>
          <table:table-cell office:value-type="string" calcext:value-type="string">
            <text:p>berufstätig</text:p>
          </table:table-cell>
          <table:table-cell office:value-type="string" calcext:value-type="string">
            <text:p>Sind Sie berufstätig oder arbeitslos?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Are you employed or unemployed?</text:p>
          </table:table-cell>
          <table:table-cell table:number-columns-repeated="2"/>
        </table:table-row>
        <table:table-row table:style-name="ro1">
          <table:table-cell table:formula="of:=[.A662]+1" office:value-type="float" office:value="663" calcext:value-type="float">
            <text:p>663</text:p>
          </table:table-cell>
          <table:table-cell office:value-type="string" calcext:value-type="string">
            <text:p>die Staatsangehörigkeit, -en</text:p>
          </table:table-cell>
          <table:table-cell office:value-type="string" calcext:value-type="string">
            <text:p>Meine Staatsangehörigkeit ist Deutsch.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My nationality is German.</text:p>
          </table:table-cell>
          <table:table-cell table:number-columns-repeated="2"/>
        </table:table-row>
        <table:table-row table:style-name="ro1">
          <table:table-cell table:formula="of:=[.A663]+1" office:value-type="float" office:value="664" calcext:value-type="float">
            <text:p>664</text:p>
          </table:table-cell>
          <table:table-cell office:value-type="string" calcext:value-type="string">
            <text:p>geboren sein</text:p>
          </table:table-cell>
          <table:table-cell office:value-type="string" calcext:value-type="string">
            <text:p>Ich bin in München geboren.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I was born in Munich.</text:p>
          </table:table-cell>
          <table:table-cell table:number-columns-repeated="2"/>
        </table:table-row>
        <table:table-row table:style-name="ro1">
          <table:table-cell table:formula="of:=[.A664]+1" office:value-type="float" office:value="665" calcext:value-type="float">
            <text:p>665</text:p>
          </table:table-cell>
          <table:table-cell office:value-type="string" calcext:value-type="string">
            <text:p>das Datum, Daten</text:p>
          </table:table-cell>
          <table:table-cell office:value-type="string" calcext:value-type="string">
            <text:p>Bitte notieren Sie das Datum des Treffen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lease note the date of the meeting.</text:p>
          </table:table-cell>
          <table:table-cell table:number-columns-repeated="2"/>
        </table:table-row>
        <table:table-row table:style-name="ro1">
          <table:table-cell table:formula="of:=[.A665]+1" office:value-type="float" office:value="666" calcext:value-type="float">
            <text:p>666</text:p>
          </table:table-cell>
          <table:table-cell office:value-type="string" calcext:value-type="string">
            <text:p>der Einzug, Sg.</text:p>
          </table:table-cell>
          <table:table-cell office:value-type="string" calcext:value-type="string">
            <text:p>Der Einzug in die neue Wohnung war aufregend.</text:p>
          </table:table-cell>
          <table:table-cell office:value-type="string" calcext:value-type="string">
            <text:p>move-in</text:p>
          </table:table-cell>
          <table:table-cell office:value-type="string" calcext:value-type="string">
            <text:p>The move-in into the new apartment was exciting.</text:p>
          </table:table-cell>
          <table:table-cell table:number-columns-repeated="2"/>
        </table:table-row>
        <table:table-row table:style-name="ro1">
          <table:table-cell table:formula="of:=[.A666]+1" office:value-type="float" office:value="667" calcext:value-type="float">
            <text:p>667</text:p>
          </table:table-cell>
          <table:table-cell office:value-type="string" calcext:value-type="string">
            <text:p>die Hauptwohnung, Sg.</text:p>
          </table:table-cell>
          <table:table-cell office:value-type="string" calcext:value-type="string">
            <text:p>Meine Hauptwohnung ist in Hamburg.</text:p>
          </table:table-cell>
          <table:table-cell office:value-type="string" calcext:value-type="string">
            <text:p>main residence</text:p>
          </table:table-cell>
          <table:table-cell office:value-type="string" calcext:value-type="string">
            <text:p>My main residence is in Hamburg.</text:p>
          </table:table-cell>
          <table:table-cell table:number-columns-repeated="2"/>
        </table:table-row>
        <table:table-row table:style-name="ro1">
          <table:table-cell table:formula="of:=[.A667]+1" office:value-type="float" office:value="668" calcext:value-type="float">
            <text:p>668</text:p>
          </table:table-cell>
          <table:table-cell office:value-type="string" calcext:value-type="string">
            <text:p>der/die Vermieter/in, -/-nen</text:p>
          </table:table-cell>
          <table:table-cell office:value-type="string" calcext:value-type="string">
            <text:p>Der Vermieter hat die Miete erhöht.</text:p>
          </table:table-cell>
          <table:table-cell office:value-type="string" calcext:value-type="string">
            <text:p>landlord/landlady</text:p>
          </table:table-cell>
          <table:table-cell office:value-type="string" calcext:value-type="string">
            <text:p>The landlord raised the rent.</text:p>
          </table:table-cell>
          <table:table-cell table:number-columns-repeated="2"/>
        </table:table-row>
        <table:table-row table:style-name="ro1">
          <table:table-cell table:formula="of:=[.A668]+1" office:value-type="float" office:value="669" calcext:value-type="float">
            <text:p>669</text:p>
          </table:table-cell>
          <table:table-cell office:value-type="string" calcext:value-type="string">
            <text:p>mieten</text:p>
          </table:table-cell>
          <table:table-cell office:value-type="string" calcext:value-type="string">
            <text:p>Wir möchten eine Wohnung mieten.</text:p>
          </table:table-cell>
          <table:table-cell office:value-type="string" calcext:value-type="string">
            <text:p>to rent</text:p>
          </table:table-cell>
          <table:table-cell office:value-type="string" calcext:value-type="string">
            <text:p>We want to rent an apartment.</text:p>
          </table:table-cell>
          <table:table-cell table:number-columns-repeated="2"/>
        </table:table-row>
        <table:table-row table:style-name="ro1">
          <table:table-cell table:formula="of:=[.A669]+1" office:value-type="float" office:value="670" calcext:value-type="float">
            <text:p>670</text:p>
          </table:table-cell>
          <table:table-cell office:value-type="string" calcext:value-type="string">
            <text:p>umziehen</text:p>
          </table:table-cell>
          <table:table-cell office:value-type="string" calcext:value-type="string">
            <text:p>Wir werden nächsten Monat umziehen.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We will move next month.</text:p>
          </table:table-cell>
          <table:table-cell table:number-columns-repeated="2"/>
        </table:table-row>
        <table:table-row table:style-name="ro1">
          <table:table-cell table:formula="of:=[.A670]+1" office:value-type="float" office:value="671" calcext:value-type="float">
            <text:p>671</text:p>
          </table:table-cell>
          <table:table-cell office:value-type="string" calcext:value-type="string">
            <text:p>der Antrag, " -e</text:p>
          </table:table-cell>
          <table:table-cell office:value-type="string" calcext:value-type="string">
            <text:p>Bitte füllen Sie den Antrag aus.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lease fill out the application.</text:p>
          </table:table-cell>
          <table:table-cell table:number-columns-repeated="2"/>
        </table:table-row>
        <table:table-row table:style-name="ro1">
          <table:table-cell table:formula="of:=[.A671]+1" office:value-type="float" office:value="672" calcext:value-type="float">
            <text:p>672</text:p>
          </table:table-cell>
          <table:table-cell office:value-type="string" calcext:value-type="string">
            <text:p>einen Antrag stellen</text:p>
          </table:table-cell>
          <table:table-cell office:value-type="string" calcext:value-type="string">
            <text:p>Sie können online einen Antrag stellen.</text:p>
          </table:table-cell>
          <table:table-cell office:value-type="string" calcext:value-type="string">
            <text:p>to submit an application</text:p>
          </table:table-cell>
          <table:table-cell office:value-type="string" calcext:value-type="string">
            <text:p>You can submit an application online.</text:p>
          </table:table-cell>
          <table:table-cell table:number-columns-repeated="2"/>
        </table:table-row>
        <table:table-row table:style-name="ro1">
          <table:table-cell table:formula="of:=[.A672]+1" office:value-type="float" office:value="673" calcext:value-type="float">
            <text:p>673</text:p>
          </table:table-cell>
          <table:table-cell office:value-type="string" calcext:value-type="string">
            <text:p>die Eigentumswohnung, -en</text:p>
          </table:table-cell>
          <table:table-cell office:value-type="string" calcext:value-type="string">
            <text:p>Die Eigentumswohnung gehört mir.</text:p>
          </table:table-cell>
          <table:table-cell office:value-type="string" calcext:value-type="string">
            <text:p>condominium</text:p>
          </table:table-cell>
          <table:table-cell office:value-type="string" calcext:value-type="string">
            <text:p>The condominium is owned by me.</text:p>
          </table:table-cell>
          <table:table-cell table:number-columns-repeated="2"/>
        </table:table-row>
        <table:table-row table:style-name="ro1">
          <table:table-cell table:formula="of:=[.A673]+1" office:value-type="float" office:value="674" calcext:value-type="float">
            <text:p>674</text:p>
          </table:table-cell>
          <table:table-cell office:value-type="string" calcext:value-type="string">
            <text:p>gehören</text:p>
          </table:table-cell>
          <table:table-cell office:value-type="string" calcext:value-type="string">
            <text:p>Das Haus gehört meiner Familie.</text:p>
          </table:table-cell>
          <table:table-cell office:value-type="string" calcext:value-type="string">
            <text:p>to belong</text:p>
          </table:table-cell>
          <table:table-cell office:value-type="string" calcext:value-type="string">
            <text:p>The house belongs to my family.</text:p>
          </table:table-cell>
          <table:table-cell table:number-columns-repeated="2"/>
        </table:table-row>
        <table:table-row table:style-name="ro1">
          <table:table-cell table:formula="of:=[.A674]+1" office:value-type="float" office:value="675" calcext:value-type="float">
            <text:p>675</text:p>
          </table:table-cell>
          <table:table-cell office:value-type="string" calcext:value-type="string">
            <text:p>ein Formular ausfüllen</text:p>
          </table:table-cell>
          <table:table-cell office:value-type="string" calcext:value-type="string">
            <text:p>Bitte füllen Sie dieses Formular aus und geben Sie es ab.</text:p>
          </table:table-cell>
          <table:table-cell office:value-type="string" calcext:value-type="string">
            <text:p>to fill out a form</text:p>
          </table:table-cell>
          <table:table-cell office:value-type="string" calcext:value-type="string">
            <text:p>Please fill out this form and submit it.</text:p>
          </table:table-cell>
          <table:table-cell table:number-columns-repeated="2"/>
        </table:table-row>
        <table:table-row table:style-name="ro1">
          <table:table-cell table:formula="of:=[.A675]+1" office:value-type="float" office:value="676" calcext:value-type="float">
            <text:p>676</text:p>
          </table:table-cell>
          <table:table-cell office:value-type="string" calcext:value-type="string">
            <text:p>verstehen</text:p>
          </table:table-cell>
          <table:table-cell office:value-type="string" calcext:value-type="string">
            <text:p>Können Sie mich bitte wiederholen? Ich habe nicht verstanden.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Can you please repeat? I didnt understand.</text:p>
          </table:table-cell>
          <table:table-cell table:number-columns-repeated="2"/>
        </table:table-row>
        <table:table-row table:style-name="ro1">
          <table:table-cell table:formula="of:=[.A676]+1" office:value-type="float" office:value="677" calcext:value-type="float">
            <text:p>677</text:p>
          </table:table-cell>
          <table:table-cell office:value-type="string" calcext:value-type="string">
            <text:p>der/die Sachbearbeiter/in, -/-nen</text:p>
          </table:table-cell>
          <table:table-cell office:value-type="string" calcext:value-type="string">
            <text:p>Der Sachbearbeiter wird Ihnen bei Ihrem Anliegen helfen.</text:p>
          </table:table-cell>
          <table:table-cell office:value-type="string" calcext:value-type="string">
            <text:p>case worker</text:p>
          </table:table-cell>
          <table:table-cell office:value-type="string" calcext:value-type="string">
            <text:p>The case worker will assist you with your request.</text:p>
          </table:table-cell>
          <table:table-cell table:number-columns-repeated="2"/>
        </table:table-row>
        <table:table-row table:style-name="ro1">
          <table:table-cell table:formula="of:=[.A677]+1" office:value-type="float" office:value="678" calcext:value-type="float">
            <text:p>678</text:p>
          </table:table-cell>
          <table:table-cell office:value-type="string" calcext:value-type="string">
            <text:p>der Tipp, -s</text:p>
          </table:table-cell>
          <table:table-cell office:value-type="string" calcext:value-type="string">
            <text:p>Vielen Dank für den hilfreichen Tipp!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hank you for the helpful tip!</text:p>
          </table:table-cell>
          <table:table-cell table:number-columns-repeated="2"/>
        </table:table-row>
        <table:table-row table:style-name="ro1">
          <table:table-cell table:formula="of:=[.A678]+1" office:value-type="float" office:value="679" calcext:value-type="float">
            <text:p>679</text:p>
          </table:table-cell>
          <table:table-cell office:value-type="string" calcext:value-type="string">
            <text:p>die Informationsbroschüre, -n</text:p>
          </table:table-cell>
          <table:table-cell office:value-type="string" calcext:value-type="string">
            <text:p>Die Informationsbroschüre enthält wichtige Details.</text:p>
          </table:table-cell>
          <table:table-cell office:value-type="string" calcext:value-type="string">
            <text:p>information brochure</text:p>
          </table:table-cell>
          <table:table-cell office:value-type="string" calcext:value-type="string">
            <text:p>The information brochure contains important details.</text:p>
          </table:table-cell>
          <table:table-cell table:number-columns-repeated="2"/>
        </table:table-row>
        <table:table-row table:style-name="ro1">
          <table:table-cell table:formula="of:=[.A679]+1" office:value-type="float" office:value="680" calcext:value-type="float">
            <text:p>680</text:p>
          </table:table-cell>
          <table:table-cell office:value-type="string" calcext:value-type="string">
            <text:p>danken</text:p>
          </table:table-cell>
          <table:table-cell office:value-type="string" calcext:value-type="string">
            <text:p>Ich möchte Ihnen herzlich für Ihre Hilfe danken.</text:p>
          </table:table-cell>
          <table:table-cell office:value-type="string" calcext:value-type="string">
            <text:p>to thank</text:p>
          </table:table-cell>
          <table:table-cell office:value-type="string" calcext:value-type="string">
            <text:p>I want to thank you warmly for your help.</text:p>
          </table:table-cell>
          <table:table-cell table:number-columns-repeated="2"/>
        </table:table-row>
        <table:table-row table:style-name="ro1">
          <table:table-cell table:formula="of:=[.A680]+1" office:value-type="float" office:value="681" calcext:value-type="float">
            <text:p>681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Sie ist eine sehr nette Person.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She is a very nice person.</text:p>
          </table:table-cell>
          <table:table-cell table:number-columns-repeated="2"/>
        </table:table-row>
        <table:table-row table:style-name="ro1">
          <table:table-cell table:formula="of:=[.A681]+1" office:value-type="float" office:value="682" calcext:value-type="float">
            <text:p>682</text:p>
          </table:table-cell>
          <table:table-cell office:value-type="string" calcext:value-type="string">
            <text:p>der Antrag, " -e</text:p>
          </table:table-cell>
          <table:table-cell office:value-type="string" calcext:value-type="string">
            <text:p>Bitte füllen Sie den Antrag aus und reichen Sie ihn ein.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lease fill out the application and submit it.</text:p>
          </table:table-cell>
          <table:table-cell table:number-columns-repeated="2"/>
        </table:table-row>
        <table:table-row table:style-name="ro1">
          <table:table-cell table:formula="of:=[.A682]+1" office:value-type="float" office:value="683" calcext:value-type="float">
            <text:p>683</text:p>
          </table:table-cell>
          <table:table-cell office:value-type="string" calcext:value-type="string">
            <text:p>einen Antrag stellen</text:p>
          </table:table-cell>
          <table:table-cell office:value-type="string" calcext:value-type="string">
            <text:p>Sie müssen einen Antrag stellen, um Unterstützung zu erhalten.</text:p>
          </table:table-cell>
          <table:table-cell office:value-type="string" calcext:value-type="string">
            <text:p>to submit an application</text:p>
          </table:table-cell>
          <table:table-cell office:value-type="string" calcext:value-type="string">
            <text:p>You need to submit an application to receive assistance.</text:p>
          </table:table-cell>
          <table:table-cell table:number-columns-repeated="2"/>
        </table:table-row>
        <table:table-row table:style-name="ro1">
          <table:table-cell table:formula="of:=[.A683]+1" office:value-type="float" office:value="684" calcext:value-type="float">
            <text:p>684</text:p>
          </table:table-cell>
          <table:table-cell office:value-type="string" calcext:value-type="string">
            <text:p>Verzeihung</text:p>
          </table:table-cell>
          <table:table-cell office:value-type="string" calcext:value-type="string">
            <text:p>Verzeihung, können Sie mir den Weg zum Bahnhof erklären?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Excuse me, can you explain the way to the train station?</text:p>
          </table:table-cell>
          <table:table-cell table:number-columns-repeated="2"/>
        </table:table-row>
        <table:table-row table:style-name="ro1">
          <table:table-cell table:formula="of:=[.A684]+1" office:value-type="float" office:value="685" calcext:value-type="float">
            <text:p>685</text:p>
          </table:table-cell>
          <table:table-cell office:value-type="string" calcext:value-type="string">
            <text:p>die Kursgebühr, -en</text:p>
          </table:table-cell>
          <table:table-cell office:value-type="string" calcext:value-type="string">
            <text:p>Die Kursgebühr muss bis zum Kursbeginn bezahlt werden.</text:p>
          </table:table-cell>
          <table:table-cell office:value-type="string" calcext:value-type="string">
            <text:p>course fee</text:p>
          </table:table-cell>
          <table:table-cell office:value-type="string" calcext:value-type="string">
            <text:p>The course fee must be paid by the start of the course.</text:p>
          </table:table-cell>
          <table:table-cell table:number-columns-repeated="2"/>
        </table:table-row>
        <table:table-row table:style-name="ro1">
          <table:table-cell table:formula="of:=[.A685]+1" office:value-type="float" office:value="686" calcext:value-type="float">
            <text:p>686</text:p>
          </table:table-cell>
          <table:table-cell office:value-type="string" calcext:value-type="string">
            <text:p>die Wartenummer, -n</text:p>
          </table:table-cell>
          <table:table-cell office:value-type="string" calcext:value-type="string">
            <text:p>Bitte warten Sie, bis Ihre Wartenummer aufgerufen wird.</text:p>
          </table:table-cell>
          <table:table-cell office:value-type="string" calcext:value-type="string">
            <text:p>queue number</text:p>
          </table:table-cell>
          <table:table-cell office:value-type="string" calcext:value-type="string">
            <text:p>Please wait until your queue number is called.</text:p>
          </table:table-cell>
          <table:table-cell table:number-columns-repeated="2"/>
        </table:table-row>
        <table:table-row table:style-name="ro1">
          <table:table-cell table:formula="of:=[.A686]+1" office:value-type="float" office:value="687" calcext:value-type="float">
            <text:p>687</text:p>
          </table:table-cell>
          <table:table-cell office:value-type="string" calcext:value-type="string">
            <text:p>der Eingang, " -e</text:p>
          </table:table-cell>
          <table:table-cell office:value-type="string" calcext:value-type="string">
            <text:p>Der Eingang zum Gebäude befindet sich auf der linken Seite.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The entrance to the building is on the left side.</text:p>
          </table:table-cell>
          <table:table-cell table:number-columns-repeated="2"/>
        </table:table-row>
        <table:table-row table:style-name="ro1">
          <table:table-cell table:formula="of:=[.A687]+1" office:value-type="float" office:value="688" calcext:value-type="float">
            <text:p>688</text:p>
          </table:table-cell>
          <table:table-cell office:value-type="string" calcext:value-type="string">
            <text:p>erklären</text:p>
          </table:table-cell>
          <table:table-cell office:value-type="string" calcext:value-type="string">
            <text:p>Können Sie mir das bitte genauer erklären?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Can you please explain this to me in more detail?</text:p>
          </table:table-cell>
          <table:table-cell table:number-columns-repeated="2"/>
        </table:table-row>
        <table:table-row table:style-name="ro1">
          <table:table-cell table:formula="of:=[.A688]+1" office:value-type="float" office:value="689" calcext:value-type="float">
            <text:p>689</text:p>
          </table:table-cell>
          <table:table-cell office:value-type="string" calcext:value-type="string">
            <text:p>Herzlichen Dank!</text:p>
          </table:table-cell>
          <table:table-cell office:value-type="string" calcext:value-type="string">
            <text:p>Herzlichen Dank für Ihre Hilfe.</text:p>
          </table:table-cell>
          <table:table-cell office:value-type="string" calcext:value-type="string">
            <text:p>Thank you very much!</text:p>
          </table:table-cell>
          <table:table-cell office:value-type="string" calcext:value-type="string">
            <text:p>Thank you very much for your help!</text:p>
          </table:table-cell>
          <table:table-cell table:number-columns-repeated="2"/>
        </table:table-row>
        <table:table-row table:style-name="ro1">
          <table:table-cell table:formula="of:=[.A689]+1" office:value-type="float" office:value="690" calcext:value-type="float">
            <text:p>690</text:p>
          </table:table-cell>
          <table:table-cell office:value-type="string" calcext:value-type="string">
            <text:p>die Geburtsurkunde, -n</text:p>
          </table:table-cell>
          <table:table-cell office:value-type="string" calcext:value-type="string">
            <text:p>Die Geburtsurkunde ist ein wichtiges Dokument.</text:p>
          </table:table-cell>
          <table:table-cell office:value-type="string" calcext:value-type="string">
            <text:p>birth certificate</text:p>
          </table:table-cell>
          <table:table-cell office:value-type="string" calcext:value-type="string">
            <text:p>The birth certificate is an important document.</text:p>
          </table:table-cell>
          <table:table-cell table:number-columns-repeated="2"/>
        </table:table-row>
        <table:table-row table:style-name="ro1">
          <table:table-cell table:formula="of:=[.A690]+1" office:value-type="float" office:value="691" calcext:value-type="float">
            <text:p>691</text:p>
          </table:table-cell>
          <table:table-cell office:value-type="string" calcext:value-type="string">
            <text:p>der Pass, " -e</text:p>
          </table:table-cell>
          <table:table-cell office:value-type="string" calcext:value-type="string">
            <text:p>Bitte legen Sie Ihren Pass und Ihr Visum vor.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Please present your passport and visa.</text:p>
          </table:table-cell>
          <table:table-cell table:number-columns-repeated="2"/>
        </table:table-row>
        <table:table-row table:style-name="ro1">
          <table:table-cell table:formula="of:=[.A691]+1" office:value-type="float" office:value="692" calcext:value-type="float">
            <text:p>692</text:p>
          </table:table-cell>
          <table:table-cell office:value-type="string" calcext:value-type="string">
            <text:p>der Mietvertrag, " -e</text:p>
          </table:table-cell>
          <table:table-cell office:value-type="string" calcext:value-type="string">
            <text:p>Der Mietvertrag regelt die Bedingungen für die Wohnung.</text:p>
          </table:table-cell>
          <table:table-cell office:value-type="string" calcext:value-type="string">
            <text:p>rental agreement</text:p>
          </table:table-cell>
          <table:table-cell office:value-type="string" calcext:value-type="string">
            <text:p>The rental agreement outlines the conditions for the apartment.</text:p>
          </table:table-cell>
          <table:table-cell table:number-columns-repeated="2"/>
        </table:table-row>
        <table:table-row table:style-name="ro1">
          <table:table-cell table:formula="of:=[.A692]+1" office:value-type="float" office:value="693" calcext:value-type="float">
            <text:p>693</text:p>
          </table:table-cell>
          <table:table-cell office:value-type="string" calcext:value-type="string">
            <text:p>die Gehaltsabrechnung, -en</text:p>
          </table:table-cell>
          <table:table-cell office:value-type="string" calcext:value-type="string">
            <text:p>Die Gehaltsabrechnung zeigt Ihre monatlichen Einnahmen und Abzüge.</text:p>
          </table:table-cell>
          <table:table-cell office:value-type="string" calcext:value-type="string">
            <text:p>payroll statement</text:p>
          </table:table-cell>
          <table:table-cell office:value-type="string" calcext:value-type="string">
            <text:p>The payroll statement displays your monthly earnings and deductions.</text:p>
          </table:table-cell>
          <table:table-cell table:number-columns-repeated="2"/>
        </table:table-row>
        <table:table-row table:style-name="ro1">
          <table:table-cell table:formula="of:=[.A693]+1" office:value-type="float" office:value="694" calcext:value-type="float">
            <text:p>694</text:p>
          </table:table-cell>
          <table:table-cell office:value-type="string" calcext:value-type="string">
            <text:p>der Kindergeldantrag, " -e</text:p>
          </table:table-cell>
          <table:table-cell office:value-type="string" calcext:value-type="string">
            <text:p>Sie müssen einen Kindergeldantrag stellen, um Kindergeld zu erhalten.</text:p>
          </table:table-cell>
          <table:table-cell office:value-type="string" calcext:value-type="string">
            <text:p>child benefit application</text:p>
          </table:table-cell>
          <table:table-cell office:value-type="string" calcext:value-type="string">
            <text:p>You need to submit a child benefit application to receive child benefit.</text:p>
          </table:table-cell>
          <table:table-cell table:number-columns-repeated="2"/>
        </table:table-row>
        <table:table-row table:style-name="ro1">
          <table:table-cell table:formula="of:=[.A694]+1" office:value-type="float" office:value="695" calcext:value-type="float">
            <text:p>695</text:p>
          </table:table-cell>
          <table:table-cell office:value-type="string" calcext:value-type="string">
            <text:p>der Arztbesuch, -e</text:p>
          </table:table-cell>
          <table:table-cell office:value-type="string" calcext:value-type="string">
            <text:p>Der Arztbesuch war heute Morgen.</text:p>
          </table:table-cell>
          <table:table-cell office:value-type="string" calcext:value-type="string">
            <text:p>doctors visit</text:p>
          </table:table-cell>
          <table:table-cell office:value-type="string" calcext:value-type="string">
            <text:p>The doctor</text:p>
          </table:table-cell>
          <table:table-cell table:number-columns-repeated="2"/>
        </table:table-row>
        <table:table-row table:style-name="ro1">
          <table:table-cell table:formula="of:=[.A695]+1" office:value-type="float" office:value="696" calcext:value-type="float">
            <text:p>696</text:p>
          </table:table-cell>
          <table:table-cell office:value-type="string" calcext:value-type="string">
            <text:p>die Hochzeit</text:p>
          </table:table-cell>
          <table:table-cell office:value-type="string" calcext:value-type="string">
            <text:p>Die Hochzeit war wunderschön und emotional.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The wedding was beautiful and emotional.</text:p>
          </table:table-cell>
          <table:table-cell table:number-columns-repeated="2"/>
        </table:table-row>
        <table:table-row table:style-name="ro1">
          <table:table-cell table:formula="of:=[.A696]+1" office:value-type="float" office:value="697" calcext:value-type="float">
            <text:p>697</text:p>
          </table:table-cell>
          <table:table-cell office:value-type="string" calcext:value-type="string">
            <text:p>der Ring</text:p>
          </table:table-cell>
          <table:table-cell office:value-type="string" calcext:value-type="string">
            <text:p>Der Verlobungsring glänzte an ihrem Finger.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The engagement ring sparkled on her finger.</text:p>
          </table:table-cell>
          <table:table-cell table:number-columns-repeated="2"/>
        </table:table-row>
        <table:table-row table:style-name="ro1">
          <table:table-cell table:formula="of:=[.A697]+1" office:value-type="float" office:value="698" calcext:value-type="float">
            <text:p>698</text:p>
          </table:table-cell>
          <table:table-cell office:value-type="string" calcext:value-type="string">
            <text:p>das Fest</text:p>
          </table:table-cell>
          <table:table-cell office:value-type="string" calcext:value-type="string">
            <text:p>Das Fest zu ihrem Jubiläum war ein großer Erfolg.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The celebration for their anniversary was a great success.</text:p>
          </table:table-cell>
          <table:table-cell table:number-columns-repeated="2"/>
        </table:table-row>
        <table:table-row table:style-name="ro1">
          <table:table-cell table:formula="of:=[.A698]+1" office:value-type="float" office:value="699" calcext:value-type="float">
            <text:p>699</text:p>
          </table:table-cell>
          <table:table-cell office:value-type="string" calcext:value-type="string">
            <text:p>das Kaufhaus, " -er</text:p>
          </table:table-cell>
          <table:table-cell office:value-type="string" calcext:value-type="string">
            <text:p>Ich gehe ins Kaufhaus, um Kleidung zu kaufen.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Im going to the department store to buy clothes.</text:p>
          </table:table-cell>
          <table:table-cell table:number-columns-repeated="2"/>
        </table:table-row>
        <table:table-row table:style-name="ro1">
          <table:table-cell table:formula="of:=[.A699]+1" office:value-type="float" office:value="700" calcext:value-type="float">
            <text:p>700</text:p>
          </table:table-cell>
          <table:table-cell office:value-type="string" calcext:value-type="string">
            <text:p>der Anzug, " -e</text:p>
          </table:table-cell>
          <table:table-cell office:value-type="string" calcext:value-type="string">
            <text:p>Der Anzug passt gut zu diesem Anlass.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he suit is a good fit for this occasion.</text:p>
          </table:table-cell>
          <table:table-cell table:number-columns-repeated="2"/>
        </table:table-row>
        <table:table-row table:style-name="ro1">
          <table:table-cell table:formula="of:=[.A700]+1" office:value-type="float" office:value="701" calcext:value-type="float">
            <text:p>701</text:p>
          </table:table-cell>
          <table:table-cell office:value-type="string" calcext:value-type="string">
            <text:p>das Hemd, -en</text:p>
          </table:table-cell>
          <table:table-cell office:value-type="string" calcext:value-type="string">
            <text:p>Dieses Hemd ist sehr schick.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his shirt is very stylish.</text:p>
          </table:table-cell>
          <table:table-cell table:number-columns-repeated="2"/>
        </table:table-row>
        <table:table-row table:style-name="ro1">
          <table:table-cell table:formula="of:=[.A701]+1" office:value-type="float" office:value="702" calcext:value-type="float">
            <text:p>702</text:p>
          </table:table-cell>
          <table:table-cell office:value-type="string" calcext:value-type="string">
            <text:p>die Hose, -n</text:p>
          </table:table-cell>
          <table:table-cell office:value-type="string" calcext:value-type="string">
            <text:p>Die Hose ist zu eng. Ich brauche eine größere Größe.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The pants are too tight. I need a larger size.</text:p>
          </table:table-cell>
          <table:table-cell table:number-columns-repeated="2"/>
        </table:table-row>
        <table:table-row table:style-name="ro1">
          <table:table-cell table:formula="of:=[.A702]+1" office:value-type="float" office:value="703" calcext:value-type="float">
            <text:p>703</text:p>
          </table:table-cell>
          <table:table-cell office:value-type="string" calcext:value-type="string">
            <text:p>das Kleid, -er</text:p>
          </table:table-cell>
          <table:table-cell office:value-type="string" calcext:value-type="string">
            <text:p>Das Kleid sieht wunderschön aus.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he dress looks beautiful.</text:p>
          </table:table-cell>
          <table:table-cell table:number-columns-repeated="2"/>
        </table:table-row>
        <table:table-row table:style-name="ro1">
          <table:table-cell table:formula="of:=[.A703]+1" office:value-type="float" office:value="704" calcext:value-type="float">
            <text:p>704</text:p>
          </table:table-cell>
          <table:table-cell office:value-type="string" calcext:value-type="string">
            <text:p>der Mantel, " -</text:p>
          </table:table-cell>
          <table:table-cell office:value-type="string" calcext:value-type="string">
            <text:p>Der Mantel hält warm im Winter.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he coat keeps you warm in winter.</text:p>
          </table:table-cell>
          <table:table-cell table:number-columns-repeated="2"/>
        </table:table-row>
        <table:table-row table:style-name="ro1">
          <table:table-cell table:formula="of:=[.A704]+1" office:value-type="float" office:value="705" calcext:value-type="float">
            <text:p>705</text:p>
          </table:table-cell>
          <table:table-cell office:value-type="string" calcext:value-type="string">
            <text:p>der Pullover, -</text:p>
          </table:table-cell>
          <table:table-cell office:value-type="string" calcext:value-type="string">
            <text:p>Dieser Pullover ist bequem und warm.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his sweater is comfortable and warm.</text:p>
          </table:table-cell>
          <table:table-cell table:number-columns-repeated="2"/>
        </table:table-row>
        <table:table-row table:style-name="ro1">
          <table:table-cell table:formula="of:=[.A705]+1" office:value-type="float" office:value="706" calcext:value-type="float">
            <text:p>706</text:p>
          </table:table-cell>
          <table:table-cell office:value-type="string" calcext:value-type="string">
            <text:p>der Rock, " -e</text:p>
          </table:table-cell>
          <table:table-cell office:value-type="string" calcext:value-type="string">
            <text:p>Der Rock ist heute dein Lieblingsstück.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The skirt is your favorite piece today.</text:p>
          </table:table-cell>
          <table:table-cell table:number-columns-repeated="2"/>
        </table:table-row>
        <table:table-row table:style-name="ro1">
          <table:table-cell table:formula="of:=[.A706]+1" office:value-type="float" office:value="707" calcext:value-type="float">
            <text:p>707</text:p>
          </table:table-cell>
          <table:table-cell office:value-type="string" calcext:value-type="string">
            <text:p>der Schuh, -e</text:p>
          </table:table-cell>
          <table:table-cell office:value-type="string" calcext:value-type="string">
            <text:p>Die Schuhe sind bequem für lange Spaziergänge.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he shoes are comfortable for long walks.</text:p>
          </table:table-cell>
          <table:table-cell table:number-columns-repeated="2"/>
        </table:table-row>
        <table:table-row table:style-name="ro1">
          <table:table-cell table:formula="of:=[.A707]+1" office:value-type="float" office:value="708" calcext:value-type="float">
            <text:p>708</text:p>
          </table:table-cell>
          <table:table-cell office:value-type="string" calcext:value-type="string">
            <text:p>die Jeans, -</text:p>
          </table:table-cell>
          <table:table-cell office:value-type="string" calcext:value-type="string">
            <text:p>Jeans sind vielseitig und bequem.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ans are versatile and comfortable.</text:p>
          </table:table-cell>
          <table:table-cell table:number-columns-repeated="2"/>
        </table:table-row>
        <table:table-row table:style-name="ro1">
          <table:table-cell table:formula="of:=[.A708]+1" office:value-type="float" office:value="709" calcext:value-type="float">
            <text:p>709</text:p>
          </table:table-cell>
          <table:table-cell office:value-type="string" calcext:value-type="string">
            <text:p>das T-Shirt, -s</text:p>
          </table:table-cell>
          <table:table-cell office:value-type="string" calcext:value-type="string">
            <text:p>Das T-Shirt hat ein cooles Design.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he t-shirt has a cool design.</text:p>
          </table:table-cell>
          <table:table-cell table:number-columns-repeated="2"/>
        </table:table-row>
        <table:table-row table:style-name="ro1">
          <table:table-cell table:formula="of:=[.A709]+1" office:value-type="float" office:value="710" calcext:value-type="float">
            <text:p>710</text:p>
          </table:table-cell>
          <table:table-cell office:value-type="string" calcext:value-type="string">
            <text:p>das Sweatshirt, -s</text:p>
          </table:table-cell>
          <table:table-cell office:value-type="string" calcext:value-type="string">
            <text:p>Das Sweatshirt ist perfekt für kühle Tage.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The sweatshirt is perfect for cool days.</text:p>
          </table:table-cell>
          <table:table-cell table:number-columns-repeated="2"/>
        </table:table-row>
        <table:table-row table:style-name="ro1">
          <table:table-cell table:formula="of:=[.A710]+1" office:value-type="float" office:value="711" calcext:value-type="float">
            <text:p>711</text:p>
          </table:table-cell>
          <table:table-cell office:value-type="string" calcext:value-type="string">
            <text:p>die Bluse, -n</text:p>
          </table:table-cell>
          <table:table-cell office:value-type="string" calcext:value-type="string">
            <text:p>Die Bluse passt gut zur Jeans.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The blouse goes well with jeans.</text:p>
          </table:table-cell>
          <table:table-cell table:number-columns-repeated="2"/>
        </table:table-row>
        <table:table-row table:style-name="ro1">
          <table:table-cell table:formula="of:=[.A711]+1" office:value-type="float" office:value="712" calcext:value-type="float">
            <text:p>712</text:p>
          </table:table-cell>
          <table:table-cell office:value-type="string" calcext:value-type="string">
            <text:p>die Socke, -n</text:p>
          </table:table-cell>
          <table:table-cell office:value-type="string" calcext:value-type="string">
            <text:p>Die Socken halten die Füße warm.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The socks keep the feet warm.</text:p>
          </table:table-cell>
          <table:table-cell table:number-columns-repeated="2"/>
        </table:table-row>
        <table:table-row table:style-name="ro1">
          <table:table-cell table:formula="of:=[.A712]+1" office:value-type="float" office:value="713" calcext:value-type="float">
            <text:p>713</text:p>
          </table:table-cell>
          <table:table-cell office:value-type="string" calcext:value-type="string">
            <text:p>die Unterwäsche, Sg.</text:p>
          </table:table-cell>
          <table:table-cell office:value-type="string" calcext:value-type="string">
            <text:p>Gute Unterwäsche sollte bequem sein.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Good underwear should be comfortable.</text:p>
          </table:table-cell>
          <table:table-cell table:number-columns-repeated="2"/>
        </table:table-row>
        <table:table-row table:style-name="ro1">
          <table:table-cell table:formula="of:=[.A713]+1" office:value-type="float" office:value="714" calcext:value-type="float">
            <text:p>714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Mir gefällt dieses Kleid sehr.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I really like this dress.</text:p>
          </table:table-cell>
          <table:table-cell table:number-columns-repeated="2"/>
        </table:table-row>
        <table:table-row table:style-name="ro1">
          <table:table-cell table:formula="of:=[.A714]+1" office:value-type="float" office:value="715" calcext:value-type="float">
            <text:p>715</text:p>
          </table:table-cell>
          <table:table-cell office:value-type="string" calcext:value-type="string">
            <text:p>Gefällt dir das Kleid?</text:p>
          </table:table-cell>
          <table:table-cell/>
          <table:table-cell office:value-type="string" calcext:value-type="string">
            <text:p>Do you like the dress?</text:p>
          </table:table-cell>
          <table:table-cell table:number-columns-repeated="3"/>
        </table:table-row>
        <table:table-row table:style-name="ro1">
          <table:table-cell table:formula="of:=[.A715]+1" office:value-type="float" office:value="716" calcext:value-type="float">
            <text:p>716</text:p>
          </table:table-cell>
          <table:table-cell office:value-type="string" calcext:value-type="string">
            <text:p>die Kleidung, Sg.</text:p>
          </table:table-cell>
          <table:table-cell office:value-type="string" calcext:value-type="string">
            <text:p>Meine Kleidung ist modisch und bequem.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y clothing is fashionable and comfortable.</text:p>
          </table:table-cell>
          <table:table-cell table:number-columns-repeated="2"/>
        </table:table-row>
        <table:table-row table:style-name="ro1">
          <table:table-cell table:formula="of:=[.A716]+1" office:value-type="float" office:value="717" calcext:value-type="float">
            <text:p>717</text:p>
          </table:table-cell>
          <table:table-cell office:value-type="string" calcext:value-type="string">
            <text:p>schick</text:p>
          </table:table-cell>
          <table:table-cell office:value-type="string" calcext:value-type="string">
            <text:p>Dein Outfit sieht heute sehr schick aus.</text:p>
          </table:table-cell>
          <table:table-cell office:value-type="string" calcext:value-type="string">
            <text:p>stylish</text:p>
          </table:table-cell>
          <table:table-cell office:value-type="string" calcext:value-type="string">
            <text:p>Your outfit looks very stylish today.</text:p>
          </table:table-cell>
          <table:table-cell table:number-columns-repeated="2"/>
        </table:table-row>
        <table:table-row table:style-name="ro1">
          <table:table-cell table:formula="of:=[.A717]+1" office:value-type="float" office:value="718" calcext:value-type="float">
            <text:p>718</text:p>
          </table:table-cell>
          <table:table-cell office:value-type="string" calcext:value-type="string">
            <text:p>altmodisch</text:p>
          </table:table-cell>
          <table:table-cell office:value-type="string" calcext:value-type="string">
            <text:p>Der Vintage-Stil ist manchmal altmodisch, aber trendy.</text:p>
          </table:table-cell>
          <table:table-cell office:value-type="string" calcext:value-type="string">
            <text:p>old-fashioned</text:p>
          </table:table-cell>
          <table:table-cell office:value-type="string" calcext:value-type="string">
            <text:p>Vintage style is sometimes old-fashioned but trendy.</text:p>
          </table:table-cell>
          <table:table-cell table:number-columns-repeated="2"/>
        </table:table-row>
        <table:table-row table:style-name="ro1">
          <table:table-cell table:formula="of:=[.A718]+1" office:value-type="float" office:value="719" calcext:value-type="float">
            <text:p>719</text:p>
          </table:table-cell>
          <table:table-cell office:value-type="string" calcext:value-type="string">
            <text:p>gar nicht</text:p>
          </table:table-cell>
          <table:table-cell office:value-type="string" calcext:value-type="string">
            <text:p>Mir gefällt diese Farbe gar nicht.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I dont like this color at all.</text:p>
          </table:table-cell>
          <table:table-cell table:number-columns-repeated="2"/>
        </table:table-row>
        <table:table-row table:style-name="ro1">
          <table:table-cell table:formula="of:=[.A719]+1" office:value-type="float" office:value="720" calcext:value-type="float">
            <text:p>720</text:p>
          </table:table-cell>
          <table:table-cell office:value-type="string" calcext:value-type="string">
            <text:p>überhaupt (nicht)</text:p>
          </table:table-cell>
          <table:table-cell office:value-type="string" calcext:value-type="string">
            <text:p>Ich verstehe das überhaupt nicht.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I dont understand that at all.</text:p>
          </table:table-cell>
          <table:table-cell table:number-columns-repeated="2"/>
        </table:table-row>
        <table:table-row table:style-name="ro1">
          <table:table-cell table:formula="of:=[.A720]+1" office:value-type="float" office:value="721" calcext:value-type="float">
            <text:p>721</text:p>
          </table:table-cell>
          <table:table-cell office:value-type="string" calcext:value-type="string">
            <text:p>komisch</text:p>
          </table:table-cell>
          <table:table-cell office:value-type="string" calcext:value-type="string">
            <text:p>Das ist wirklich komisch.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That is really strange.</text:p>
          </table:table-cell>
          <table:table-cell table:number-columns-repeated="2"/>
        </table:table-row>
        <table:table-row table:style-name="ro1">
          <table:table-cell table:formula="of:=[.A721]+1" office:value-type="float" office:value="722" calcext:value-type="float">
            <text:p>722</text:p>
          </table:table-cell>
          <table:table-cell office:value-type="string" calcext:value-type="string">
            <text:p>ausehen</text:p>
          </table:table-cell>
          <table:table-cell office:value-type="string" calcext:value-type="string">
            <text:p>Du siehst heute großartig aus.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You look great today.</text:p>
          </table:table-cell>
          <table:table-cell table:number-columns-repeated="2"/>
        </table:table-row>
        <table:table-row table:style-name="ro1">
          <table:table-cell table:formula="of:=[.A722]+1" office:value-type="float" office:value="723" calcext:value-type="float">
            <text:p>723</text:p>
          </table:table-cell>
          <table:table-cell office:value-type="string" calcext:value-type="string">
            <text:p>passen</text:p>
          </table:table-cell>
          <table:table-cell office:value-type="string" calcext:value-type="string">
            <text:p>Dieses Hemd passt perfekt.</text:p>
          </table:table-cell>
          <table:table-cell office:value-type="string" calcext:value-type="string">
            <text:p>to fit</text:p>
          </table:table-cell>
          <table:table-cell office:value-type="string" calcext:value-type="string">
            <text:p>This shirt fits perfectly.</text:p>
          </table:table-cell>
          <table:table-cell table:number-columns-repeated="2"/>
        </table:table-row>
        <table:table-row table:style-name="ro1">
          <table:table-cell table:formula="of:=[.A723]+1" office:value-type="float" office:value="724" calcext:value-type="float">
            <text:p>724</text:p>
          </table:table-cell>
          <table:table-cell office:value-type="string" calcext:value-type="string">
            <text:p>Die Schuhe passen niсht</text:p>
          </table:table-cell>
          <table:table-cell/>
          <table:table-cell office:value-type="string" calcext:value-type="string">
            <text:p>The shoes don't fit</text:p>
          </table:table-cell>
          <table:table-cell table:number-columns-repeated="3"/>
        </table:table-row>
        <table:table-row table:style-name="ro1">
          <table:table-cell table:formula="of:=[.A724]+1" office:value-type="float" office:value="725" calcext:value-type="float">
            <text:p>725</text:p>
          </table:table-cell>
          <table:table-cell office:value-type="string" calcext:value-type="string">
            <text:p>anprobieren</text:p>
          </table:table-cell>
          <table:table-cell office:value-type="string" calcext:value-type="string">
            <text:p>Ich werde dieses Kleid anprobieren.</text:p>
          </table:table-cell>
          <table:table-cell office:value-type="string" calcext:value-type="string">
            <text:p>to try on</text:p>
          </table:table-cell>
          <table:table-cell office:value-type="string" calcext:value-type="string">
            <text:p>I will try on this dress.</text:p>
          </table:table-cell>
          <table:table-cell table:number-columns-repeated="2"/>
        </table:table-row>
        <table:table-row table:style-name="ro1">
          <table:table-cell table:formula="of:=[.A725]+1" office:value-type="float" office:value="726" calcext:value-type="float">
            <text:p>726</text:p>
          </table:table-cell>
          <table:table-cell office:value-type="string" calcext:value-type="string">
            <text:p>die Umkleidekabine, -n</text:p>
          </table:table-cell>
          <table:table-cell office:value-type="string" calcext:value-type="string">
            <text:p>Die Umkleidekabine ist gleich hier drüben.</text:p>
          </table:table-cell>
          <table:table-cell office:value-type="string" calcext:value-type="string">
            <text:p>fitting room</text:p>
          </table:table-cell>
          <table:table-cell office:value-type="string" calcext:value-type="string">
            <text:p>The fitting room is right over there.</text:p>
          </table:table-cell>
          <table:table-cell table:number-columns-repeated="2"/>
        </table:table-row>
        <table:table-row table:style-name="ro1">
          <table:table-cell table:formula="of:=[.A726]+1" office:value-type="float" office:value="727" calcext:value-type="float">
            <text:p>727</text:p>
          </table:table-cell>
          <table:table-cell office:value-type="string" calcext:value-type="string">
            <text:p>der Secondhandladen, -</text:p>
          </table:table-cell>
          <table:table-cell office:value-type="string" calcext:value-type="string">
            <text:p>Ich kaufe gerne in Secondhandläden ein.</text:p>
          </table:table-cell>
          <table:table-cell office:value-type="string" calcext:value-type="string">
            <text:p>secondhand store</text:p>
          </table:table-cell>
          <table:table-cell office:value-type="string" calcext:value-type="string">
            <text:p>I like to shop at secondhand stores.</text:p>
          </table:table-cell>
          <table:table-cell table:number-columns-repeated="2"/>
        </table:table-row>
        <table:table-row table:style-name="ro1">
          <table:table-cell table:formula="of:=[.A727]+1" office:value-type="float" office:value="728" calcext:value-type="float">
            <text:p>728</text:p>
          </table:table-cell>
          <table:table-cell office:value-type="string" calcext:value-type="string">
            <text:p>der Flohmarkt, " -e</text:p>
          </table:table-cell>
          <table:table-cell office:value-type="string" calcext:value-type="string">
            <text:p>Am Wochenende gehe ich gerne auf den Flohmarkt.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I enjoy going to the flea market on weekends.</text:p>
          </table:table-cell>
          <table:table-cell table:number-columns-repeated="2"/>
        </table:table-row>
        <table:table-row table:style-name="ro1">
          <table:table-cell table:formula="of:=[.A728]+1" office:value-type="float" office:value="729" calcext:value-type="float">
            <text:p>729</text:p>
          </table:table-cell>
          <table:table-cell office:value-type="string" calcext:value-type="string">
            <text:p>die Boutique, -n</text:p>
          </table:table-cell>
          <table:table-cell office:value-type="string" calcext:value-type="string">
            <text:p>In dieser Boutique gibt es exklusive Mode.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This boutique offers exclusive fashion.</text:p>
          </table:table-cell>
          <table:table-cell table:number-columns-repeated="2"/>
        </table:table-row>
        <table:table-row table:style-name="ro1">
          <table:table-cell table:formula="of:=[.A729]+1" office:value-type="float" office:value="730" calcext:value-type="float">
            <text:p>730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Dieses Kleid ist sehr günstig.</text:p>
          </table:table-cell>
          <table:table-cell office:value-type="string" calcext:value-type="string">
            <text:p>affordable</text:p>
          </table:table-cell>
          <table:table-cell office:value-type="string" calcext:value-type="string">
            <text:p>This dress is very affordable.</text:p>
          </table:table-cell>
          <table:table-cell table:number-columns-repeated="2"/>
        </table:table-row>
        <table:table-row table:style-name="ro1">
          <table:table-cell table:formula="of:=[.A730]+1" office:value-type="float" office:value="731" calcext:value-type="float">
            <text:p>731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Der Schmuck in diesem Geschäft ist sehr teuer.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he jewelry in this store is very expensive.</text:p>
          </table:table-cell>
          <table:table-cell table:number-columns-repeated="2"/>
        </table:table-row>
        <table:table-row table:style-name="ro1">
          <table:table-cell table:formula="of:=[.A731]+1" office:value-type="float" office:value="732" calcext:value-type="float">
            <text:p>732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Das Einkaufen hier ist immer angenehm.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Shopping here is always pleasant.</text:p>
          </table:table-cell>
          <table:table-cell table:number-columns-repeated="2"/>
        </table:table-row>
        <table:table-row table:style-name="ro1">
          <table:table-cell table:formula="of:=[.A732]+1" office:value-type="float" office:value="733" calcext:value-type="float">
            <text:p>733</text:p>
          </table:table-cell>
          <table:table-cell office:value-type="string" calcext:value-type="string">
            <text:p>stressig</text:p>
          </table:table-cell>
          <table:table-cell office:value-type="string" calcext:value-type="string">
            <text:p>Der Einkaufsbummel am Black Friday kann sehr stressig sein.</text:p>
          </table:table-cell>
          <table:table-cell office:value-type="string" calcext:value-type="string">
            <text:p>stressful</text:p>
          </table:table-cell>
          <table:table-cell office:value-type="string" calcext:value-type="string">
            <text:p>Black Friday shopping can be very stressful.</text:p>
          </table:table-cell>
          <table:table-cell table:number-columns-repeated="2"/>
        </table:table-row>
        <table:table-row table:style-name="ro1">
          <table:table-cell table:formula="of:=[.A733]+1" office:value-type="float" office:value="734" calcext:value-type="float">
            <text:p>734</text:p>
          </table:table-cell>
          <table:table-cell office:value-type="string" calcext:value-type="string">
            <text:p>kompliziert</text:p>
          </table:table-cell>
          <table:table-cell office:value-type="string" calcext:value-type="string">
            <text:p>Die Bedienungsanleitung ist sehr kompliziert.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e user manual is very complicated.</text:p>
          </table:table-cell>
          <table:table-cell table:number-columns-repeated="2"/>
        </table:table-row>
        <table:table-row table:style-name="ro1">
          <table:table-cell table:formula="of:=[.A734]+1" office:value-type="float" office:value="735" calcext:value-type="float">
            <text:p>735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Deine Schuhe sehen wirklich cool aus.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Your shoes look really cool.</text:p>
          </table:table-cell>
          <table:table-cell table:number-columns-repeated="2"/>
        </table:table-row>
        <table:table-row table:style-name="ro1">
          <table:table-cell table:formula="of:=[.A735]+1" office:value-type="float" office:value="736" calcext:value-type="float">
            <text:p>736</text:p>
          </table:table-cell>
          <table:table-cell office:value-type="string" calcext:value-type="string">
            <text:p>anziehen</text:p>
          </table:table-cell>
          <table:table-cell office:value-type="string" calcext:value-type="string">
            <text:p>Ich werde dieses Kleid für die Party anziehen.</text:p>
          </table:table-cell>
          <table:table-cell office:value-type="string" calcext:value-type="string">
            <text:p>to put on</text:p>
          </table:table-cell>
          <table:table-cell office:value-type="string" calcext:value-type="string">
            <text:p>I will put on this dress for the party.</text:p>
          </table:table-cell>
          <table:table-cell table:number-columns-repeated="2"/>
        </table:table-row>
        <table:table-row table:style-name="ro1">
          <table:table-cell table:formula="of:=[.A736]+1" office:value-type="float" office:value="737" calcext:value-type="float">
            <text:p>737</text:p>
          </table:table-cell>
          <table:table-cell office:value-type="string" calcext:value-type="string">
            <text:p>welcher, -s, -e</text:p>
          </table:table-cell>
          <table:table-cell office:value-type="string" calcext:value-type="string">
            <text:p>Welches Hemd möchtest du kaufen?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hich shirt would you like to buy?</text:p>
          </table:table-cell>
          <table:table-cell table:number-columns-repeated="2"/>
        </table:table-row>
        <table:table-row table:style-name="ro1">
          <table:table-cell table:formula="of:=[.A737]+1" office:value-type="float" office:value="738" calcext:value-type="float">
            <text:p>738</text:p>
          </table:table-cell>
          <table:table-cell office:value-type="string" calcext:value-type="string">
            <text:p>das Computerspiel, -e</text:p>
          </table:table-cell>
          <table:table-cell office:value-type="string" calcext:value-type="string">
            <text:p>Computerspiele können unterhaltsam sein.</text:p>
          </table:table-cell>
          <table:table-cell office:value-type="string" calcext:value-type="string">
            <text:p>computer game</text:p>
          </table:table-cell>
          <table:table-cell office:value-type="string" calcext:value-type="string">
            <text:p>Computer games can be entertaining.</text:p>
          </table:table-cell>
          <table:table-cell table:number-columns-repeated="2"/>
        </table:table-row>
        <table:table-row table:style-name="ro1">
          <table:table-cell table:formula="of:=[.A738]+1" office:value-type="float" office:value="739" calcext:value-type="float">
            <text:p>739</text:p>
          </table:table-cell>
          <table:table-cell office:value-type="string" calcext:value-type="string">
            <text:p>der Schmuck, Sg.</text:p>
          </table:table-cell>
          <table:table-cell office:value-type="string" calcext:value-type="string">
            <text:p>Schmuck kann ein Outfit ergänzen.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Jewelry can complement an outfit.</text:p>
          </table:table-cell>
          <table:table-cell table:number-columns-repeated="2"/>
        </table:table-row>
        <table:table-row table:style-name="ro1">
          <table:table-cell table:formula="of:=[.A739]+1" office:value-type="float" office:value="740" calcext:value-type="float">
            <text:p>740</text:p>
          </table:table-cell>
          <table:table-cell office:value-type="string" calcext:value-type="string">
            <text:p>die Toilette, -n</text:p>
          </table:table-cell>
          <table:table-cell office:value-type="string" calcext:value-type="string">
            <text:p>Die Toilette befindet sich im Erdgeschoss.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he toilet is located on the ground floor.</text:p>
          </table:table-cell>
          <table:table-cell table:number-columns-repeated="2"/>
        </table:table-row>
        <table:table-row table:style-name="ro1">
          <table:table-cell table:formula="of:=[.A740]+1" office:value-type="float" office:value="741" calcext:value-type="float">
            <text:p>741</text:p>
          </table:table-cell>
          <table:table-cell office:value-type="string" calcext:value-type="string">
            <text:p>der Ausgang, " -e</text:p>
          </table:table-cell>
          <table:table-cell office:value-type="string" calcext:value-type="string">
            <text:p>Der Ausgang ist auf der rechten Seite.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The exit is on the right side.</text:p>
          </table:table-cell>
          <table:table-cell table:number-columns-repeated="2"/>
        </table:table-row>
        <table:table-row table:style-name="ro1">
          <table:table-cell table:formula="of:=[.A741]+1" office:value-type="float" office:value="742" calcext:value-type="float">
            <text:p>742</text:p>
          </table:table-cell>
          <table:table-cell office:value-type="string" calcext:value-type="string">
            <text:p>die Größe, -n</text:p>
          </table:table-cell>
          <table:table-cell office:value-type="string" calcext:value-type="string">
            <text:p>Welche Größe tragen Sie bei Hosen?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hat size do you wear for pants?</text:p>
          </table:table-cell>
          <table:table-cell table:number-columns-repeated="2"/>
        </table:table-row>
        <table:table-row table:style-name="ro1">
          <table:table-cell table:formula="of:=[.A742]+1" office:value-type="float" office:value="743" calcext:value-type="float">
            <text:p>743</text:p>
          </table:table-cell>
          <table:table-cell office:value-type="string" calcext:value-type="string">
            <text:p>eine Hose in Größe M</text:p>
          </table:table-cell>
          <table:table-cell office:value-type="string" calcext:value-type="string">
            <text:p>Ich brauche eine Hose in Größe M.</text:p>
          </table:table-cell>
          <table:table-cell office:value-type="string" calcext:value-type="string">
            <text:p>a pair of pants in size M</text:p>
          </table:table-cell>
          <table:table-cell office:value-type="string" calcext:value-type="string">
            <text:p>I need a pair of pants in size M.</text:p>
          </table:table-cell>
          <table:table-cell table:number-columns-repeated="2"/>
        </table:table-row>
        <table:table-row table:style-name="ro1">
          <table:table-cell table:formula="of:=[.A743]+1" office:value-type="float" office:value="744" calcext:value-type="float">
            <text:p>744</text:p>
          </table:table-cell>
          <table:table-cell office:value-type="string" calcext:value-type="string">
            <text:p>nachsehen</text:p>
          </table:table-cell>
          <table:table-cell office:value-type="string" calcext:value-type="string">
            <text:p>Können Sie bitte nachsehen, ob diese Bluse in Ihrer Größe verfügbar ist?</text:p>
          </table:table-cell>
          <table:table-cell office:value-type="string" calcext:value-type="string">
            <text:p>to check</text:p>
          </table:table-cell>
          <table:table-cell office:value-type="string" calcext:value-type="string">
            <text:p>Can you please check if this blouse is available in your size?</text:p>
          </table:table-cell>
          <table:table-cell table:number-columns-repeated="2"/>
        </table:table-row>
        <table:table-row table:style-name="ro1">
          <table:table-cell table:formula="of:=[.A744]+1" office:value-type="float" office:value="745" calcext:value-type="float">
            <text:p>745</text:p>
          </table:table-cell>
          <table:table-cell office:value-type="string" calcext:value-type="string">
            <text:p>die Abteilung, -en</text:p>
          </table:table-cell>
          <table:table-cell office:value-type="string" calcext:value-type="string">
            <text:p>Die Damenbekleidung ist in der zweiten Abteilung.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Womens clothing is in the second department.</text:p>
          </table:table-cell>
          <table:table-cell table:number-columns-repeated="2"/>
        </table:table-row>
        <table:table-row table:style-name="ro1">
          <table:table-cell table:formula="of:=[.A745]+1" office:value-type="float" office:value="746" calcext:value-type="float">
            <text:p>746</text:p>
          </table:table-cell>
          <table:table-cell office:value-type="string" calcext:value-type="string">
            <text:p>hinten, dort hinten</text:p>
          </table:table-cell>
          <table:table-cell office:value-type="string" calcext:value-type="string">
            <text:p>Die Umkleidekabinen sind hinten, dort hinten.</text:p>
          </table:table-cell>
          <table:table-cell office:value-type="string" calcext:value-type="string">
            <text:p>in the back, back there</text:p>
          </table:table-cell>
          <table:table-cell office:value-type="string" calcext:value-type="string">
            <text:p>The fitting rooms are in the back, back there.</text:p>
          </table:table-cell>
          <table:table-cell table:number-columns-repeated="2"/>
        </table:table-row>
        <table:table-row table:style-name="ro1">
          <table:table-cell table:formula="of:=[.A746]+1" office:value-type="float" office:value="747" calcext:value-type="float">
            <text:p>747</text:p>
          </table:table-cell>
          <table:table-cell office:value-type="string" calcext:value-type="string">
            <text:p>vorne, da vorne</text:p>
          </table:table-cell>
          <table:table-cell office:value-type="string" calcext:value-type="string">
            <text:p>Die Kassen befinden sich vorne, da vorne.</text:p>
          </table:table-cell>
          <table:table-cell office:value-type="string" calcext:value-type="string">
            <text:p>in the front, up front</text:p>
          </table:table-cell>
          <table:table-cell office:value-type="string" calcext:value-type="string">
            <text:p>The cash registers are in the front, up front.</text:p>
          </table:table-cell>
          <table:table-cell table:number-columns-repeated="2"/>
        </table:table-row>
        <table:table-row table:style-name="ro1">
          <table:table-cell table:formula="of:=[.A747]+1" office:value-type="float" office:value="748" calcext:value-type="float">
            <text:p>748</text:p>
          </table:table-cell>
          <table:table-cell office:value-type="string" calcext:value-type="string">
            <text:p>direkt neben</text:p>
          </table:table-cell>
          <table:table-cell office:value-type="string" calcext:value-type="string">
            <text:p>Das Café ist direkt neben der Boutique.</text:p>
          </table:table-cell>
          <table:table-cell office:value-type="string" calcext:value-type="string">
            <text:p>right next to</text:p>
          </table:table-cell>
          <table:table-cell office:value-type="string" calcext:value-type="string">
            <text:p>The cafe is right next to the boutique.</text:p>
          </table:table-cell>
          <table:table-cell table:number-columns-repeated="2"/>
        </table:table-row>
        <table:table-row table:style-name="ro1">
          <table:table-cell table:formula="of:=[.A748]+1" office:value-type="float" office:value="749" calcext:value-type="float">
            <text:p>749</text:p>
          </table:table-cell>
          <table:table-cell office:value-type="string" calcext:value-type="string">
            <text:p>die Rolltreppe, -n</text:p>
          </table:table-cell>
          <table:table-cell office:value-type="string" calcext:value-type="string">
            <text:p>Nehmen Sie die Rolltreppe in die oberen Stockwerke.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Take the escalator to the upper floors.</text:p>
          </table:table-cell>
          <table:table-cell table:number-columns-repeated="2"/>
        </table:table-row>
        <table:table-row table:style-name="ro1">
          <table:table-cell table:formula="of:=[.A749]+1" office:value-type="float" office:value="750" calcext:value-type="float">
            <text:p>750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Das Mädchen trägt ein schönes Kleid.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he girl is wearing a beautiful dress.</text:p>
          </table:table-cell>
          <table:table-cell table:number-columns-repeated="2"/>
        </table:table-row>
        <table:table-row table:style-name="ro1">
          <table:table-cell table:formula="of:=[.A750]+1" office:value-type="float" office:value="751" calcext:value-type="float">
            <text:p>751</text:p>
          </table:table-cell>
          <table:table-cell office:value-type="string" calcext:value-type="string">
            <text:p>der gleiche Preis</text:p>
          </table:table-cell>
          <table:table-cell office:value-type="string" calcext:value-type="string">
            <text:p>Beide Artikel haben den gleichen Preis.</text:p>
          </table:table-cell>
          <table:table-cell office:value-type="string" calcext:value-type="string">
            <text:p>the same price</text:p>
          </table:table-cell>
          <table:table-cell office:value-type="string" calcext:value-type="string">
            <text:p>Both items have the same price.</text:p>
          </table:table-cell>
          <table:table-cell table:number-columns-repeated="2"/>
        </table:table-row>
        <table:table-row table:style-name="ro1">
          <table:table-cell table:formula="of:=[.A751]+1" office:value-type="float" office:value="752" calcext:value-type="float">
            <text:p>752</text:p>
          </table:table-cell>
          <table:table-cell office:value-type="string" calcext:value-type="string">
            <text:p>Tut mir leid.</text:p>
          </table:table-cell>
          <table:table-cell office:value-type="string" calcext:value-type="string">
            <text:p>Tut mir leid, dass ich zu spät bin.</text:p>
          </table:table-cell>
          <table:table-cell office:value-type="string" calcext:value-type="string">
            <text:p>Im sorry</text:p>
          </table:table-cell>
          <table:table-cell office:value-type="string" calcext:value-type="string">
            <text:p>Im sorry Im late.</text:p>
          </table:table-cell>
          <table:table-cell table:number-columns-repeated="2"/>
        </table:table-row>
        <table:table-row table:style-name="ro1">
          <table:table-cell table:formula="of:=[.A752]+1" office:value-type="float" office:value="753" calcext:value-type="float">
            <text:p>753</text:p>
          </table:table-cell>
          <table:table-cell office:value-type="string" calcext:value-type="string">
            <text:p>der Vorteil, -e</text:p>
          </table:table-cell>
          <table:table-cell office:value-type="string" calcext:value-type="string">
            <text:p>Ein Vorteil des neuen Jobs ist das höhere Gehalt.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An advantage of the new job is the higher salary.</text:p>
          </table:table-cell>
          <table:table-cell table:number-columns-repeated="2"/>
        </table:table-row>
        <table:table-row table:style-name="ro1">
          <table:table-cell table:formula="of:=[.A753]+1" office:value-type="float" office:value="754" calcext:value-type="float">
            <text:p>754</text:p>
          </table:table-cell>
          <table:table-cell office:value-type="string" calcext:value-type="string">
            <text:p>der Nachteil, -e</text:p>
          </table:table-cell>
          <table:table-cell office:value-type="string" calcext:value-type="string">
            <text:p>Ein Nachteil von Online-Shopping ist, dass man die Produkte nicht vorher anfassen kann.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A disadvantage of online shopping is that you cant touch the products beforehand.</text:p>
          </table:table-cell>
          <table:table-cell table:number-columns-repeated="2"/>
        </table:table-row>
        <table:table-row table:style-name="ro1">
          <table:table-cell table:formula="of:=[.A754]+1" office:value-type="float" office:value="755" calcext:value-type="float">
            <text:p>755</text:p>
          </table:table-cell>
          <table:table-cell office:value-type="string" calcext:value-type="string">
            <text:p>die Reise, -n</text:p>
          </table:table-cell>
          <table:table-cell office:value-type="string" calcext:value-type="string">
            <text:p>Unsere Reise nach Italien war wunderbar.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Our trip to Italy was wonderful.</text:p>
          </table:table-cell>
          <table:table-cell table:number-columns-repeated="2"/>
        </table:table-row>
        <table:table-row table:style-name="ro1">
          <table:table-cell table:formula="of:=[.A755]+1" office:value-type="float" office:value="756" calcext:value-type="float">
            <text:p>756</text:p>
          </table:table-cell>
          <table:table-cell office:value-type="string" calcext:value-type="string">
            <text:p>der Berg, -e</text:p>
          </table:table-cell>
          <table:table-cell office:value-type="string" calcext:value-type="string">
            <text:p>Der Berg ist mit Schnee bedeckt.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The mountain is covered in snow.</text:p>
          </table:table-cell>
          <table:table-cell table:number-columns-repeated="2"/>
        </table:table-row>
        <table:table-row table:style-name="ro1">
          <table:table-cell table:formula="of:=[.A756]+1" office:value-type="float" office:value="757" calcext:value-type="float">
            <text:p>757</text:p>
          </table:table-cell>
          <table:table-cell office:value-type="string" calcext:value-type="string">
            <text:p>der Bauernhof, " -e</text:p>
          </table:table-cell>
          <table:table-cell office:value-type="string" calcext:value-type="string">
            <text:p>Der Bauernhof hat viele Tiere und Felder.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The farm has many animals and fields.</text:p>
          </table:table-cell>
          <table:table-cell table:number-columns-repeated="2"/>
        </table:table-row>
        <table:table-row table:style-name="ro1">
          <table:table-cell table:formula="of:=[.A757]+1" office:value-type="float" office:value="758" calcext:value-type="float">
            <text:p>758</text:p>
          </table:table-cell>
          <table:table-cell office:value-type="string" calcext:value-type="string">
            <text:p>der Wald, " -er</text:p>
          </table:table-cell>
          <table:table-cell office:value-type="string" calcext:value-type="string">
            <text:p>Der Wald ist ein beliebter Ort für Wanderungen.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he forest is a popular spot for hiking.</text:p>
          </table:table-cell>
          <table:table-cell table:number-columns-repeated="2"/>
        </table:table-row>
        <table:table-row table:style-name="ro1">
          <table:table-cell table:formula="of:=[.A758]+1" office:value-type="float" office:value="759" calcext:value-type="float">
            <text:p>759</text:p>
          </table:table-cell>
          <table:table-cell office:value-type="string" calcext:value-type="string">
            <text:p>die Wiese, -n</text:p>
          </table:table-cell>
          <table:table-cell office:value-type="string" calcext:value-type="string">
            <text:p>Die Wiese ist im Frühling voller Blumen.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The meadow is full of flowers in spring.</text:p>
          </table:table-cell>
          <table:table-cell table:number-columns-repeated="2"/>
        </table:table-row>
        <table:table-row table:style-name="ro1">
          <table:table-cell table:formula="of:=[.A759]+1" office:value-type="float" office:value="760" calcext:value-type="float">
            <text:p>760</text:p>
          </table:table-cell>
          <table:table-cell office:value-type="string" calcext:value-type="string">
            <text:p>das Meer, -e</text:p>
          </table:table-cell>
          <table:table-cell office:value-type="string" calcext:value-type="string">
            <text:p>Das Meer ist blau und ruhig.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he sea is blue and calm.</text:p>
          </table:table-cell>
          <table:table-cell table:number-columns-repeated="2"/>
        </table:table-row>
        <table:table-row table:style-name="ro1">
          <table:table-cell table:formula="of:=[.A760]+1" office:value-type="float" office:value="761" calcext:value-type="float">
            <text:p>761</text:p>
          </table:table-cell>
          <table:table-cell office:value-type="string" calcext:value-type="string">
            <text:p>der See, -n</text:p>
          </table:table-cell>
          <table:table-cell office:value-type="string" calcext:value-type="string">
            <text:p>Der See ist ideal zum Schwimmen.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he lake is perfect for swimming.</text:p>
          </table:table-cell>
          <table:table-cell table:number-columns-repeated="2"/>
        </table:table-row>
        <table:table-row table:style-name="ro1">
          <table:table-cell table:formula="of:=[.A761]+1" office:value-type="float" office:value="762" calcext:value-type="float">
            <text:p>762</text:p>
          </table:table-cell>
          <table:table-cell office:value-type="string" calcext:value-type="string">
            <text:p>der Strand, " -e</text:p>
          </table:table-cell>
          <table:table-cell office:value-type="string" calcext:value-type="string">
            <text:p>Der Strand ist mit feinem Sand bedeckt.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The beach is covered in fine sand.</text:p>
          </table:table-cell>
          <table:table-cell table:number-columns-repeated="2"/>
        </table:table-row>
        <table:table-row table:style-name="ro1">
          <table:table-cell table:formula="of:=[.A762]+1" office:value-type="float" office:value="763" calcext:value-type="float">
            <text:p>763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Wir lieben es, in den Bergen zu wandern.</text:p>
          </table:table-cell>
          <table:table-cell office:value-type="string" calcext:value-type="string">
            <text:p>to hike</text:p>
          </table:table-cell>
          <table:table-cell office:value-type="string" calcext:value-type="string">
            <text:p>We love to hike in the mountains.</text:p>
          </table:table-cell>
          <table:table-cell table:number-columns-repeated="2"/>
        </table:table-row>
        <table:table-row table:style-name="ro1">
          <table:table-cell table:formula="of:=[.A763]+1" office:value-type="float" office:value="764" calcext:value-type="float">
            <text:p>764</text:p>
          </table:table-cell>
          <table:table-cell office:value-type="string" calcext:value-type="string">
            <text:p>auf dem Land</text:p>
          </table:table-cell>
          <table:table-cell office:value-type="string" calcext:value-type="string">
            <text:p>Unser Haus steht auf dem Land.</text:p>
          </table:table-cell>
          <table:table-cell office:value-type="string" calcext:value-type="string">
            <text:p>in the countryside</text:p>
          </table:table-cell>
          <table:table-cell office:value-type="string" calcext:value-type="string">
            <text:p>Our house is in the countryside.</text:p>
          </table:table-cell>
          <table:table-cell table:number-columns-repeated="2"/>
        </table:table-row>
        <table:table-row table:style-name="ro1">
          <table:table-cell table:formula="of:=[.A764]+1" office:value-type="float" office:value="765" calcext:value-type="float">
            <text:p>765</text:p>
          </table:table-cell>
          <table:table-cell office:value-type="string" calcext:value-type="string">
            <text:p>die Abfahrt</text:p>
          </table:table-cell>
          <table:table-cell office:value-type="string" calcext:value-type="string">
            <text:p>Die Abfahrt des Zuges ist um 10:30 Uhr.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The departure of the train is at 10:30.</text:p>
          </table:table-cell>
          <table:table-cell table:number-columns-repeated="2"/>
        </table:table-row>
        <table:table-row table:style-name="ro1">
          <table:table-cell table:formula="of:=[.A765]+1" office:value-type="float" office:value="766" calcext:value-type="float">
            <text:p>766</text:p>
          </table:table-cell>
          <table:table-cell office:value-type="string" calcext:value-type="string">
            <text:p>die Ankunft</text:p>
          </table:table-cell>
          <table:table-cell office:value-type="string" calcext:value-type="string">
            <text:p>Die Ankunft des Zuges ist pünktlich.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The arrival of the train is on time.</text:p>
          </table:table-cell>
          <table:table-cell table:number-columns-repeated="2"/>
        </table:table-row>
        <table:table-row table:style-name="ro1">
          <table:table-cell table:formula="of:=[.A766]+1" office:value-type="float" office:value="767" calcext:value-type="float">
            <text:p>767</text:p>
          </table:table-cell>
          <table:table-cell office:value-type="string" calcext:value-type="string">
            <text:p>die Reservierung, -en</text:p>
          </table:table-cell>
          <table:table-cell office:value-type="string" calcext:value-type="string">
            <text:p>Haben Sie eine Reservierung für das Hotel?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o you have a reservation for the hotel?</text:p>
          </table:table-cell>
          <table:table-cell table:number-columns-repeated="2"/>
        </table:table-row>
        <table:table-row table:style-name="ro1">
          <table:table-cell table:formula="of:=[.A767]+1" office:value-type="float" office:value="768" calcext:value-type="float">
            <text:p>768</text:p>
          </table:table-cell>
          <table:table-cell office:value-type="string" calcext:value-type="string">
            <text:p>die Erste/Zweite Klasse</text:p>
          </table:table-cell>
          <table:table-cell office:value-type="string" calcext:value-type="string">
            <text:p>Wir haben Tickets für die Erste Klasse.</text:p>
          </table:table-cell>
          <table:table-cell office:value-type="string" calcext:value-type="string">
            <text:p>first/second class</text:p>
          </table:table-cell>
          <table:table-cell office:value-type="string" calcext:value-type="string">
            <text:p>We have tickets for first class.</text:p>
          </table:table-cell>
          <table:table-cell table:number-columns-repeated="2"/>
        </table:table-row>
        <table:table-row table:style-name="ro1">
          <table:table-cell table:formula="of:=[.A768]+1" office:value-type="float" office:value="769" calcext:value-type="float">
            <text:p>769</text:p>
          </table:table-cell>
          <table:table-cell office:value-type="string" calcext:value-type="string">
            <text:p>abfahren</text:p>
          </table:table-cell>
          <table:table-cell office:value-type="string" calcext:value-type="string">
            <text:p>Der Zug wird um 15:30 Uhr abfahren.</text:p>
          </table:table-cell>
          <table:table-cell office:value-type="string" calcext:value-type="string">
            <text:p>to depart</text:p>
          </table:table-cell>
          <table:table-cell office:value-type="string" calcext:value-type="string">
            <text:p>The train will depart at 3:30 PM.</text:p>
          </table:table-cell>
          <table:table-cell table:number-columns-repeated="2"/>
        </table:table-row>
        <table:table-row table:style-name="ro1">
          <table:table-cell table:formula="of:=[.A769]+1" office:value-type="float" office:value="770" calcext:value-type="float">
            <text:p>770</text:p>
          </table:table-cell>
          <table:table-cell office:value-type="string" calcext:value-type="string">
            <text:p>ankommen</text:p>
          </table:table-cell>
          <table:table-cell office:value-type="string" calcext:value-type="string">
            <text:p>Der Flug aus New York wird in einer Stunde ankommen.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The flight from New York will arrive in an hour.</text:p>
          </table:table-cell>
          <table:table-cell table:number-columns-repeated="2"/>
        </table:table-row>
        <table:table-row table:style-name="ro1">
          <table:table-cell table:formula="of:=[.A770]+1" office:value-type="float" office:value="771" calcext:value-type="float">
            <text:p>771</text:p>
          </table:table-cell>
          <table:table-cell office:value-type="string" calcext:value-type="string">
            <text:p>das Gleis, -e</text:p>
          </table:table-cell>
          <table:table-cell office:value-type="string" calcext:value-type="string">
            <text:p>Unser Zug fährt vom Gleis 3 ab.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Our train departs from track 3.</text:p>
          </table:table-cell>
          <table:table-cell table:number-columns-repeated="2"/>
        </table:table-row>
        <table:table-row table:style-name="ro1">
          <table:table-cell table:formula="of:=[.A771]+1" office:value-type="float" office:value="772" calcext:value-type="float">
            <text:p>772</text:p>
          </table:table-cell>
          <table:table-cell office:value-type="string" calcext:value-type="string">
            <text:p>die Verspätung, -en</text:p>
          </table:table-cell>
          <table:table-cell office:value-type="string" calcext:value-type="string">
            <text:p>Es tut uns leid, aber der Zug hat eine Verspätung von 30 Minuten.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Were sorry, but the train has a delay of 30 minutes.</text:p>
          </table:table-cell>
          <table:table-cell table:number-columns-repeated="2"/>
        </table:table-row>
        <table:table-row table:style-name="ro1">
          <table:table-cell table:formula="of:=[.A772]+1" office:value-type="float" office:value="773" calcext:value-type="float">
            <text:p>773</text:p>
          </table:table-cell>
          <table:table-cell office:value-type="string" calcext:value-type="string">
            <text:p>die Landschaft, -en</text:p>
          </table:table-cell>
          <table:table-cell office:value-type="string" calcext:value-type="string">
            <text:p>Die Landschaft in dieser Region ist fantastisch.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The landscape in this region is fantastic.</text:p>
          </table:table-cell>
          <table:table-cell table:number-columns-repeated="2"/>
        </table:table-row>
        <table:table-row table:style-name="ro1">
          <table:table-cell table:formula="of:=[.A773]+1" office:value-type="float" office:value="774" calcext:value-type="float">
            <text:p>774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Das Konzert gestern Abend war fantastisch.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The concert last night was fantastic.</text:p>
          </table:table-cell>
          <table:table-cell table:number-columns-repeated="2"/>
        </table:table-row>
        <table:table-row table:style-name="ro1">
          <table:table-cell table:formula="of:=[.A774]+1" office:value-type="float" office:value="775" calcext:value-type="float">
            <text:p>775</text:p>
          </table:table-cell>
          <table:table-cell office:value-type="string" calcext:value-type="string">
            <text:p>die Brücke, -n</text:p>
          </table:table-cell>
          <table:table-cell office:value-type="string" calcext:value-type="string">
            <text:p>Die alte Brücke verbindet die beiden Ufer des Flusses.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he old bridge connects the two riverbanks.</text:p>
          </table:table-cell>
          <table:table-cell table:number-columns-repeated="2"/>
        </table:table-row>
        <table:table-row table:style-name="ro1">
          <table:table-cell table:formula="of:=[.A775]+1" office:value-type="float" office:value="776" calcext:value-type="float">
            <text:p>776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Die Fahrt dauert ungefähr zwei Stunden.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The journey takes approximately two hours.</text:p>
          </table:table-cell>
          <table:table-cell table:number-columns-repeated="2"/>
        </table:table-row>
        <table:table-row table:style-name="ro1">
          <table:table-cell table:formula="of:=[.A776]+1" office:value-type="float" office:value="777" calcext:value-type="float">
            <text:p>777</text:p>
          </table:table-cell>
          <table:table-cell office:value-type="string" calcext:value-type="string">
            <text:p>der Kilometer, -</text:p>
          </table:table-cell>
          <table:table-cell office:value-type="string" calcext:value-type="string">
            <text:p>Wir müssen noch 10 Kilometer bis zur Stadt fahren.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We still have to drive 10 kilometers to the city.</text:p>
          </table:table-cell>
          <table:table-cell table:number-columns-repeated="2"/>
        </table:table-row>
        <table:table-row table:style-name="ro1">
          <table:table-cell table:formula="of:=[.A777]+1" office:value-type="float" office:value="778" calcext:value-type="float">
            <text:p>778</text:p>
          </table:table-cell>
          <table:table-cell office:value-type="string" calcext:value-type="string">
            <text:p>übernachten</text:p>
          </table:table-cell>
          <table:table-cell office:value-type="string" calcext:value-type="string">
            <text:p>Wir werden heute Nacht in diesem Hotel übernachten.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We will stay overnight at this hotel tonight.</text:p>
          </table:table-cell>
          <table:table-cell table:number-columns-repeated="2"/>
        </table:table-row>
        <table:table-row table:style-name="ro1">
          <table:table-cell table:formula="of:=[.A778]+1" office:value-type="float" office:value="779" calcext:value-type="float">
            <text:p>779</text:p>
          </table:table-cell>
          <table:table-cell office:value-type="string" calcext:value-type="string">
            <text:p>zurückkommen</text:p>
          </table:table-cell>
          <table:table-cell office:value-type="string" calcext:value-type="string">
            <text:p>Wann wirst du aus deinem Urlaub zurückkommen?</text:p>
          </table:table-cell>
          <table:table-cell office:value-type="string" calcext:value-type="string">
            <text:p>to come back</text:p>
          </table:table-cell>
          <table:table-cell office:value-type="string" calcext:value-type="string">
            <text:p>When will you come back from your vacation?</text:p>
          </table:table-cell>
          <table:table-cell table:number-columns-repeated="2"/>
        </table:table-row>
        <table:table-row table:style-name="ro1">
          <table:table-cell table:formula="of:=[.A779]+1" office:value-type="float" office:value="780" calcext:value-type="float">
            <text:p>780</text:p>
          </table:table-cell>
          <table:table-cell office:value-type="string" calcext:value-type="string">
            <text:p>durch</text:p>
          </table:table-cell>
          <table:table-cell office:value-type="string" calcext:value-type="string">
            <text:p>Wir fahren durch den Tunnel.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Were driving through the tunnel.</text:p>
          </table:table-cell>
          <table:table-cell table:number-columns-repeated="2"/>
        </table:table-row>
        <table:table-row table:style-name="ro1">
          <table:table-cell table:formula="of:=[.A780]+1" office:value-type="float" office:value="781" calcext:value-type="float">
            <text:p>7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e Stadt ist umgeben von wunderschöner Natur.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The city is surrounded by beautiful nature.</text:p>
          </table:table-cell>
          <table:table-cell table:number-columns-repeated="2"/>
        </table:table-row>
        <table:table-row table:style-name="ro1">
          <table:table-cell table:formula="of:=[.A781]+1" office:value-type="float" office:value="782" calcext:value-type="float">
            <text:p>782</text:p>
          </table:table-cell>
          <table:table-cell office:value-type="string" calcext:value-type="string">
            <text:p>das Wetter, Sg.</text:p>
          </table:table-cell>
          <table:table-cell office:value-type="string" calcext:value-type="string">
            <text:p>Das Wetter heute ist sonnig und warm.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he weather today is sunny and warm.</text:p>
          </table:table-cell>
          <table:table-cell table:number-columns-repeated="2"/>
        </table:table-row>
        <table:table-row table:style-name="ro1">
          <table:table-cell table:formula="of:=[.A782]+1" office:value-type="float" office:value="783" calcext:value-type="float">
            <text:p>783</text:p>
          </table:table-cell>
          <table:table-cell office:value-type="string" calcext:value-type="string">
            <text:p>die Sonne, Sg.</text:p>
          </table:table-cell>
          <table:table-cell office:value-type="string" calcext:value-type="string">
            <text:p>Die Sonne scheint hell am Himmel.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e sun is shining brightly in the sky.</text:p>
          </table:table-cell>
          <table:table-cell table:number-columns-repeated="2"/>
        </table:table-row>
        <table:table-row table:style-name="ro1">
          <table:table-cell table:formula="of:=[.A783]+1" office:value-type="float" office:value="784" calcext:value-type="float">
            <text:p>784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Es ist heute sehr heiß.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Its very hot today.</text:p>
          </table:table-cell>
          <table:table-cell table:number-columns-repeated="2"/>
        </table:table-row>
        <table:table-row table:style-name="ro1">
          <table:table-cell table:formula="of:=[.A784]+1" office:value-type="float" office:value="785" calcext:value-type="float">
            <text:p>785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Das Wetter ist sonnig und klar.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The weather is sunny and clear.</text:p>
          </table:table-cell>
          <table:table-cell table:number-columns-repeated="2"/>
        </table:table-row>
        <table:table-row table:style-name="ro1">
          <table:table-cell table:formula="of:=[.A785]+1" office:value-type="float" office:value="786" calcext:value-type="float">
            <text:p>786</text:p>
          </table:table-cell>
          <table:table-cell office:value-type="string" calcext:value-type="string">
            <text:p>der Regen, Sg.</text:p>
          </table:table-cell>
          <table:table-cell office:value-type="string" calcext:value-type="string">
            <text:p>Der Regen hat den Boden durchnässt.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e rain has soaked the ground.</text:p>
          </table:table-cell>
          <table:table-cell table:number-columns-repeated="2"/>
        </table:table-row>
        <table:table-row table:style-name="ro1">
          <table:table-cell table:formula="of:=[.A786]+1" office:value-type="float" office:value="787" calcext:value-type="float">
            <text:p>787</text:p>
          </table:table-cell>
          <table:table-cell office:value-type="string" calcext:value-type="string">
            <text:p>regnen</text:p>
          </table:table-cell>
          <table:table-cell office:value-type="string" calcext:value-type="string">
            <text:p>Es wird morgen den ganzen Tag regnen.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It will rain all day tomorrow.</text:p>
          </table:table-cell>
          <table:table-cell table:number-columns-repeated="2"/>
        </table:table-row>
        <table:table-row table:style-name="ro1">
          <table:table-cell table:formula="of:=[.A787]+1" office:value-type="float" office:value="788" calcext:value-type="float">
            <text:p>788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Nach dem Regen sind die Straßen nass.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he streets are wet after the rain.</text:p>
          </table:table-cell>
          <table:table-cell table:number-columns-repeated="2"/>
        </table:table-row>
        <table:table-row table:style-name="ro1">
          <table:table-cell table:formula="of:=[.A788]+1" office:value-type="float" office:value="789" calcext:value-type="float">
            <text:p>789</text:p>
          </table:table-cell>
          <table:table-cell office:value-type="string" calcext:value-type="string">
            <text:p>der Wind, -e</text:p>
          </table:table-cell>
          <table:table-cell office:value-type="string" calcext:value-type="string">
            <text:p>Der Wind weht stark heute.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he wind is blowing strongly today.</text:p>
          </table:table-cell>
          <table:table-cell table:number-columns-repeated="2"/>
        </table:table-row>
        <table:table-row table:style-name="ro1">
          <table:table-cell table:formula="of:=[.A789]+1" office:value-type="float" office:value="790" calcext:value-type="float">
            <text:p>790</text:p>
          </table:table-cell>
          <table:table-cell office:value-type="string" calcext:value-type="string">
            <text:p>windig</text:p>
          </table:table-cell>
          <table:table-cell office:value-type="string" calcext:value-type="string">
            <text:p>Es ist sehr windig draußen.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Its very windy outside.</text:p>
          </table:table-cell>
          <table:table-cell table:number-columns-repeated="2"/>
        </table:table-row>
        <table:table-row table:style-name="ro1">
          <table:table-cell table:formula="of:=[.A790]+1" office:value-type="float" office:value="791" calcext:value-type="float">
            <text:p>791</text:p>
          </table:table-cell>
          <table:table-cell office:value-type="string" calcext:value-type="string">
            <text:p>die Wolke, -n</text:p>
          </table:table-cell>
          <table:table-cell office:value-type="string" calcext:value-type="string">
            <text:p>Die Wolken am Himmel sind grau.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The clouds in the sky are gray.</text:p>
          </table:table-cell>
          <table:table-cell table:number-columns-repeated="2"/>
        </table:table-row>
        <table:table-row table:style-name="ro1">
          <table:table-cell table:formula="of:=[.A791]+1" office:value-type="float" office:value="792" calcext:value-type="float">
            <text:p>792</text:p>
          </table:table-cell>
          <table:table-cell office:value-type="string" calcext:value-type="string">
            <text:p>bewölkt</text:p>
          </table:table-cell>
          <table:table-cell office:value-type="string" calcext:value-type="string">
            <text:p>Der Himmel ist heute bewölkt.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The sky is cloudy today.</text:p>
          </table:table-cell>
          <table:table-cell table:number-columns-repeated="2"/>
        </table:table-row>
        <table:table-row table:style-name="ro1">
          <table:table-cell table:formula="of:=[.A792]+1" office:value-type="float" office:value="793" calcext:value-type="float">
            <text:p>793</text:p>
          </table:table-cell>
          <table:table-cell office:value-type="string" calcext:value-type="string">
            <text:p>der Schnee, Sg.</text:p>
          </table:table-cell>
          <table:table-cell office:value-type="string" calcext:value-type="string">
            <text:p>Der Schnee bedeckt die Landschaft im Winter.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 covers the landscape in winter.</text:p>
          </table:table-cell>
          <table:table-cell table:number-columns-repeated="2"/>
        </table:table-row>
        <table:table-row table:style-name="ro1">
          <table:table-cell table:formula="of:=[.A793]+1" office:value-type="float" office:value="794" calcext:value-type="float">
            <text:p>794</text:p>
          </table:table-cell>
          <table:table-cell office:value-type="string" calcext:value-type="string">
            <text:p>schneien</text:p>
          </table:table-cell>
          <table:table-cell office:value-type="string" calcext:value-type="string">
            <text:p>Es wird morgen voraussichtlich schneien.</text:p>
          </table:table-cell>
          <table:table-cell office:value-type="string" calcext:value-type="string">
            <text:p>to snow</text:p>
          </table:table-cell>
          <table:table-cell office:value-type="string" calcext:value-type="string">
            <text:p>Its expected to snow tomorrow.</text:p>
          </table:table-cell>
          <table:table-cell table:number-columns-repeated="2"/>
        </table:table-row>
        <table:table-row table:style-name="ro1">
          <table:table-cell table:formula="of:=[.A794]+1" office:value-type="float" office:value="795" calcext:value-type="float">
            <text:p>795</text:p>
          </table:table-cell>
          <table:table-cell office:value-type="string" calcext:value-type="string">
            <text:p>der Norden, Sg.</text:p>
          </table:table-cell>
          <table:table-cell office:value-type="string" calcext:value-type="string">
            <text:p>Der Norden des Landes ist oft kälter als der Süden.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he north of the country is often colder than the south.</text:p>
          </table:table-cell>
          <table:table-cell table:number-columns-repeated="2"/>
        </table:table-row>
        <table:table-row table:style-name="ro1">
          <table:table-cell table:formula="of:=[.A795]+1" office:value-type="float" office:value="796" calcext:value-type="float">
            <text:p>796</text:p>
          </table:table-cell>
          <table:table-cell office:value-type="string" calcext:value-type="string">
            <text:p>der Osten, Sg.</text:p>
          </table:table-cell>
          <table:table-cell office:value-type="string" calcext:value-type="string">
            <text:p>Der Osten Deutschlands hat eine reiche Geschichte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he east of Germany has a rich history.</text:p>
          </table:table-cell>
          <table:table-cell table:number-columns-repeated="2"/>
        </table:table-row>
        <table:table-row table:style-name="ro1">
          <table:table-cell table:formula="of:=[.A796]+1" office:value-type="float" office:value="797" calcext:value-type="float">
            <text:p>797</text:p>
          </table:table-cell>
          <table:table-cell office:value-type="string" calcext:value-type="string">
            <text:p>der Süden, Sg.</text:p>
          </table:table-cell>
          <table:table-cell office:value-type="string" calcext:value-type="string">
            <text:p>Der Süden ist für sein warmes Klima bekannt.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he south is known for its warm climate.</text:p>
          </table:table-cell>
          <table:table-cell table:number-columns-repeated="2"/>
        </table:table-row>
        <table:table-row table:style-name="ro1">
          <table:table-cell table:formula="of:=[.A797]+1" office:value-type="float" office:value="798" calcext:value-type="float">
            <text:p>798</text:p>
          </table:table-cell>
          <table:table-cell office:value-type="string" calcext:value-type="string">
            <text:p>der Westen, Sg.</text:p>
          </table:table-cell>
          <table:table-cell office:value-type="string" calcext:value-type="string">
            <text:p>Der Westen des Landes hat viele schöne Strände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e west of the country has many beautiful beaches.</text:p>
          </table:table-cell>
          <table:table-cell table:number-columns-repeated="2"/>
        </table:table-row>
        <table:table-row table:style-name="ro1">
          <table:table-cell table:formula="of:=[.A798]+1" office:value-type="float" office:value="799" calcext:value-type="float">
            <text:p>799</text:p>
          </table:table-cell>
          <table:table-cell office:value-type="string" calcext:value-type="string">
            <text:p>20° (Grad) Celsius</text:p>
          </table:table-cell>
          <table:table-cell office:value-type="string" calcext:value-type="string">
            <text:p>Das Thermometer zeigt 20 Grad Celsius an.</text:p>
          </table:table-cell>
          <table:table-cell office:value-type="string" calcext:value-type="string">
            <text:p>20 degrees Celsius</text:p>
          </table:table-cell>
          <table:table-cell office:value-type="string" calcext:value-type="string">
            <text:p>The thermometer reads 20 degrees Celsius.</text:p>
          </table:table-cell>
          <table:table-cell table:number-columns-repeated="2"/>
        </table:table-row>
        <table:table-row table:style-name="ro1">
          <table:table-cell table:formula="of:=[.A799]+1" office:value-type="float" office:value="800" calcext:value-type="float">
            <text:p>800</text:p>
          </table:table-cell>
          <table:table-cell office:value-type="string" calcext:value-type="string">
            <text:p>genauso ... wie</text:p>
          </table:table-cell>
          <table:table-cell office:value-type="string" calcext:value-type="string">
            <text:p>Der Berg ist genauso hoch wie der andere.</text:p>
          </table:table-cell>
          <table:table-cell office:value-type="string" calcext:value-type="string">
            <text:p>just as ... as</text:p>
          </table:table-cell>
          <table:table-cell office:value-type="string" calcext:value-type="string">
            <text:p>The mountain is just as high as the other one.</text:p>
          </table:table-cell>
          <table:table-cell table:number-columns-repeated="2"/>
        </table:table-row>
        <table:table-row table:style-name="ro1">
          <table:table-cell table:formula="of:=[.A800]+1" office:value-type="float" office:value="801" calcext:value-type="float">
            <text:p>801</text:p>
          </table:table-cell>
          <table:table-cell office:value-type="string" calcext:value-type="string">
            <text:p>die Jahreszeit, -en</text:p>
          </table:table-cell>
          <table:table-cell office:value-type="string" calcext:value-type="string">
            <text:p>Der Frühling ist meine Lieblingsjahreszeit.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pring is my favorite season.</text:p>
          </table:table-cell>
          <table:table-cell table:number-columns-repeated="2"/>
        </table:table-row>
        <table:table-row table:style-name="ro1">
          <table:table-cell table:formula="of:=[.A801]+1" office:value-type="float" office:value="802" calcext:value-type="float">
            <text:p>802</text:p>
          </table:table-cell>
          <table:table-cell office:value-type="string" calcext:value-type="string">
            <text:p>der Frühling</text:p>
          </table:table-cell>
          <table:table-cell office:value-type="string" calcext:value-type="string">
            <text:p>Der Frühling bringt warmes Wetter und blühende Blumen.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brings warm weather and blooming flowers.</text:p>
          </table:table-cell>
          <table:table-cell table:number-columns-repeated="2"/>
        </table:table-row>
        <table:table-row table:style-name="ro1">
          <table:table-cell table:formula="of:=[.A802]+1" office:value-type="float" office:value="803" calcext:value-type="float">
            <text:p>803</text:p>
          </table:table-cell>
          <table:table-cell office:value-type="string" calcext:value-type="string">
            <text:p>der Sommer</text:p>
          </table:table-cell>
          <table:table-cell office:value-type="string" calcext:value-type="string">
            <text:p>Im Sommer gehen wir gerne an den Strand.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e like to go to the beach in the summer.</text:p>
          </table:table-cell>
          <table:table-cell table:number-columns-repeated="2"/>
        </table:table-row>
        <table:table-row table:style-name="ro1">
          <table:table-cell table:formula="of:=[.A803]+1" office:value-type="float" office:value="804" calcext:value-type="float">
            <text:p>804</text:p>
          </table:table-cell>
          <table:table-cell office:value-type="string" calcext:value-type="string">
            <text:p>der Herbst</text:p>
          </table:table-cell>
          <table:table-cell office:value-type="string" calcext:value-type="string">
            <text:p>Im Herbst fallen die Blätter von den Bäumen.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In autumn, the leaves fall from the trees.</text:p>
          </table:table-cell>
          <table:table-cell table:number-columns-repeated="2"/>
        </table:table-row>
        <table:table-row table:style-name="ro1">
          <table:table-cell table:formula="of:=[.A804]+1" office:value-type="float" office:value="805" calcext:value-type="float">
            <text:p>805</text:p>
          </table:table-cell>
          <table:table-cell office:value-type="string" calcext:value-type="string">
            <text:p>der Winter</text:p>
          </table:table-cell>
          <table:table-cell office:value-type="string" calcext:value-type="string">
            <text:p>Der Winter ist die kälteste Jahreszeit.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ter is the coldest season.</text:p>
          </table:table-cell>
          <table:table-cell table:number-columns-repeated="2"/>
        </table:table-row>
        <table:table-row table:style-name="ro1">
          <table:table-cell table:formula="of:=[.A805]+1" office:value-type="float" office:value="806" calcext:value-type="float">
            <text:p>806</text:p>
          </table:table-cell>
          <table:table-cell office:value-type="string" calcext:value-type="string">
            <text:p>der Monat, -e</text:p>
          </table:table-cell>
          <table:table-cell office:value-type="string" calcext:value-type="string">
            <text:p>Mein Geburtstag ist im Monat November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y birthday is in the month of November.</text:p>
          </table:table-cell>
          <table:table-cell table:number-columns-repeated="2"/>
        </table:table-row>
        <table:table-row table:style-name="ro1">
          <table:table-cell table:formula="of:=[.A806]+1" office:value-type="float" office:value="807" calcext:value-type="float">
            <text:p>807</text:p>
          </table:table-cell>
          <table:table-cell office:value-type="string" calcext:value-type="string">
            <text:p>der Januar</text:p>
          </table:table-cell>
          <table:table-cell office:value-type="string" calcext:value-type="string">
            <text:p>Der Januar ist der erste Monat des Jahres.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January is the first month of the year.</text:p>
          </table:table-cell>
          <table:table-cell table:number-columns-repeated="2"/>
        </table:table-row>
        <table:table-row table:style-name="ro1">
          <table:table-cell table:formula="of:=[.A807]+1" office:value-type="float" office:value="808" calcext:value-type="float">
            <text:p>808</text:p>
          </table:table-cell>
          <table:table-cell office:value-type="string" calcext:value-type="string">
            <text:p>der Februar</text:p>
          </table:table-cell>
          <table:table-cell office:value-type="string" calcext:value-type="string">
            <text:p>Der Februar hat oft kaltes Wetter.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February often has cold weather.</text:p>
          </table:table-cell>
          <table:table-cell table:number-columns-repeated="2"/>
        </table:table-row>
        <table:table-row table:style-name="ro1">
          <table:table-cell table:formula="of:=[.A808]+1" office:value-type="float" office:value="809" calcext:value-type="float">
            <text:p>809</text:p>
          </table:table-cell>
          <table:table-cell office:value-type="string" calcext:value-type="string">
            <text:p>der März</text:p>
          </table:table-cell>
          <table:table-cell office:value-type="string" calcext:value-type="string">
            <text:p>Im März beginnt der Frühling.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pring begins in March.</text:p>
          </table:table-cell>
          <table:table-cell table:number-columns-repeated="2"/>
        </table:table-row>
        <table:table-row table:style-name="ro1">
          <table:table-cell table:formula="of:=[.A809]+1" office:value-type="float" office:value="810" calcext:value-type="float">
            <text:p>810</text:p>
          </table:table-cell>
          <table:table-cell office:value-type="string" calcext:value-type="string">
            <text:p>der April</text:p>
          </table:table-cell>
          <table:table-cell office:value-type="string" calcext:value-type="string">
            <text:p>Im April blühen die Blumen.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The flowers bloom in April.</text:p>
          </table:table-cell>
          <table:table-cell table:number-columns-repeated="2"/>
        </table:table-row>
        <table:table-row table:style-name="ro1">
          <table:table-cell table:formula="of:=[.A810]+1" office:value-type="float" office:value="811" calcext:value-type="float">
            <text:p>811</text:p>
          </table:table-cell>
          <table:table-cell office:value-type="string" calcext:value-type="string">
            <text:p>der Mai</text:p>
          </table:table-cell>
          <table:table-cell office:value-type="string" calcext:value-type="string">
            <text:p>Der Mai ist ein beliebter Monat für Hochzeiten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 is a popular month for weddings.</text:p>
          </table:table-cell>
          <table:table-cell table:number-columns-repeated="2"/>
        </table:table-row>
        <table:table-row table:style-name="ro1">
          <table:table-cell table:formula="of:=[.A811]+1" office:value-type="float" office:value="812" calcext:value-type="float">
            <text:p>812</text:p>
          </table:table-cell>
          <table:table-cell office:value-type="string" calcext:value-type="string">
            <text:p>der Juni</text:p>
          </table:table-cell>
          <table:table-cell office:value-type="string" calcext:value-type="string">
            <text:p>Im Juni sind die Tage am längsten.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ne has the longest days.</text:p>
          </table:table-cell>
          <table:table-cell table:number-columns-repeated="2"/>
        </table:table-row>
        <table:table-row table:style-name="ro1">
          <table:table-cell table:formula="of:=[.A812]+1" office:value-type="float" office:value="813" calcext:value-type="float">
            <text:p>813</text:p>
          </table:table-cell>
          <table:table-cell office:value-type="string" calcext:value-type="string">
            <text:p>der Juli</text:p>
          </table:table-cell>
          <table:table-cell office:value-type="string" calcext:value-type="string">
            <text:p>Im Juli feiern wir unseren Jahrestag.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We celebrate our anniversary in July.</text:p>
          </table:table-cell>
          <table:table-cell table:number-columns-repeated="2"/>
        </table:table-row>
        <table:table-row table:style-name="ro1">
          <table:table-cell table:formula="of:=[.A813]+1" office:value-type="float" office:value="814" calcext:value-type="float">
            <text:p>814</text:p>
          </table:table-cell>
          <table:table-cell office:value-type="string" calcext:value-type="string">
            <text:p>der August</text:p>
          </table:table-cell>
          <table:table-cell office:value-type="string" calcext:value-type="string">
            <text:p>Im August machen viele Menschen Urlaub.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ny people go on vacation in August.</text:p>
          </table:table-cell>
          <table:table-cell table:number-columns-repeated="2"/>
        </table:table-row>
        <table:table-row table:style-name="ro1">
          <table:table-cell table:formula="of:=[.A814]+1" office:value-type="float" office:value="815" calcext:value-type="float">
            <text:p>815</text:p>
          </table:table-cell>
          <table:table-cell office:value-type="string" calcext:value-type="string">
            <text:p>der September</text:p>
          </table:table-cell>
          <table:table-cell office:value-type="string" calcext:value-type="string">
            <text:p>Der September ist oft noch warm und sonnig.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 is often still warm and sunny.</text:p>
          </table:table-cell>
          <table:table-cell table:number-columns-repeated="2"/>
        </table:table-row>
        <table:table-row table:style-name="ro1">
          <table:table-cell table:formula="of:=[.A815]+1" office:value-type="float" office:value="816" calcext:value-type="float">
            <text:p>816</text:p>
          </table:table-cell>
          <table:table-cell office:value-type="string" calcext:value-type="string">
            <text:p>der Oktober</text:p>
          </table:table-cell>
          <table:table-cell office:value-type="string" calcext:value-type="string">
            <text:p>Im Oktober sind die Blätter bunt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In October, the leaves are colorful.</text:p>
          </table:table-cell>
          <table:table-cell table:number-columns-repeated="2"/>
        </table:table-row>
        <table:table-row table:style-name="ro1">
          <table:table-cell table:formula="of:=[.A816]+1" office:value-type="float" office:value="817" calcext:value-type="float">
            <text:p>817</text:p>
          </table:table-cell>
          <table:table-cell office:value-type="string" calcext:value-type="string">
            <text:p>der November</text:p>
          </table:table-cell>
          <table:table-cell office:value-type="string" calcext:value-type="string">
            <text:p>Der November kann regnerisch sein.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November can be rainy.</text:p>
          </table:table-cell>
          <table:table-cell table:number-columns-repeated="2"/>
        </table:table-row>
        <table:table-row table:style-name="ro1">
          <table:table-cell table:formula="of:=[.A817]+1" office:value-type="float" office:value="818" calcext:value-type="float">
            <text:p>818</text:p>
          </table:table-cell>
          <table:table-cell office:value-type="string" calcext:value-type="string">
            <text:p>der Dezember</text:p>
          </table:table-cell>
          <table:table-cell office:value-type="string" calcext:value-type="string">
            <text:p>Im Dezember feiern wir Weihnachten.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We celebrate Christmas in December.</text:p>
          </table:table-cell>
          <table:table-cell table:number-columns-repeated="2"/>
        </table:table-row>
        <table:table-row table:style-name="ro1">
          <table:table-cell table:formula="of:=[.A818]+1" office:value-type="float" office:value="819" calcext:value-type="float">
            <text:p>819</text:p>
          </table:table-cell>
          <table:table-cell office:value-type="string" calcext:value-type="string">
            <text:p>das Tier, -e</text:p>
          </table:table-cell>
          <table:table-cell office:value-type="string" calcext:value-type="string">
            <text:p>Die Kinder lieben Tiere, besonders Hunde und Katzen.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hildren love animals, especially dogs and cats.</text:p>
          </table:table-cell>
          <table:table-cell table:number-columns-repeated="2"/>
        </table:table-row>
        <table:table-row table:style-name="ro1">
          <table:table-cell table:formula="of:=[.A819]+1" office:value-type="float" office:value="820" calcext:value-type="float">
            <text:p>820</text:p>
          </table:table-cell>
          <table:table-cell office:value-type="string" calcext:value-type="string">
            <text:p>der Campingplatz, " -e</text:p>
          </table:table-cell>
          <table:table-cell office:value-type="string" calcext:value-type="string">
            <text:p>Wir werden auf einem Campingplatz in den Bergen zelten.</text:p>
          </table:table-cell>
          <table:table-cell office:value-type="string" calcext:value-type="string">
            <text:p>campsite</text:p>
          </table:table-cell>
          <table:table-cell office:value-type="string" calcext:value-type="string">
            <text:p>We will camp on a campsite in the mountains.</text:p>
          </table:table-cell>
          <table:table-cell table:number-columns-repeated="2"/>
        </table:table-row>
        <table:table-row table:style-name="ro1">
          <table:table-cell table:formula="of:=[.A820]+1" office:value-type="float" office:value="821" calcext:value-type="float">
            <text:p>821</text:p>
          </table:table-cell>
          <table:table-cell office:value-type="string" calcext:value-type="string">
            <text:p>die Stadtrundfahrt, -en</text:p>
          </table:table-cell>
          <table:table-cell office:value-type="string" calcext:value-type="string">
            <text:p>Die Stadtrundfahrt führte uns zu den wichtigsten Sehenswürdigkeiten.</text:p>
          </table:table-cell>
          <table:table-cell office:value-type="string" calcext:value-type="string">
            <text:p>city tour</text:p>
          </table:table-cell>
          <table:table-cell office:value-type="string" calcext:value-type="string">
            <text:p>The city tour took us to the major attractions.</text:p>
          </table:table-cell>
          <table:table-cell table:number-columns-repeated="2"/>
        </table:table-row>
        <table:table-row table:style-name="ro1">
          <table:table-cell table:formula="of:=[.A821]+1" office:value-type="float" office:value="822" calcext:value-type="float">
            <text:p>822</text:p>
          </table:table-cell>
          <table:table-cell office:value-type="string" calcext:value-type="string">
            <text:p>preiswert</text:p>
          </table:table-cell>
          <table:table-cell office:value-type="string" calcext:value-type="string">
            <text:p>Das Restaurant in der Nähe ist preiswert und hat gutes Essen.</text:p>
          </table:table-cell>
          <table:table-cell office:value-type="string" calcext:value-type="string">
            <text:p>affordable</text:p>
          </table:table-cell>
          <table:table-cell office:value-type="string" calcext:value-type="string">
            <text:p>The nearby restaurant is affordable and serves good food.</text:p>
          </table:table-cell>
          <table:table-cell table:number-columns-repeated="2"/>
        </table:table-row>
        <table:table-row table:style-name="ro1">
          <table:table-cell table:formula="of:=[.A822]+1" office:value-type="float" office:value="823" calcext:value-type="float">
            <text:p>823</text:p>
          </table:table-cell>
          <table:table-cell office:value-type="string" calcext:value-type="string">
            <text:p>das Hotel, -s</text:p>
          </table:table-cell>
          <table:table-cell office:value-type="string" calcext:value-type="string">
            <text:p>Wir haben ein komfortables Hotel für unseren Urlaub gebucht.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We have booked a comfortable hotel for our vacation.</text:p>
          </table:table-cell>
          <table:table-cell table:number-columns-repeated="2"/>
        </table:table-row>
        <table:table-row table:style-name="ro1">
          <table:table-cell table:formula="of:=[.A823]+1" office:value-type="float" office:value="824" calcext:value-type="float">
            <text:p>824</text:p>
          </table:table-cell>
          <table:table-cell office:value-type="string" calcext:value-type="string">
            <text:p>der Kinderwagen,-</text:p>
          </table:table-cell>
          <table:table-cell office:value-type="string" calcext:value-type="string">
            <text:p>Der Kinderwagen ist praktisch für Eltern mit Babys.</text:p>
          </table:table-cell>
          <table:table-cell office:value-type="string" calcext:value-type="string">
            <text:p>stroller</text:p>
          </table:table-cell>
          <table:table-cell office:value-type="string" calcext:value-type="string">
            <text:p>The stroller is convenient for parents with babies.</text:p>
          </table:table-cell>
          <table:table-cell table:number-columns-repeated="2"/>
        </table:table-row>
        <table:table-row table:style-name="ro1">
          <table:table-cell table:formula="of:=[.A824]+1" office:value-type="float" office:value="825" calcext:value-type="float">
            <text:p>825</text:p>
          </table:table-cell>
          <table:table-cell office:value-type="string" calcext:value-type="string">
            <text:p>die Mülltonne,-n</text:p>
          </table:table-cell>
          <table:table-cell office:value-type="string" calcext:value-type="string">
            <text:p>Bitte werfen Sie Ihren Müll in die Mülltonne.</text:p>
          </table:table-cell>
          <table:table-cell office:value-type="string" calcext:value-type="string">
            <text:p>garbage bin</text:p>
          </table:table-cell>
          <table:table-cell office:value-type="string" calcext:value-type="string">
            <text:p>Please dispose of your trash in the garbage bin.</text:p>
          </table:table-cell>
          <table:table-cell table:number-columns-repeated="2"/>
        </table:table-row>
        <table:table-row table:style-name="ro1">
          <table:table-cell table:formula="of:=[.A825]+1" office:value-type="float" office:value="826" calcext:value-type="float">
            <text:p>826</text:p>
          </table:table-cell>
          <table:table-cell office:value-type="string" calcext:value-type="string">
            <text:p>der Hof,-e</text:p>
          </table:table-cell>
          <table:table-cell office:value-type="string" calcext:value-type="string">
            <text:p>Die Kinder spielen im Hof des Wohnhauses.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The children play in the courtyard of the apartment building.</text:p>
          </table:table-cell>
          <table:table-cell table:number-columns-repeated="2"/>
        </table:table-row>
        <table:table-row table:style-name="ro1">
          <table:table-cell table:formula="of:=[.A826]+1" office:value-type="float" office:value="827" calcext:value-type="float">
            <text:p>827</text:p>
          </table:table-cell>
          <table:table-cell office:value-type="string" calcext:value-type="string">
            <text:p>die Klingel,-n</text:p>
          </table:table-cell>
          <table:table-cell office:value-type="string" calcext:value-type="string">
            <text:p>Drücken Sie die Klingel, wenn Sie klingeln möchten.</text:p>
          </table:table-cell>
          <table:table-cell office:value-type="string" calcext:value-type="string">
            <text:p>doorbell</text:p>
          </table:table-cell>
          <table:table-cell office:value-type="string" calcext:value-type="string">
            <text:p>Press the doorbell if you want to ring.</text:p>
          </table:table-cell>
          <table:table-cell table:number-columns-repeated="2"/>
        </table:table-row>
        <table:table-row table:style-name="ro1">
          <table:table-cell table:formula="of:=[.A827]+1" office:value-type="float" office:value="828" calcext:value-type="float">
            <text:p>828</text:p>
          </table:table-cell>
          <table:table-cell office:value-type="string" calcext:value-type="string">
            <text:p>die Treppe,-n</text:p>
          </table:table-cell>
          <table:table-cell office:value-type="string" calcext:value-type="string">
            <text:p>Die Treppe führt ins Obergeschoss.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The stairs lead to the upper floor.</text:p>
          </table:table-cell>
          <table:table-cell table:number-columns-repeated="2"/>
        </table:table-row>
        <table:table-row table:style-name="ro1">
          <table:table-cell table:formula="of:=[.A828]+1" office:value-type="float" office:value="829" calcext:value-type="float">
            <text:p>829</text:p>
          </table:table-cell>
          <table:table-cell office:value-type="string" calcext:value-type="string">
            <text:p>das Licht,Sg.</text:p>
          </table:table-cell>
          <table:table-cell office:value-type="string" calcext:value-type="string">
            <text:p>Bitte schalten Sie das Licht aus, wenn Sie den Raum verlassen.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ease turn off the light when you leave the room.</text:p>
          </table:table-cell>
          <table:table-cell table:number-columns-repeated="2"/>
        </table:table-row>
        <table:table-row table:style-name="ro1">
          <table:table-cell table:formula="of:=[.A829]+1" office:value-type="float" office:value="830" calcext:value-type="float">
            <text:p>830</text:p>
          </table:table-cell>
          <table:table-cell office:value-type="string" calcext:value-type="string">
            <text:p>der Aufzug,-e</text:p>
          </table:table-cell>
          <table:table-cell office:value-type="string" calcext:value-type="string">
            <text:p>Der Aufzug bringt uns in die oberen Stockwerke des Gebäudes.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The elevator takes us to the upper floors of the building.</text:p>
          </table:table-cell>
          <table:table-cell table:number-columns-repeated="2"/>
        </table:table-row>
        <table:table-row table:style-name="ro1">
          <table:table-cell table:formula="of:=[.A830]+1" office:value-type="float" office:value="831" calcext:value-type="float">
            <text:p>831</text:p>
          </table:table-cell>
          <table:table-cell office:value-type="string" calcext:value-type="string">
            <text:p>das Treppenhaus,-er</text:p>
          </table:table-cell>
          <table:table-cell office:value-type="string" calcext:value-type="string">
            <text:p>Das Treppenhaus ist gut beleuchtet.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taircase is well lit.</text:p>
          </table:table-cell>
          <table:table-cell table:number-columns-repeated="2"/>
        </table:table-row>
        <table:table-row table:style-name="ro1">
          <table:table-cell table:formula="of:=[.A831]+1" office:value-type="float" office:value="832" calcext:value-type="float">
            <text:p>832</text:p>
          </table:table-cell>
          <table:table-cell office:value-type="string" calcext:value-type="string">
            <text:p>der Nachbar,-n</text:p>
          </table:table-cell>
          <table:table-cell office:value-type="string" calcext:value-type="string">
            <text:p>Unsere Nachbarn sind freundlich und hilfsbereit.</text:p>
          </table:table-cell>
          <table:table-cell office:value-type="string" calcext:value-type="string">
            <text:p>neighbor (male)</text:p>
          </table:table-cell>
          <table:table-cell office:value-type="string" calcext:value-type="string">
            <text:p>Our neighbors are friendly and helpful.</text:p>
          </table:table-cell>
          <table:table-cell table:number-columns-repeated="2"/>
        </table:table-row>
        <table:table-row table:style-name="ro1">
          <table:table-cell table:formula="of:=[.A832]+1" office:value-type="float" office:value="833" calcext:value-type="float">
            <text:p>833</text:p>
          </table:table-cell>
          <table:table-cell office:value-type="string" calcext:value-type="string">
            <text:p>die Nachbarin,-nen</text:p>
          </table:table-cell>
          <table:table-cell office:value-type="string" calcext:value-type="string">
            <text:p>Die Nachbarin hat einen schönen Garten.</text:p>
          </table:table-cell>
          <table:table-cell office:value-type="string" calcext:value-type="string">
            <text:p>neighbor (female)</text:p>
          </table:table-cell>
          <table:table-cell office:value-type="string" calcext:value-type="string">
            <text:p>The neighbor (female) has a beautiful garden.</text:p>
          </table:table-cell>
          <table:table-cell table:number-columns-repeated="2"/>
        </table:table-row>
        <table:table-row table:style-name="ro1">
          <table:table-cell table:formula="of:=[.A833]+1" office:value-type="float" office:value="834" calcext:value-type="float">
            <text:p>834</text:p>
          </table:table-cell>
          <table:table-cell office:value-type="string" calcext:value-type="string">
            <text:p>stören</text:p>
          </table:table-cell>
          <table:table-cell office:value-type="string" calcext:value-type="string">
            <text:p>Es tut mir leid, wenn ich störe.</text:p>
          </table:table-cell>
          <table:table-cell office:value-type="string" calcext:value-type="string">
            <text:p>to disturb</text:p>
          </table:table-cell>
          <table:table-cell office:value-type="string" calcext:value-type="string">
            <text:p>Im sorry if I disturb.</text:p>
          </table:table-cell>
          <table:table-cell table:number-columns-repeated="2"/>
        </table:table-row>
        <table:table-row table:style-name="ro1">
          <table:table-cell table:formula="of:=[.A834]+1" office:value-type="float" office:value="835" calcext:value-type="float">
            <text:p>835</text:p>
          </table:table-cell>
          <table:table-cell office:value-type="string" calcext:value-type="string">
            <text:p>die Bitte,-n</text:p>
          </table:table-cell>
          <table:table-cell office:value-type="string" calcext:value-type="string">
            <text:p>Könnte ich eine kleine Bitte haben?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ay I make a small request?</text:p>
          </table:table-cell>
          <table:table-cell table:number-columns-repeated="2"/>
        </table:table-row>
        <table:table-row table:style-name="ro1">
          <table:table-cell table:formula="of:=[.A835]+1" office:value-type="float" office:value="836" calcext:value-type="float">
            <text:p>836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Gehen Sie die Straße geradeaus, dann links.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o straight down the street, then turn left.</text:p>
          </table:table-cell>
          <table:table-cell table:number-columns-repeated="2"/>
        </table:table-row>
        <table:table-row table:style-name="ro1">
          <table:table-cell table:formula="of:=[.A836]+1" office:value-type="float" office:value="837" calcext:value-type="float">
            <text:p>837</text:p>
          </table:table-cell>
          <table:table-cell office:value-type="string" calcext:value-type="string">
            <text:p>Gern geschehen!</text:p>
          </table:table-cell>
          <table:table-cell office:value-type="string" calcext:value-type="string">
            <text:p>Vielen Dank für deine Hilfe. - Gern geschehen!</text:p>
          </table:table-cell>
          <table:table-cell office:value-type="string" calcext:value-type="string">
            <text:p>Youre welcome!</text:p>
          </table:table-cell>
          <table:table-cell office:value-type="string" calcext:value-type="string">
            <text:p>Thank you for your help. - Youre welcome!</text:p>
          </table:table-cell>
          <table:table-cell table:number-columns-repeated="2"/>
        </table:table-row>
        <table:table-row table:style-name="ro1">
          <table:table-cell table:formula="of:=[.A837]+1" office:value-type="float" office:value="838" calcext:value-type="float">
            <text:p>838</text:p>
          </table:table-cell>
          <table:table-cell office:value-type="string" calcext:value-type="string">
            <text:p>das Paket,-e</text:p>
          </table:table-cell>
          <table:table-cell office:value-type="string" calcext:value-type="string">
            <text:p>Das Paket wird morgen geliefert.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he package will be delivered tomorrow.</text:p>
          </table:table-cell>
          <table:table-cell table:number-columns-repeated="2"/>
        </table:table-row>
        <table:table-row table:style-name="ro1">
          <table:table-cell table:formula="of:=[.A838]+1" office:value-type="float" office:value="839" calcext:value-type="float">
            <text:p>839</text:p>
          </table:table-cell>
          <table:table-cell office:value-type="string" calcext:value-type="string">
            <text:p>ein Paket abgeben</text:p>
          </table:table-cell>
          <table:table-cell office:value-type="string" calcext:value-type="string">
            <text:p>Ich muss heute ein Paket bei der Post abgeben.</text:p>
          </table:table-cell>
          <table:table-cell office:value-type="string" calcext:value-type="string">
            <text:p>to drop off a package</text:p>
          </table:table-cell>
          <table:table-cell office:value-type="string" calcext:value-type="string">
            <text:p>I need to drop off a package at the post office today.</text:p>
          </table:table-cell>
          <table:table-cell table:number-columns-repeated="2"/>
        </table:table-row>
        <table:table-row table:style-name="ro1">
          <table:table-cell table:formula="of:=[.A839]+1" office:value-type="float" office:value="840" calcext:value-type="float">
            <text:p>840</text:p>
          </table:table-cell>
          <table:table-cell office:value-type="string" calcext:value-type="string">
            <text:p>das Päckchen,-</text:p>
          </table:table-cell>
          <table:table-cell office:value-type="string" calcext:value-type="string">
            <text:p>Das Päckchen enthält ein Geschenk für dich.</text:p>
          </table:table-cell>
          <table:table-cell office:value-type="string" calcext:value-type="string">
            <text:p>small package</text:p>
          </table:table-cell>
          <table:table-cell office:value-type="string" calcext:value-type="string">
            <text:p>The small package contains a gift for you.</text:p>
          </table:table-cell>
          <table:table-cell table:number-columns-repeated="2"/>
        </table:table-row>
        <table:table-row table:style-name="ro1">
          <table:table-cell table:formula="of:=[.A840]+1" office:value-type="float" office:value="841" calcext:value-type="float">
            <text:p>841</text:p>
          </table:table-cell>
          <table:table-cell office:value-type="string" calcext:value-type="string">
            <text:p>das Salz,Sg.</text:p>
          </table:table-cell>
          <table:table-cell office:value-type="string" calcext:value-type="string">
            <text:p>Kannst du bitte das Salz passieren?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an you please pass the salt?</text:p>
          </table:table-cell>
          <table:table-cell table:number-columns-repeated="2"/>
        </table:table-row>
        <table:table-row table:style-name="ro1">
          <table:table-cell table:formula="of:=[.A841]+1" office:value-type="float" office:value="842" calcext:value-type="float">
            <text:p>842</text:p>
          </table:table-cell>
          <table:table-cell office:value-type="string" calcext:value-type="string">
            <text:p>die Tasse,-n</text:p>
          </table:table-cell>
          <table:table-cell office:value-type="string" calcext:value-type="string">
            <text:p>Ich trinke meinen Kaffee aus dieser Tasse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 drink my coffee from this cup.</text:p>
          </table:table-cell>
          <table:table-cell table:number-columns-repeated="2"/>
        </table:table-row>
        <table:table-row table:style-name="ro1">
          <table:table-cell table:formula="of:=[.A842]+1" office:value-type="float" office:value="843" calcext:value-type="float">
            <text:p>843</text:p>
          </table:table-cell>
          <table:table-cell office:value-type="string" calcext:value-type="string">
            <text:p>Blumen gießen</text:p>
          </table:table-cell>
          <table:table-cell office:value-type="string" calcext:value-type="string">
            <text:p>Vergiss nicht, die Blumen im Garten zu gießen.</text:p>
          </table:table-cell>
          <table:table-cell office:value-type="string" calcext:value-type="string">
            <text:p>to water flowers</text:p>
          </table:table-cell>
          <table:table-cell office:value-type="string" calcext:value-type="string">
            <text:p>Dont forget to water the flowers in the garden.</text:p>
          </table:table-cell>
          <table:table-cell table:number-columns-repeated="2"/>
        </table:table-row>
        <table:table-row table:style-name="ro1">
          <table:table-cell table:formula="of:=[.A843]+1" office:value-type="float" office:value="844" calcext:value-type="float">
            <text:p>844</text:p>
          </table:table-cell>
          <table:table-cell office:value-type="string" calcext:value-type="string">
            <text:p>das Hoffest,-e</text:p>
          </table:table-cell>
          <table:table-cell office:value-type="string" calcext:value-type="string">
            <text:p>Das Hoffest findet am Samstag statt.</text:p>
          </table:table-cell>
          <table:table-cell office:value-type="string" calcext:value-type="string">
            <text:p>courtyard party</text:p>
          </table:table-cell>
          <table:table-cell office:value-type="string" calcext:value-type="string">
            <text:p>The courtyard party is on Saturday.</text:p>
          </table:table-cell>
          <table:table-cell table:number-columns-repeated="2"/>
        </table:table-row>
        <table:table-row table:style-name="ro1">
          <table:table-cell table:formula="of:=[.A844]+1" office:value-type="float" office:value="845" calcext:value-type="float">
            <text:p>845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Wir feiern heute Abend meinen Geburtstag.</text:p>
          </table:table-cell>
          <table:table-cell office:value-type="string" calcext:value-type="string">
            <text:p>to celebrate</text:p>
          </table:table-cell>
          <table:table-cell office:value-type="string" calcext:value-type="string">
            <text:p>Were celebrating my birthday tonight.</text:p>
          </table:table-cell>
          <table:table-cell table:number-columns-repeated="2"/>
        </table:table-row>
        <table:table-row table:style-name="ro1">
          <table:table-cell table:formula="of:=[.A845]+1" office:value-type="float" office:value="846" calcext:value-type="float">
            <text:p>846</text:p>
          </table:table-cell>
          <table:table-cell office:value-type="string" calcext:value-type="string">
            <text:p>der Grill,-s</text:p>
          </table:table-cell>
          <table:table-cell office:value-type="string" calcext:value-type="string">
            <text:p>Wir machen heute Abend einen Grillabend im Garten.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Were having a barbecue in the garden tonight.</text:p>
          </table:table-cell>
          <table:table-cell table:number-columns-repeated="2"/>
        </table:table-row>
        <table:table-row table:style-name="ro1">
          <table:table-cell table:formula="of:=[.A846]+1" office:value-type="float" office:value="847" calcext:value-type="float">
            <text:p>847</text:p>
          </table:table-cell>
          <table:table-cell office:value-type="string" calcext:value-type="string">
            <text:p>das Essen,Sg.</text:p>
          </table:table-cell>
          <table:table-cell office:value-type="string" calcext:value-type="string">
            <text:p>Das Essen in diesem Restaurant ist ausgezeichnet.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e food in this restaurant is excellent.</text:p>
          </table:table-cell>
          <table:table-cell table:number-columns-repeated="2"/>
        </table:table-row>
        <table:table-row table:style-name="ro1">
          <table:table-cell table:formula="of:=[.A847]+1" office:value-type="float" office:value="848" calcext:value-type="float">
            <text:p>848</text:p>
          </table:table-cell>
          <table:table-cell office:value-type="string" calcext:value-type="string">
            <text:p>schmecken</text:p>
          </table:table-cell>
          <table:table-cell office:value-type="string" calcext:value-type="string">
            <text:p>Wie schmeckt das Essen? - Es schmeckt köstlich!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How does the food taste? - It tastes delicious!</text:p>
          </table:table-cell>
          <table:table-cell table:number-columns-repeated="2"/>
        </table:table-row>
        <table:table-row table:style-name="ro1">
          <table:table-cell table:formula="of:=[.A848]+1" office:value-type="float" office:value="849" calcext:value-type="float">
            <text:p>849</text:p>
          </table:table-cell>
          <table:table-cell office:value-type="string" calcext:value-type="string">
            <text:p>Glück haben</text:p>
          </table:table-cell>
          <table:table-cell office:value-type="string" calcext:value-type="string">
            <text:p>Wir hatten Glück und haben die Lotterie gewonnen.</text:p>
          </table:table-cell>
          <table:table-cell office:value-type="string" calcext:value-type="string">
            <text:p>to be lucky</text:p>
          </table:table-cell>
          <table:table-cell office:value-type="string" calcext:value-type="string">
            <text:p>We were lucky and won the lottery.</text:p>
          </table:table-cell>
          <table:table-cell table:number-columns-repeated="2"/>
        </table:table-row>
        <table:table-row table:style-name="ro1">
          <table:table-cell table:formula="of:=[.A849]+1" office:value-type="float" office:value="850" calcext:value-type="float">
            <text:p>850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Das Konzert gestern Abend war wunderbar.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The concert last night was wonderful.</text:p>
          </table:table-cell>
          <table:table-cell table:number-columns-repeated="2"/>
        </table:table-row>
        <table:table-row table:style-name="ro1">
          <table:table-cell table:formula="of:=[.A850]+1" office:value-type="float" office:value="851" calcext:value-type="float">
            <text:p>851</text:p>
          </table:table-cell>
          <table:table-cell office:value-type="string" calcext:value-type="string">
            <text:p>funktionieren</text:p>
          </table:table-cell>
          <table:table-cell office:value-type="string" calcext:value-type="string">
            <text:p>Das Radio funktioniert nicht mehr. Es muss repariert werden.</text:p>
          </table:table-cell>
          <table:table-cell office:value-type="string" calcext:value-type="string">
            <text:p>to function</text:p>
          </table:table-cell>
          <table:table-cell office:value-type="string" calcext:value-type="string">
            <text:p>The radio doesnt work anymore. It needs to be repaired.</text:p>
          </table:table-cell>
          <table:table-cell table:number-columns-repeated="2"/>
        </table:table-row>
        <table:table-row table:style-name="ro1">
          <table:table-cell table:formula="of:=[.A851]+1" office:value-type="float" office:value="852" calcext:value-type="float">
            <text:p>852</text:p>
          </table:table-cell>
          <table:table-cell office:value-type="string" calcext:value-type="string">
            <text:p>Das Licht geht nicht.</text:p>
          </table:table-cell>
          <table:table-cell office:value-type="string" calcext:value-type="string">
            <text:p>Das Licht geht nicht in meinem Zimmer.</text:p>
          </table:table-cell>
          <table:table-cell office:value-type="string" calcext:value-type="string">
            <text:p>The light is not working.</text:p>
          </table:table-cell>
          <table:table-cell table:number-columns-repeated="3"/>
        </table:table-row>
        <table:table-row table:style-name="ro1">
          <table:table-cell table:formula="of:=[.A852]+1" office:value-type="float" office:value="853" calcext:value-type="float">
            <text:p>853</text:p>
          </table:table-cell>
          <table:table-cell office:value-type="string" calcext:value-type="string">
            <text:p>die Heizung,-en</text:p>
          </table:table-cell>
          <table:table-cell office:value-type="string" calcext:value-type="string">
            <text:p>Die Heizung ist im Winter sehr wichtig.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Heating is very important in winter.</text:p>
          </table:table-cell>
          <table:table-cell table:number-columns-repeated="2"/>
        </table:table-row>
        <table:table-row table:style-name="ro1">
          <table:table-cell table:formula="of:=[.A853]+1" office:value-type="float" office:value="854" calcext:value-type="float">
            <text:p>854</text:p>
          </table:table-cell>
          <table:table-cell office:value-type="string" calcext:value-type="string">
            <text:p>der Müll,Sg.</text:p>
          </table:table-cell>
          <table:table-cell office:value-type="string" calcext:value-type="string">
            <text:p>Bitte trennen Sie Ihren Müll.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Please separate your garbage.</text:p>
          </table:table-cell>
          <table:table-cell table:number-columns-repeated="2"/>
        </table:table-row>
        <table:table-row table:style-name="ro1">
          <table:table-cell table:formula="of:=[.A854]+1" office:value-type="float" office:value="855" calcext:value-type="float">
            <text:p>855</text:p>
          </table:table-cell>
          <table:table-cell office:value-type="string" calcext:value-type="string">
            <text:p>die Tonne,-n</text:p>
          </table:table-cell>
          <table:table-cell office:value-type="string" calcext:value-type="string">
            <text:p>Wir stellen die Mülltonnen am Straßenrand.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We place the bins by the roadside.</text:p>
          </table:table-cell>
          <table:table-cell table:number-columns-repeated="2"/>
        </table:table-row>
        <table:table-row table:style-name="ro1">
          <table:table-cell table:formula="of:=[.A855]+1" office:value-type="float" office:value="856" calcext:value-type="float">
            <text:p>856</text:p>
          </table:table-cell>
          <table:table-cell office:value-type="string" calcext:value-type="string">
            <text:p>die Müllabfuhr,Sg.</text:p>
          </table:table-cell>
          <table:table-cell office:value-type="string" calcext:value-type="string">
            <text:p>Die Müllabfuhr kommt jeden Dienstag.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Garbage collection is on every Tuesday.</text:p>
          </table:table-cell>
          <table:table-cell table:number-columns-repeated="2"/>
        </table:table-row>
        <table:table-row table:style-name="ro1">
          <table:table-cell table:formula="of:=[.A856]+1" office:value-type="float" office:value="857" calcext:value-type="float">
            <text:p>857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Kannst du die Teller auf den Tisch stellen?</text:p>
          </table:table-cell>
          <table:table-cell office:value-type="string" calcext:value-type="string">
            <text:p>to place</text:p>
          </table:table-cell>
          <table:table-cell office:value-type="string" calcext:value-type="string">
            <text:p>Can you place the plates on the table?</text:p>
          </table:table-cell>
          <table:table-cell table:number-columns-repeated="2"/>
        </table:table-row>
        <table:table-row table:style-name="ro1">
          <table:table-cell table:formula="of:=[.A857]+1" office:value-type="float" office:value="858" calcext:value-type="float">
            <text:p>858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Die schmutzigen Schuhe bitte vor der Tür ausziehen.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lease take off your dirty shoes at the door.</text:p>
          </table:table-cell>
          <table:table-cell table:number-columns-repeated="2"/>
        </table:table-row>
        <table:table-row table:style-name="ro1">
          <table:table-cell table:formula="of:=[.A858]+1" office:value-type="float" office:value="859" calcext:value-type="float">
            <text:p>859</text:p>
          </table:table-cell>
          <table:table-cell office:value-type="string" calcext:value-type="string">
            <text:p>riechen</text:p>
          </table:table-cell>
          <table:table-cell office:value-type="string" calcext:value-type="string">
            <text:p>Hier riecht es nach frischem Brot.</text:p>
          </table:table-cell>
          <table:table-cell office:value-type="string" calcext:value-type="string">
            <text:p>to smell</text:p>
          </table:table-cell>
          <table:table-cell office:value-type="string" calcext:value-type="string">
            <text:p>It smells like fresh bread in here.</text:p>
          </table:table-cell>
          <table:table-cell table:number-columns-repeated="2"/>
        </table:table-row>
        <table:table-row table:style-name="ro1">
          <table:table-cell table:formula="of:=[.A859]+1" office:value-type="float" office:value="860" calcext:value-type="float">
            <text:p>860</text:p>
          </table:table-cell>
          <table:table-cell office:value-type="string" calcext:value-type="string">
            <text:p>ärgerlich</text:p>
          </table:table-cell>
          <table:table-cell office:value-type="string" calcext:value-type="string">
            <text:p>Es ist ärgerlich, wenn der Computer abstürzt.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Its annoying when the computer crashes.</text:p>
          </table:table-cell>
          <table:table-cell table:number-columns-repeated="2"/>
        </table:table-row>
        <table:table-row table:style-name="ro1">
          <table:table-cell table:formula="of:=[.A860]+1" office:value-type="float" office:value="861" calcext:value-type="float">
            <text:p>861</text:p>
          </table:table-cell>
          <table:table-cell office:value-type="string" calcext:value-type="string">
            <text:p>bestellen</text:p>
          </table:table-cell>
          <table:table-cell office:value-type="string" calcext:value-type="string">
            <text:p>Ich möchte eine Pizza bestellen, bitte.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I would like to order a pizza, please.</text:p>
          </table:table-cell>
          <table:table-cell table:number-columns-repeated="2"/>
        </table:table-row>
        <table:table-row table:style-name="ro1">
          <table:table-cell table:formula="of:=[.A861]+1" office:value-type="float" office:value="862" calcext:value-type="float">
            <text:p>862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Das ist eine gefährliche Kurve auf der Straße.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Thats a dangerous curve on the road.</text:p>
          </table:table-cell>
          <table:table-cell table:number-columns-repeated="2"/>
        </table:table-row>
        <table:table-row table:style-name="ro1">
          <table:table-cell table:formula="of:=[.A862]+1" office:value-type="float" office:value="863" calcext:value-type="float">
            <text:p>863</text:p>
          </table:table-cell>
          <table:table-cell office:value-type="string" calcext:value-type="string">
            <text:p>der Keller,-</text:p>
          </table:table-cell>
          <table:table-cell office:value-type="string" calcext:value-type="string">
            <text:p>Im Keller lagern wir unsere Vorräte.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We store our supplies in the basement.</text:p>
          </table:table-cell>
          <table:table-cell table:number-columns-repeated="2"/>
        </table:table-row>
        <table:table-row table:style-name="ro1">
          <table:table-cell table:formula="of:=[.A863]+1" office:value-type="float" office:value="864" calcext:value-type="float">
            <text:p>864</text:p>
          </table:table-cell>
          <table:table-cell office:value-type="string" calcext:value-type="string">
            <text:p>Fahrräder abstellen</text:p>
          </table:table-cell>
          <table:table-cell office:value-type="string" calcext:value-type="string">
            <text:p>Wir können die Fahrräder vor dem Haus abstellen.</text:p>
          </table:table-cell>
          <table:table-cell office:value-type="string" calcext:value-type="string">
            <text:p>to park bicycles</text:p>
          </table:table-cell>
          <table:table-cell office:value-type="string" calcext:value-type="string">
            <text:p>We can park the bicycles in front of the house.</text:p>
          </table:table-cell>
          <table:table-cell table:number-columns-repeated="2"/>
        </table:table-row>
        <table:table-row table:style-name="ro1">
          <table:table-cell table:formula="of:=[.A864]+1" office:value-type="float" office:value="865" calcext:value-type="float">
            <text:p>865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Ich gehe nicht zur Arbeit, denn ich bin krank.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m not going to work because Im sick.</text:p>
          </table:table-cell>
          <table:table-cell table:number-columns-repeated="2"/>
        </table:table-row>
        <table:table-row table:style-name="ro1">
          <table:table-cell table:formula="of:=[.A865]+1" office:value-type="float" office:value="866" calcext:value-type="float">
            <text:p>866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Ich wollte ins Kino gehen, aber es regnet.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I wanted to go to the cinema, but its raining.</text:p>
          </table:table-cell>
          <table:table-cell table:number-columns-repeated="2"/>
        </table:table-row>
        <table:table-row table:style-name="ro1">
          <table:table-cell table:formula="of:=[.A866]+1" office:value-type="float" office:value="867" calcext:value-type="float">
            <text:p>867</text:p>
          </table:table-cell>
          <table:table-cell office:value-type="string" calcext:value-type="string">
            <text:p>der Absender,-</text:p>
          </table:table-cell>
          <table:table-cell office:value-type="string" calcext:value-type="string">
            <text:p>Der Absender des Pakets ist meine Tante.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he sender of the package is my aunt.</text:p>
          </table:table-cell>
          <table:table-cell table:number-columns-repeated="2"/>
        </table:table-row>
        <table:table-row table:style-name="ro1">
          <table:table-cell table:formula="of:=[.A867]+1" office:value-type="float" office:value="868" calcext:value-type="float">
            <text:p>868</text:p>
          </table:table-cell>
          <table:table-cell office:value-type="string" calcext:value-type="string">
            <text:p>der/die Empfänger/in,-/-nen</text:p>
          </table:table-cell>
          <table:table-cell office:value-type="string" calcext:value-type="string">
            <text:p>Der Empfänger des Briefs ist mein Nachbar.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The recipient of the letter is my neighbor.</text:p>
          </table:table-cell>
          <table:table-cell table:number-columns-repeated="2"/>
        </table:table-row>
        <table:table-row table:style-name="ro1">
          <table:table-cell table:formula="of:=[.A868]+1" office:value-type="float" office:value="869" calcext:value-type="float">
            <text:p>869</text:p>
          </table:table-cell>
          <table:table-cell office:value-type="string" calcext:value-type="string">
            <text:p>der Gruß,-e</text:p>
          </table:table-cell>
          <table:table-cell office:value-type="string" calcext:value-type="string">
            <text:p>Bitte sende deinen Gruß an deine Eltern.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Please send your greeting to your parents.</text:p>
          </table:table-cell>
          <table:table-cell table:number-columns-repeated="2"/>
        </table:table-row>
        <table:table-row table:style-name="ro1">
          <table:table-cell table:formula="of:=[.A869]+1" office:value-type="float" office:value="870" calcext:value-type="float">
            <text:p>870</text:p>
          </table:table-cell>
          <table:table-cell office:value-type="string" calcext:value-type="string">
            <text:p>die Unterschrift,-en</text:p>
          </table:table-cell>
          <table:table-cell office:value-type="string" calcext:value-type="string">
            <text:p>Die Unterschrift auf dem Vertrag ist erforderlich.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he signature on the contract is required.</text:p>
          </table:table-cell>
          <table:table-cell table:number-columns-repeated="2"/>
        </table:table-row>
        <table:table-row table:style-name="ro1">
          <table:table-cell table:formula="of:=[.A870]+1" office:value-type="float" office:value="871" calcext:value-type="float">
            <text:p>871</text:p>
          </table:table-cell>
          <table:table-cell office:value-type="string" calcext:value-type="string">
            <text:p>die Anrede, -n</text:p>
          </table:table-cell>
          <table:table-cell office:value-type="string" calcext:value-type="string">
            <text:p>Die höfliche Anrede in einem Brief ist wichtig.</text:p>
          </table:table-cell>
          <table:table-cell office:value-type="string" calcext:value-type="string">
            <text:p>salutation</text:p>
          </table:table-cell>
          <table:table-cell office:value-type="string" calcext:value-type="string">
            <text:p>Polite salutation in a letter is important.</text:p>
          </table:table-cell>
          <table:table-cell table:number-columns-repeated="2"/>
        </table:table-row>
        <table:table-row table:style-name="ro1">
          <table:table-cell table:formula="of:=[.A871]+1" office:value-type="float" office:value="872" calcext:value-type="float">
            <text:p>872</text:p>
          </table:table-cell>
          <table:table-cell office:value-type="string" calcext:value-type="string">
            <text:p>der Spielplatz, “-e</text:p>
          </table:table-cell>
          <table:table-cell office:value-type="string" calcext:value-type="string">
            <text:p>Die Kinder spielen gerne auf dem Spielplatz.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Children enjoy playing on the playground.</text:p>
          </table:table-cell>
          <table:table-cell table:number-columns-repeated="2"/>
        </table:table-row>
        <table:table-row table:style-name="ro1">
          <table:table-cell table:formula="of:=[.A872]+1" office:value-type="float" office:value="873" calcext:value-type="float">
            <text:p>873</text:p>
          </table:table-cell>
          <table:table-cell office:value-type="string" calcext:value-type="string">
            <text:p>der Sandkasten</text:p>
          </table:table-cell>
          <table:table-cell office:value-type="string" calcext:value-type="string">
            <text:p>Der Sandkasten ist ein beliebter Ort für Kinder.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The sandbox is a popular place for children.</text:p>
          </table:table-cell>
          <table:table-cell table:number-columns-repeated="2"/>
        </table:table-row>
        <table:table-row table:style-name="ro1">
          <table:table-cell table:formula="of:=[.A873]+1" office:value-type="float" office:value="874" calcext:value-type="float">
            <text:p>874</text:p>
          </table:table-cell>
          <table:table-cell office:value-type="string" calcext:value-type="string">
            <text:p>der Junge, -n</text:p>
          </table:table-cell>
          <table:table-cell office:value-type="string" calcext:value-type="string">
            <text:p>Der Junge spielt Fußball im Park.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he boy is playing soccer in the park.</text:p>
          </table:table-cell>
          <table:table-cell table:number-columns-repeated="2"/>
        </table:table-row>
        <table:table-row table:style-name="ro1">
          <table:table-cell table:formula="of:=[.A874]+1" office:value-type="float" office:value="875" calcext:value-type="float">
            <text:p>875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Das Mädchen malt ein Bild mit bunten Farben.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he girl is painting a picture with colorful paints.</text:p>
          </table:table-cell>
          <table:table-cell table:number-columns-repeated="2"/>
        </table:table-row>
        <table:table-row table:style-name="ro1">
          <table:table-cell table:formula="of:=[.A875]+1" office:value-type="float" office:value="876" calcext:value-type="float">
            <text:p>876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Kinder sind oft neugierig und stellen viele Fragen.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Children are often curious and ask many questions.</text:p>
          </table:table-cell>
          <table:table-cell table:number-columns-repeated="2"/>
        </table:table-row>
        <table:table-row table:style-name="ro1">
          <table:table-cell table:formula="of:=[.A876]+1" office:value-type="float" office:value="877" calcext:value-type="float">
            <text:p>877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Die Kinder sollten nicht ständig miteinander streiten.</text:p>
          </table:table-cell>
          <table:table-cell office:value-type="string" calcext:value-type="string">
            <text:p>to argue</text:p>
          </table:table-cell>
          <table:table-cell office:value-type="string" calcext:value-type="string">
            <text:p>Children should not constantly argue with each other.</text:p>
          </table:table-cell>
          <table:table-cell table:number-columns-repeated="2"/>
        </table:table-row>
        <table:table-row table:style-name="ro1">
          <table:table-cell table:formula="of:=[.A877]+1" office:value-type="float" office:value="878" calcext:value-type="float">
            <text:p>878</text:p>
          </table:table-cell>
          <table:table-cell office:value-type="string" calcext:value-type="string">
            <text:p>Kinder betreuen</text:p>
          </table:table-cell>
          <table:table-cell office:value-type="string" calcext:value-type="string">
            <text:p>Meine Schwester betreut Kinder in einem Kindergarten.</text:p>
          </table:table-cell>
          <table:table-cell office:value-type="string" calcext:value-type="string">
            <text:p>to take care of children</text:p>
          </table:table-cell>
          <table:table-cell office:value-type="string" calcext:value-type="string">
            <text:p>My sister takes care of children in a kindergarten.</text:p>
          </table:table-cell>
          <table:table-cell table:number-columns-repeated="2"/>
        </table:table-row>
        <table:table-row table:style-name="ro1">
          <table:table-cell table:formula="of:=[.A878]+1" office:value-type="float" office:value="879" calcext:value-type="float">
            <text:p>879</text:p>
          </table:table-cell>
          <table:table-cell office:value-type="string" calcext:value-type="string">
            <text:p>der Kindergartenplatz, “-e</text:p>
          </table:table-cell>
          <table:table-cell office:value-type="string" calcext:value-type="string">
            <text:p>Die Nachfrage nach Kindergartenplätzen ist hoch.</text:p>
          </table:table-cell>
          <table:table-cell office:value-type="string" calcext:value-type="string">
            <text:p>kindergarten spot</text:p>
          </table:table-cell>
          <table:table-cell office:value-type="string" calcext:value-type="string">
            <text:p>The demand for kindergarten spots is high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1:35:13.2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4T11:58:10.813000000</dc:date>
    <meta:editing-duration>PT51M10S</meta:editing-duration>
    <meta:editing-cycles>10</meta:editing-cycles>
    <meta:generator>LibreOffice/7.3.2.2$Windows_X86_64 LibreOffice_project/49f2b1bff42cfccbd8f788c8dc32c1c309559be0</meta:generator>
    <meta:document-statistic meta:table-count="1" meta:cell-count="4360" meta:object-count="0"/>
  </office:meta>
</office:document-meta>
</file>